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"/>
  <manifest:file-entry manifest:full-path="ObjectReplacements/Object 1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042" officeooo:paragraph-rsid="00048042"/>
    </style:style>
    <style:style style:name="P2" style:family="paragraph" style:parent-style-name="Standard">
      <style:text-properties officeooo:rsid="00061e73" officeooo:paragraph-rsid="00048042"/>
    </style:style>
    <style:style style:name="P3" style:family="paragraph" style:parent-style-name="Standard">
      <style:text-properties officeooo:rsid="00061e73" officeooo:paragraph-rsid="00061e73"/>
    </style:style>
    <style:style style:name="P4" style:family="paragraph" style:parent-style-name="Standard">
      <style:paragraph-properties fo:text-align="end" style:justify-single-word="false"/>
      <style:text-properties officeooo:rsid="00061e73" officeooo:paragraph-rsid="00061e73"/>
    </style:style>
    <style:style style:name="P5" style:family="paragraph" style:parent-style-name="Standard">
      <style:text-properties officeooo:paragraph-rsid="0006b51d"/>
    </style:style>
    <style:style style:name="P6" style:family="paragraph" style:parent-style-name="Standard">
      <style:text-properties officeooo:paragraph-rsid="0006f5a6"/>
    </style:style>
    <style:style style:name="P7" style:family="paragraph" style:parent-style-name="Standard">
      <style:text-properties officeooo:rsid="000d7519" officeooo:paragraph-rsid="000d7519"/>
    </style:style>
    <style:style style:name="P8" style:family="paragraph" style:parent-style-name="Standard">
      <style:paragraph-properties fo:text-align="center" style:justify-single-word="false"/>
      <style:text-properties officeooo:rsid="000d7519" officeooo:paragraph-rsid="000d7519"/>
    </style:style>
    <style:style style:name="P9" style:family="paragraph" style:parent-style-name="Standard">
      <style:text-properties officeooo:rsid="00129587" officeooo:paragraph-rsid="00129587"/>
    </style:style>
    <style:style style:name="P10" style:family="paragraph" style:parent-style-name="Standard">
      <style:text-properties fo:font-weight="bold" officeooo:rsid="00129587" officeooo:paragraph-rsid="00129587" style:font-weight-asian="bold" style:font-weight-complex="bold"/>
    </style:style>
    <style:style style:name="P11" style:family="paragraph" style:parent-style-name="Standard">
      <style:text-properties fo:font-weight="bold" officeooo:rsid="00129587" officeooo:paragraph-rsid="001e5fe3" style:font-weight-asian="bold" style:font-weight-complex="bold"/>
    </style:style>
    <style:style style:name="P12" style:family="paragraph" style:parent-style-name="Standard">
      <style:text-properties fo:font-weight="bold" officeooo:rsid="00316455" officeooo:paragraph-rsid="00316455" style:font-weight-asian="bold" style:font-weight-complex="bold"/>
    </style:style>
    <style:style style:name="P13" style:family="paragraph" style:parent-style-name="Standard">
      <style:text-properties fo:font-weight="bold" officeooo:rsid="016d49ab" officeooo:paragraph-rsid="01707de9" style:font-weight-asian="bold" style:font-weight-complex="bold"/>
    </style:style>
    <style:style style:name="P14" style:family="paragraph" style:parent-style-name="Standard">
      <style:text-properties fo:font-weight="bold" officeooo:rsid="01720566" officeooo:paragraph-rsid="01720566" style:font-weight-asian="bold" style:font-weight-complex="bold"/>
    </style:style>
    <style:style style:name="P15" style:family="paragraph" style:parent-style-name="Standard">
      <style:text-properties fo:font-weight="bold" officeooo:rsid="0256a44a" officeooo:paragraph-rsid="0256a44a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officeooo:rsid="0018eaf6" officeooo:paragraph-rsid="002044a0"/>
    </style:style>
    <style:style style:name="P17" style:family="paragraph" style:parent-style-name="Standard">
      <style:text-properties officeooo:paragraph-rsid="00316455"/>
    </style:style>
    <style:style style:name="P18" style:family="paragraph" style:parent-style-name="Standard">
      <style:text-properties fo:font-weight="normal" officeooo:rsid="01454df0" officeooo:paragraph-rsid="01454df0" style:font-weight-asian="normal" style:font-weight-complex="normal"/>
    </style:style>
    <style:style style:name="P19" style:family="paragraph" style:parent-style-name="Standard">
      <style:text-properties fo:font-style="normal" officeooo:rsid="005a3921" officeooo:paragraph-rsid="01707de9" style:font-style-asian="normal" style:font-style-complex="normal"/>
    </style:style>
    <style:style style:name="P20" style:family="paragraph" style:parent-style-name="Standard">
      <style:text-properties fo:font-style="normal" officeooo:rsid="0051b618" officeooo:paragraph-rsid="01fef9d3" style:font-style-asian="normal" style:font-style-complex="normal"/>
    </style:style>
    <style:style style:name="P21" style:family="paragraph" style:parent-style-name="Standard">
      <style:text-properties fo:font-style="normal" officeooo:rsid="0051b618" officeooo:paragraph-rsid="020145de" style:font-style-asian="normal" style:font-style-complex="normal"/>
    </style:style>
    <style:style style:name="P22" style:family="paragraph" style:parent-style-name="Standard">
      <style:text-properties fo:font-style="normal" officeooo:rsid="01826711" officeooo:paragraph-rsid="0187b0f8" style:font-style-asian="normal" style:font-style-complex="normal"/>
    </style:style>
    <style:style style:name="P23" style:family="paragraph" style:parent-style-name="Standard">
      <style:text-properties fo:font-style="normal" officeooo:rsid="00881dac" officeooo:paragraph-rsid="01707de9" style:font-style-asian="normal" style:font-style-complex="normal"/>
    </style:style>
    <style:style style:name="P24" style:family="paragraph" style:parent-style-name="Standard">
      <style:paragraph-properties fo:text-align="center" style:justify-single-word="false"/>
      <style:text-properties fo:font-style="normal" officeooo:rsid="018a2df0" officeooo:paragraph-rsid="018a2df0" style:font-style-asian="normal" style:font-style-complex="normal"/>
    </style:style>
    <style:style style:name="P25" style:family="paragraph" style:parent-style-name="Standard">
      <style:text-properties fo:font-style="normal" officeooo:rsid="0188f332" officeooo:paragraph-rsid="018b57b6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fo:font-style="normal" officeooo:rsid="018f4e42" officeooo:paragraph-rsid="018f4e42" style:font-style-asian="normal" style:font-style-complex="normal"/>
    </style:style>
    <style:style style:name="P27" style:family="paragraph" style:parent-style-name="Standard">
      <style:text-properties fo:font-style="normal" officeooo:rsid="019411bf" officeooo:paragraph-rsid="0191cb59" style:font-style-asian="normal" style:font-style-complex="normal"/>
    </style:style>
    <style:style style:name="P28" style:family="paragraph" style:parent-style-name="Standard">
      <style:text-properties fo:font-style="normal" officeooo:rsid="006bed59" officeooo:paragraph-rsid="01707de9" style:font-style-asian="normal" style:font-style-complex="normal"/>
    </style:style>
    <style:style style:name="P29" style:family="paragraph" style:parent-style-name="Standard">
      <style:text-properties fo:font-style="normal" officeooo:rsid="0191cb59" officeooo:paragraph-rsid="0191cb59" style:font-style-asian="normal" style:font-style-complex="normal"/>
    </style:style>
    <style:style style:name="P30" style:family="paragraph" style:parent-style-name="Standard">
      <style:text-properties fo:font-style="normal" officeooo:rsid="0165eb26" officeooo:paragraph-rsid="038d22e0" style:font-style-asian="normal" style:font-style-complex="normal"/>
    </style:style>
    <style:style style:name="P31" style:family="paragraph" style:parent-style-name="Standard">
      <style:text-properties fo:font-style="normal" fo:font-weight="normal" officeooo:rsid="003afd2d" officeooo:paragraph-rsid="0178305b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14ff8ca" officeooo:paragraph-rsid="0172dbf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168d421" officeooo:paragraph-rsid="01454df0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1720566" officeooo:paragraph-rsid="01720566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bold" officeooo:rsid="0165eb26" officeooo:paragraph-rsid="0173e6ef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officeooo:rsid="001b58a3" officeooo:paragraph-rsid="01707de9"/>
    </style:style>
    <style:style style:name="P37" style:family="paragraph" style:parent-style-name="Standard">
      <style:text-properties officeooo:rsid="001b58a3" officeooo:paragraph-rsid="01707de9"/>
    </style:style>
    <style:style style:name="P38" style:family="paragraph" style:parent-style-name="Standard">
      <style:text-properties fo:font-style="italic" officeooo:rsid="01707de9" officeooo:paragraph-rsid="01707de9" style:font-style-asian="italic" style:font-style-complex="italic"/>
    </style:style>
    <style:style style:name="P39" style:family="paragraph" style:parent-style-name="Standard">
      <style:text-properties fo:font-style="italic" officeooo:rsid="01720566" officeooo:paragraph-rsid="01720566" style:font-style-asian="italic" style:font-style-complex="italic"/>
    </style:style>
    <style:style style:name="P40" style:family="paragraph" style:parent-style-name="Standard">
      <style:text-properties fo:font-style="italic" officeooo:rsid="0173e6ef" officeooo:paragraph-rsid="01fef9d3" style:font-style-asian="italic" style:font-style-complex="italic"/>
    </style:style>
    <style:style style:name="P41" style:family="paragraph" style:parent-style-name="Standard">
      <style:paragraph-properties fo:text-align="center" style:justify-single-word="false"/>
      <style:text-properties officeooo:paragraph-rsid="01707de9"/>
    </style:style>
    <style:style style:name="P42" style:family="paragraph" style:parent-style-name="Standard">
      <style:paragraph-properties fo:text-align="center" style:justify-single-word="false"/>
      <style:text-properties officeooo:paragraph-rsid="0404acd7"/>
    </style:style>
    <style:style style:name="P43" style:family="paragraph" style:parent-style-name="Standard">
      <style:text-properties officeooo:paragraph-rsid="01707de9"/>
    </style:style>
    <style:style style:name="P44" style:family="paragraph" style:parent-style-name="Standard">
      <style:text-properties officeooo:paragraph-rsid="01719611"/>
    </style:style>
    <style:style style:name="P45" style:family="paragraph" style:parent-style-name="Standard">
      <style:text-properties officeooo:paragraph-rsid="000cf908"/>
    </style:style>
    <style:style style:name="P46" style:family="paragraph" style:parent-style-name="Standard">
      <style:text-properties officeooo:rsid="017274b0" officeooo:paragraph-rsid="017274b0"/>
    </style:style>
    <style:style style:name="P47" style:family="paragraph" style:parent-style-name="Standard">
      <style:text-properties officeooo:paragraph-rsid="0172dbf4"/>
    </style:style>
    <style:style style:name="P48" style:family="paragraph" style:parent-style-name="Standard">
      <style:text-properties officeooo:paragraph-rsid="017b6778"/>
    </style:style>
    <style:style style:name="P49" style:family="paragraph" style:parent-style-name="Standard">
      <style:text-properties officeooo:paragraph-rsid="0187b0f8"/>
    </style:style>
    <style:style style:name="P50" style:family="paragraph" style:parent-style-name="Standard">
      <style:text-properties officeooo:paragraph-rsid="018a2df0"/>
    </style:style>
    <style:style style:name="P51" style:family="paragraph" style:parent-style-name="Standard">
      <style:text-properties officeooo:paragraph-rsid="0191cb59"/>
    </style:style>
    <style:style style:name="P52" style:family="paragraph" style:parent-style-name="Standard">
      <style:text-properties officeooo:rsid="0253d3b9" officeooo:paragraph-rsid="0253d3b9"/>
    </style:style>
    <style:style style:name="P53" style:family="paragraph" style:parent-style-name="Standard">
      <style:text-properties officeooo:paragraph-rsid="017458fb"/>
    </style:style>
    <style:style style:name="P54" style:family="paragraph" style:parent-style-name="Standard">
      <style:text-properties officeooo:rsid="018a2df0" officeooo:paragraph-rsid="018a2df0"/>
    </style:style>
    <style:style style:name="P55" style:family="paragraph" style:parent-style-name="Standard">
      <style:text-properties officeooo:paragraph-rsid="036450d7"/>
    </style:style>
    <style:style style:name="P56" style:family="paragraph" style:parent-style-name="Standard">
      <style:text-properties officeooo:paragraph-rsid="024bd536"/>
    </style:style>
    <style:style style:name="P57" style:family="paragraph" style:parent-style-name="Standard">
      <style:text-properties officeooo:paragraph-rsid="038d22e0"/>
    </style:style>
    <style:style style:name="P58" style:family="paragraph" style:parent-style-name="Standard">
      <style:text-properties officeooo:paragraph-rsid="017274b0"/>
    </style:style>
    <style:style style:name="P59" style:family="paragraph" style:parent-style-name="Standard">
      <style:text-properties officeooo:paragraph-rsid="03c9c842"/>
    </style:style>
    <style:style style:name="P60" style:family="paragraph" style:parent-style-name="Standard">
      <style:text-properties officeooo:paragraph-rsid="03e4b12b"/>
    </style:style>
    <style:style style:name="P61" style:family="paragraph" style:parent-style-name="Standard">
      <style:text-properties officeooo:rsid="03e4b12b" officeooo:paragraph-rsid="03e4b12b"/>
    </style:style>
    <style:style style:name="P62" style:family="paragraph" style:parent-style-name="Standard">
      <style:text-properties officeooo:rsid="03e5da6d" officeooo:paragraph-rsid="03e5da6d"/>
    </style:style>
    <style:style style:name="P63" style:family="paragraph" style:parent-style-name="Standard">
      <style:text-properties officeooo:paragraph-rsid="03eacc93"/>
    </style:style>
    <style:style style:name="P64" style:family="paragraph" style:parent-style-name="Standard">
      <style:text-properties officeooo:paragraph-rsid="02e48293"/>
    </style:style>
    <style:style style:name="P65" style:family="paragraph" style:parent-style-name="Standard">
      <style:paragraph-properties fo:text-align="start" style:justify-single-word="false"/>
      <style:text-properties officeooo:paragraph-rsid="0404acd7"/>
    </style:style>
    <style:style style:name="P66" style:family="paragraph" style:parent-style-name="Standard">
      <style:text-properties officeooo:rsid="0011dcb7" officeooo:paragraph-rsid="0011dcb7"/>
    </style:style>
    <style:style style:name="P67" style:family="paragraph" style:parent-style-name="Standard">
      <style:text-properties officeooo:paragraph-rsid="002dee52"/>
    </style:style>
    <style:style style:name="P68" style:family="paragraph" style:parent-style-name="Standard">
      <style:text-properties officeooo:paragraph-rsid="005e0d28"/>
    </style:style>
    <style:style style:name="P69" style:family="paragraph" style:parent-style-name="Standard">
      <style:text-properties officeooo:rsid="00823b64" officeooo:paragraph-rsid="00823b64"/>
    </style:style>
    <style:style style:name="P70" style:family="paragraph" style:parent-style-name="Standard">
      <style:text-properties officeooo:paragraph-rsid="016c19bf"/>
    </style:style>
    <style:style style:name="P71" style:family="paragraph" style:parent-style-name="Standard">
      <style:text-properties officeooo:paragraph-rsid="016ea8e2"/>
    </style:style>
    <style:style style:name="P72" style:family="paragraph" style:parent-style-name="Standard">
      <style:text-properties officeooo:paragraph-rsid="0493974e"/>
    </style:style>
    <style:style style:name="P73" style:family="paragraph" style:parent-style-name="Footnote">
      <style:text-properties officeooo:rsid="01719611" officeooo:paragraph-rsid="01719611"/>
    </style:style>
    <style:style style:name="P7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font-style="normal" officeooo:rsid="0051b618" officeooo:paragraph-rsid="020488a8" style:font-style-asian="normal" style:font-style-complex="normal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paragraph-rsid="0251e501"/>
    </style:style>
    <style:style style:name="P7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198f84d" officeooo:paragraph-rsid="0251e501"/>
    </style:style>
    <style:style style:name="P7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2164dc5" officeooo:paragraph-rsid="0251e501"/>
    </style:style>
    <style:style style:name="P7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21b1e09" officeooo:paragraph-rsid="0251e501"/>
    </style:style>
    <style:style style:name="P7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2234710" officeooo:paragraph-rsid="0251e501"/>
    </style:style>
    <style:style style:name="P8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251e501"/>
    </style:style>
    <style:style style:name="P8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3b6c587"/>
    </style:style>
    <style:style style:name="P8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tyle="normal" officeooo:rsid="0051b618" officeooo:paragraph-rsid="02050b2d" style:font-style-asian="normal" style:font-style-complex="normal"/>
    </style:style>
    <style:style style:name="P8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tyle="normal" officeooo:rsid="04a289b1" officeooo:paragraph-rsid="04a289b1" style:font-style-asian="normal" style:font-style-complex="normal"/>
    </style:style>
    <style:style style:name="P84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5441c3" officeooo:paragraph-rsid="024bd536"/>
    </style:style>
    <style:style style:name="P85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paragraph-rsid="024bd536"/>
    </style:style>
    <style:style style:name="P86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5441c3" officeooo:paragraph-rsid="024bd536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2050b2d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108d8dc" officeooo:paragraph-rsid="02050b2d" style:font-style-asian="italic" style:font-style-complex="italic"/>
    </style:style>
    <style:style style:name="P89" style:family="paragraph" style:parent-style-name="Standard">
      <style:paragraph-properties fo:break-before="page"/>
      <style:text-properties fo:font-weight="bold" officeooo:rsid="0011dcb7" officeooo:paragraph-rsid="0011dcb7" style:font-weight-asian="bold" style:font-weight-complex="bold"/>
    </style:style>
    <style:style style:name="P90" style:family="paragraph" style:parent-style-name="Standard" style:list-style-name="L1">
      <style:text-properties officeooo:paragraph-rsid="025b47ef"/>
    </style:style>
    <style:style style:name="P91" style:family="paragraph" style:parent-style-name="Standard" style:list-style-name="L1">
      <style:text-properties officeooo:paragraph-rsid="02618d08"/>
    </style:style>
    <style:style style:name="P92" style:family="paragraph" style:parent-style-name="Standard" style:list-style-name="L1">
      <style:text-properties officeooo:paragraph-rsid="02661ef2"/>
    </style:style>
    <style:style style:name="P93" style:family="paragraph" style:parent-style-name="Standard" style:list-style-name="L1">
      <style:text-properties officeooo:paragraph-rsid="0271ef4c"/>
    </style:style>
    <style:style style:name="P94" style:family="paragraph" style:parent-style-name="Standard" style:list-style-name="L1">
      <style:text-properties officeooo:rsid="025a4af1" officeooo:paragraph-rsid="025a4af1"/>
    </style:style>
    <style:style style:name="P95" style:family="paragraph" style:parent-style-name="Standard" style:list-style-name="L1">
      <style:text-properties officeooo:rsid="0293cec0" officeooo:paragraph-rsid="0293cec0"/>
    </style:style>
    <style:style style:name="P96" style:family="paragraph" style:parent-style-name="Standard" style:list-style-name="L1">
      <style:text-properties fo:font-style="normal" officeooo:rsid="029544a9" officeooo:paragraph-rsid="0293cec0" style:font-style-asian="normal" style:font-style-complex="normal"/>
    </style:style>
    <style:style style:name="P97" style:family="paragraph" style:parent-style-name="Standard" style:list-style-name="L2">
      <style:text-properties officeooo:paragraph-rsid="03e2f620"/>
    </style:style>
    <style:style style:name="P98" style:family="paragraph" style:parent-style-name="Standard" style:list-style-name="L2">
      <style:text-properties officeooo:paragraph-rsid="02bb477d"/>
    </style:style>
    <style:style style:name="P99" style:family="paragraph" style:parent-style-name="Standard" style:list-style-name="L3">
      <loext:graphic-properties draw:fill="none"/>
      <style:paragraph-properties fo:background-color="transparent"/>
      <style:text-properties officeooo:paragraph-rsid="024bd536"/>
    </style:style>
    <style:style style:name="P100" style:family="paragraph" style:parent-style-name="Standard" style:list-style-name="L4">
      <loext:graphic-properties draw:fill="none"/>
      <style:paragraph-properties fo:background-color="transparent"/>
      <style:text-properties officeooo:paragraph-rsid="024bd536"/>
    </style:style>
    <style:style style:name="P101" style:family="paragraph" style:parent-style-name="Standard" style:list-style-name="L5">
      <loext:graphic-properties draw:fill="none"/>
      <style:paragraph-properties fo:background-color="transparent"/>
      <style:text-properties officeooo:paragraph-rsid="0251e501"/>
    </style:style>
    <style:style style:name="P102" style:family="paragraph" style:parent-style-name="Standard" style:list-style-name="L6">
      <style:text-properties officeooo:paragraph-rsid="03c9c842"/>
    </style:style>
    <style:style style:name="P103" style:family="paragraph" style:parent-style-name="Standard" style:list-style-name="L6">
      <style:text-properties officeooo:paragraph-rsid="03c69b0b"/>
    </style:style>
    <style:style style:name="P104" style:family="paragraph" style:parent-style-name="Standard" style:list-style-name="L6">
      <style:text-properties officeooo:paragraph-rsid="0186152e"/>
    </style:style>
    <style:style style:name="P105" style:family="paragraph" style:parent-style-name="Standard" style:list-style-name="L6">
      <style:text-properties officeooo:paragraph-rsid="0434882b"/>
    </style:style>
    <style:style style:name="P106" style:family="paragraph" style:parent-style-name="Standard" style:list-style-name="L6">
      <style:text-properties officeooo:paragraph-rsid="03d607f0"/>
    </style:style>
    <style:style style:name="P107" style:family="paragraph" style:parent-style-name="Standard" style:list-style-name="L6">
      <style:text-properties officeooo:paragraph-rsid="01cc568d"/>
    </style:style>
    <style:style style:name="T1" style:family="text">
      <style:text-properties officeooo:rsid="00048042"/>
    </style:style>
    <style:style style:name="T2" style:family="text">
      <style:text-properties officeooo:rsid="00061e73"/>
    </style:style>
    <style:style style:name="T3" style:family="text">
      <style:text-properties officeooo:rsid="0006b51d"/>
    </style:style>
    <style:style style:name="T4" style:family="text">
      <style:text-properties officeooo:rsid="000873b3"/>
    </style:style>
    <style:style style:name="T5" style:family="text">
      <style:text-properties officeooo:rsid="0008dc6c"/>
    </style:style>
    <style:style style:name="T6" style:family="text">
      <style:text-properties officeooo:rsid="000a79f5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a79f5" style:font-style-asian="italic" style:font-style-complex="italic"/>
    </style:style>
    <style:style style:name="T10" style:family="text">
      <style:text-properties fo:font-style="italic" officeooo:rsid="000ca9f6" style:font-style-asian="italic" style:font-style-complex="italic"/>
    </style:style>
    <style:style style:name="T11" style:family="text">
      <style:text-properties fo:font-style="italic" officeooo:rsid="000cf908" style:font-style-asian="italic" style:font-style-complex="italic"/>
    </style:style>
    <style:style style:name="T12" style:family="text">
      <style:text-properties fo:font-style="italic" officeooo:rsid="005a3921" style:font-style-asian="italic" style:font-style-complex="italic"/>
    </style:style>
    <style:style style:name="T13" style:family="text">
      <style:text-properties fo:font-style="italic" officeooo:rsid="0076b9a7" style:font-style-asian="italic" style:font-style-complex="italic"/>
    </style:style>
    <style:style style:name="T14" style:family="text">
      <style:text-properties fo:font-style="italic" officeooo:rsid="00881dac" style:font-style-asian="italic" style:font-style-complex="italic"/>
    </style:style>
    <style:style style:name="T15" style:family="text">
      <style:text-properties fo:font-style="italic" officeooo:rsid="0088c03f" style:font-style-asian="italic" style:font-style-complex="italic"/>
    </style:style>
    <style:style style:name="T16" style:family="text">
      <style:text-properties fo:font-style="italic" officeooo:rsid="008c35fa" style:font-style-asian="italic" style:font-style-complex="italic"/>
    </style:style>
    <style:style style:name="T17" style:family="text">
      <style:text-properties fo:font-style="italic" officeooo:rsid="00a69966" style:font-style-asian="italic" style:font-style-complex="italic"/>
    </style:style>
    <style:style style:name="T18" style:family="text">
      <style:text-properties fo:font-style="italic" officeooo:rsid="00abe80c" style:font-style-asian="italic" style:font-style-complex="italic"/>
    </style:style>
    <style:style style:name="T19" style:family="text">
      <style:text-properties fo:font-style="italic" officeooo:rsid="00669752" style:font-style-asian="italic" style:font-style-complex="italic"/>
    </style:style>
    <style:style style:name="T20" style:family="text">
      <style:text-properties fo:font-style="italic" officeooo:rsid="00bbc8c0" style:font-style-asian="italic" style:font-style-complex="italic"/>
    </style:style>
    <style:style style:name="T21" style:family="text">
      <style:text-properties fo:font-style="italic" officeooo:rsid="00c37ffd" style:font-style-asian="italic" style:font-style-complex="italic"/>
    </style:style>
    <style:style style:name="T22" style:family="text">
      <style:text-properties fo:font-style="italic" officeooo:rsid="00c56563" style:font-style-asian="italic" style:font-style-complex="italic"/>
    </style:style>
    <style:style style:name="T23" style:family="text">
      <style:text-properties fo:font-style="italic" officeooo:rsid="00ce0e04" style:font-style-asian="italic" style:font-style-complex="italic"/>
    </style:style>
    <style:style style:name="T24" style:family="text">
      <style:text-properties fo:font-style="italic" officeooo:rsid="00da85fc" style:font-style-asian="italic" style:font-style-complex="italic"/>
    </style:style>
    <style:style style:name="T25" style:family="text">
      <style:text-properties fo:font-style="italic" officeooo:rsid="00e5c3f5" style:font-style-asian="italic" style:font-style-complex="italic"/>
    </style:style>
    <style:style style:name="T26" style:family="text">
      <style:text-properties fo:font-style="italic" officeooo:rsid="00e8e4ff" style:font-style-asian="italic" style:font-style-complex="italic"/>
    </style:style>
    <style:style style:name="T27" style:family="text">
      <style:text-properties fo:font-style="italic" officeooo:rsid="00f70e48" style:font-style-asian="italic" style:font-style-complex="italic"/>
    </style:style>
    <style:style style:name="T28" style:family="text">
      <style:text-properties fo:font-style="italic" officeooo:rsid="01001ab8" style:font-style-asian="italic" style:font-style-complex="italic"/>
    </style:style>
    <style:style style:name="T29" style:family="text">
      <style:text-properties fo:font-style="italic" officeooo:rsid="01015028" style:font-style-asian="italic" style:font-style-complex="italic"/>
    </style:style>
    <style:style style:name="T30" style:family="text">
      <style:text-properties fo:font-style="italic" officeooo:rsid="0108d8dc" style:font-style-asian="italic" style:font-style-complex="italic"/>
    </style:style>
    <style:style style:name="T31" style:family="text">
      <style:text-properties fo:font-style="italic" officeooo:rsid="010b2527" style:font-style-asian="italic" style:font-style-complex="italic"/>
    </style:style>
    <style:style style:name="T32" style:family="text">
      <style:text-properties fo:font-style="italic" officeooo:rsid="0023bae3" style:font-style-asian="italic" style:font-style-complex="italic"/>
    </style:style>
    <style:style style:name="T33" style:family="text">
      <style:text-properties fo:font-style="italic" officeooo:rsid="017274b0" style:font-style-asian="italic" style:font-style-complex="italic"/>
    </style:style>
    <style:style style:name="T34" style:family="text">
      <style:text-properties fo:font-style="italic" officeooo:rsid="017df5ac" style:font-style-asian="italic" style:font-style-complex="italic"/>
    </style:style>
    <style:style style:name="T35" style:family="text">
      <style:text-properties fo:font-style="italic" officeooo:rsid="018aa38c" style:font-style-asian="italic" style:font-style-complex="italic"/>
    </style:style>
    <style:style style:name="T36" style:family="text">
      <style:text-properties fo:font-style="italic" officeooo:rsid="018c2d08" style:font-style-asian="italic" style:font-style-complex="italic"/>
    </style:style>
    <style:style style:name="T37" style:family="text">
      <style:text-properties fo:font-style="italic" officeooo:rsid="018f4e42" style:font-style-asian="italic" style:font-style-complex="italic"/>
    </style:style>
    <style:style style:name="T38" style:family="text">
      <style:text-properties fo:font-style="italic" officeooo:rsid="018fce11" style:font-style-asian="italic" style:font-style-complex="italic"/>
    </style:style>
    <style:style style:name="T39" style:family="text">
      <style:text-properties fo:font-style="italic" officeooo:rsid="01d00b48" style:font-style-asian="italic" style:font-style-complex="italic"/>
    </style:style>
    <style:style style:name="T40" style:family="text">
      <style:text-properties fo:font-style="italic" officeooo:rsid="0191cb59" style:font-style-asian="italic" style:font-style-complex="italic"/>
    </style:style>
    <style:style style:name="T41" style:family="text">
      <style:text-properties fo:font-style="italic" officeooo:rsid="01e2902c" style:font-style-asian="italic" style:font-style-complex="italic"/>
    </style:style>
    <style:style style:name="T42" style:family="text">
      <style:text-properties fo:font-style="italic" officeooo:rsid="020dfcd9" style:font-style-asian="italic" style:font-style-complex="italic"/>
    </style:style>
    <style:style style:name="T43" style:family="text">
      <style:text-properties fo:font-style="italic" officeooo:rsid="02109440" style:font-style-asian="italic" style:font-style-complex="italic"/>
    </style:style>
    <style:style style:name="T44" style:family="text">
      <style:text-properties fo:font-style="italic" officeooo:rsid="02157394" style:font-style-asian="italic" style:font-style-complex="italic"/>
    </style:style>
    <style:style style:name="T45" style:family="text">
      <style:text-properties fo:font-style="italic" officeooo:rsid="02182915" style:font-style-asian="italic" style:font-style-complex="italic"/>
    </style:style>
    <style:style style:name="T46" style:family="text">
      <style:text-properties fo:font-style="italic" officeooo:rsid="021a9ef7" style:font-style-asian="italic" style:font-style-complex="italic"/>
    </style:style>
    <style:style style:name="T47" style:family="text">
      <style:text-properties fo:font-style="italic" officeooo:rsid="021aeb4d" style:font-style-asian="italic" style:font-style-complex="italic"/>
    </style:style>
    <style:style style:name="T48" style:family="text">
      <style:text-properties fo:font-style="italic" officeooo:rsid="025b47ef" style:font-style-asian="italic" style:font-style-complex="italic"/>
    </style:style>
    <style:style style:name="T49" style:family="text">
      <style:text-properties fo:font-style="italic" officeooo:rsid="02661ef2" style:font-style-asian="italic" style:font-style-complex="italic"/>
    </style:style>
    <style:style style:name="T50" style:family="text">
      <style:text-properties fo:font-style="italic" officeooo:rsid="0271ef4c" style:font-style-asian="italic" style:font-style-complex="italic"/>
    </style:style>
    <style:style style:name="T51" style:family="text">
      <style:text-properties fo:font-style="italic" officeooo:rsid="02618d08" style:font-style-asian="italic" style:font-style-complex="italic"/>
    </style:style>
    <style:style style:name="T52" style:family="text">
      <style:text-properties fo:font-style="italic" officeooo:rsid="02a592e1" style:font-style-asian="italic" style:font-style-complex="italic"/>
    </style:style>
    <style:style style:name="T53" style:family="text">
      <style:text-properties fo:font-style="italic" officeooo:rsid="02e212c4" style:font-style-asian="italic" style:font-style-complex="italic"/>
    </style:style>
    <style:style style:name="T54" style:family="text">
      <style:text-properties fo:font-style="italic" officeooo:rsid="030af382" style:font-style-asian="italic" style:font-style-complex="italic"/>
    </style:style>
    <style:style style:name="T55" style:family="text">
      <style:text-properties fo:font-style="italic" officeooo:rsid="030cb1ec" style:font-style-asian="italic" style:font-style-complex="italic"/>
    </style:style>
    <style:style style:name="T56" style:family="text">
      <style:text-properties fo:font-style="italic" officeooo:rsid="038b9b30" style:font-style-asian="italic" style:font-style-complex="italic"/>
    </style:style>
    <style:style style:name="T57" style:family="text">
      <style:text-properties fo:font-style="italic" officeooo:rsid="03b12d21" style:font-style-asian="italic" style:font-style-complex="italic"/>
    </style:style>
    <style:style style:name="T58" style:family="text">
      <style:text-properties fo:font-style="italic" officeooo:rsid="03b22421" style:font-style-asian="italic" style:font-style-complex="italic"/>
    </style:style>
    <style:style style:name="T59" style:family="text">
      <style:text-properties fo:font-style="italic" officeooo:rsid="01975fb9" style:font-style-asian="italic" style:font-style-complex="italic"/>
    </style:style>
    <style:style style:name="T60" style:family="text">
      <style:text-properties fo:font-style="italic" officeooo:rsid="041f8c5c" style:font-style-asian="italic" style:font-style-complex="italic"/>
    </style:style>
    <style:style style:name="T61" style:family="text">
      <style:text-properties fo:font-style="italic" officeooo:rsid="046e23be" style:font-style-asian="italic" style:font-style-complex="italic"/>
    </style:style>
    <style:style style:name="T62" style:family="text">
      <style:text-properties fo:font-style="italic" officeooo:rsid="005441c3" style:font-style-asian="italic" style:font-style-complex="italic"/>
    </style:style>
    <style:style style:name="T63" style:family="text">
      <style:text-properties fo:font-style="italic" officeooo:rsid="01ac396d" style:font-style-asian="italic" style:font-style-complex="italic"/>
    </style:style>
    <style:style style:name="T64" style:family="text">
      <style:text-properties fo:font-style="italic" fo:font-weight="normal" officeooo:rsid="002cc3a8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2dfa8b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3f5d00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49f64c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47ac92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14ff8ca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176821c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17b6778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17df5ac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1bf7052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3ce514a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3ed87dd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3f3caf7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3f51502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bold" officeooo:rsid="0178305b" style:font-style-asian="italic" style:font-weight-asian="bold" style:font-style-complex="italic" style:font-weight-complex="bold"/>
    </style:style>
    <style:style style:name="T79" style:family="text">
      <style:text-properties fo:font-style="italic" style:text-underline-style="none" officeooo:rsid="018514df" style:font-style-asian="italic" style:font-style-complex="italic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0a79f5" style:font-style-asian="normal" style:font-style-complex="normal"/>
    </style:style>
    <style:style style:name="T82" style:family="text">
      <style:text-properties fo:font-style="normal" officeooo:rsid="0069df26" style:font-style-asian="normal" style:font-style-complex="normal"/>
    </style:style>
    <style:style style:name="T83" style:family="text">
      <style:text-properties fo:font-style="normal" officeooo:rsid="005a3921" style:font-style-asian="normal" style:font-style-complex="normal"/>
    </style:style>
    <style:style style:name="T84" style:family="text">
      <style:text-properties fo:font-style="normal" officeooo:rsid="006aa0f6" style:font-style-asian="normal" style:font-style-complex="normal"/>
    </style:style>
    <style:style style:name="T85" style:family="text">
      <style:text-properties fo:font-style="normal" officeooo:rsid="006bed59" style:font-style-asian="normal" style:font-style-complex="normal"/>
    </style:style>
    <style:style style:name="T86" style:family="text">
      <style:text-properties fo:font-style="normal" officeooo:rsid="00a604e5" style:font-style-asian="normal" style:font-style-complex="normal"/>
    </style:style>
    <style:style style:name="T87" style:family="text">
      <style:text-properties fo:font-style="normal" officeooo:rsid="00b678ba" style:font-style-asian="normal" style:font-style-complex="normal"/>
    </style:style>
    <style:style style:name="T88" style:family="text">
      <style:text-properties fo:font-style="normal" officeooo:rsid="00bcf0f6" style:font-style-asian="normal" style:font-style-complex="normal"/>
    </style:style>
    <style:style style:name="T89" style:family="text">
      <style:text-properties fo:font-style="normal" officeooo:rsid="00bbc8c0" style:font-style-asian="normal" style:font-style-complex="normal"/>
    </style:style>
    <style:style style:name="T90" style:family="text">
      <style:text-properties fo:font-style="normal" officeooo:rsid="00c2a5b2" style:font-style-asian="normal" style:font-style-complex="normal"/>
    </style:style>
    <style:style style:name="T91" style:family="text">
      <style:text-properties fo:font-style="normal" officeooo:rsid="00f70e48" style:font-style-asian="normal" style:font-style-complex="normal"/>
    </style:style>
    <style:style style:name="T92" style:family="text">
      <style:text-properties fo:font-style="normal" officeooo:rsid="00f7f1ca" style:font-style-asian="normal" style:font-style-complex="normal"/>
    </style:style>
    <style:style style:name="T93" style:family="text">
      <style:text-properties fo:font-style="normal" officeooo:rsid="00fb31f8" style:font-style-asian="normal" style:font-style-complex="normal"/>
    </style:style>
    <style:style style:name="T94" style:family="text">
      <style:text-properties fo:font-style="normal" officeooo:rsid="00fc6b87" style:font-style-asian="normal" style:font-style-complex="normal"/>
    </style:style>
    <style:style style:name="T95" style:family="text">
      <style:text-properties fo:font-style="normal" officeooo:rsid="0102cdf4" style:font-style-asian="normal" style:font-style-complex="normal"/>
    </style:style>
    <style:style style:name="T96" style:family="text">
      <style:text-properties fo:font-style="normal" officeooo:rsid="01050ee1" style:font-style-asian="normal" style:font-style-complex="normal"/>
    </style:style>
    <style:style style:name="T97" style:family="text">
      <style:text-properties fo:font-style="normal" officeooo:rsid="01310fb1" style:font-style-asian="normal" style:font-style-complex="normal"/>
    </style:style>
    <style:style style:name="T98" style:family="text">
      <style:text-properties fo:font-style="normal" officeooo:rsid="0132f6f9" style:font-style-asian="normal" style:font-style-complex="normal"/>
    </style:style>
    <style:style style:name="T99" style:family="text">
      <style:text-properties fo:font-style="normal" officeooo:rsid="0076b9a7" style:font-style-asian="normal" style:font-style-complex="normal"/>
    </style:style>
    <style:style style:name="T100" style:family="text">
      <style:text-properties fo:font-style="normal" officeooo:rsid="0168d421" style:font-style-asian="normal" style:font-style-complex="normal"/>
    </style:style>
    <style:style style:name="T101" style:family="text">
      <style:text-properties fo:font-style="normal" officeooo:rsid="016f3d6f" style:font-style-asian="normal" style:font-style-complex="normal"/>
    </style:style>
    <style:style style:name="T102" style:family="text">
      <style:text-properties fo:font-style="normal" officeooo:rsid="0173e6ef" style:font-style-asian="normal" style:font-style-complex="normal"/>
    </style:style>
    <style:style style:name="T103" style:family="text">
      <style:text-properties fo:font-style="normal" officeooo:rsid="01751e23" style:font-style-asian="normal" style:font-style-complex="normal"/>
    </style:style>
    <style:style style:name="T104" style:family="text">
      <style:text-properties fo:font-style="normal" officeooo:rsid="017a22e4" style:font-style-asian="normal" style:font-style-complex="normal"/>
    </style:style>
    <style:style style:name="T105" style:family="text">
      <style:text-properties fo:font-style="normal" officeooo:rsid="017274b0" style:font-style-asian="normal" style:font-style-complex="normal"/>
    </style:style>
    <style:style style:name="T106" style:family="text">
      <style:text-properties fo:font-style="normal" officeooo:rsid="017b6778" style:font-style-asian="normal" style:font-style-complex="normal"/>
    </style:style>
    <style:style style:name="T107" style:family="text">
      <style:text-properties fo:font-style="normal" officeooo:rsid="017c1ad7" style:font-style-asian="normal" style:font-style-complex="normal"/>
    </style:style>
    <style:style style:name="T108" style:family="text">
      <style:text-properties fo:font-style="normal" officeooo:rsid="017df5ac" style:font-style-asian="normal" style:font-style-complex="normal"/>
    </style:style>
    <style:style style:name="T109" style:family="text">
      <style:text-properties fo:font-style="normal" officeooo:rsid="01826711" style:font-style-asian="normal" style:font-style-complex="normal"/>
    </style:style>
    <style:style style:name="T110" style:family="text">
      <style:text-properties fo:font-style="normal" officeooo:rsid="018514df" style:font-style-asian="normal" style:font-style-complex="normal"/>
    </style:style>
    <style:style style:name="T111" style:family="text">
      <style:text-properties fo:font-style="normal" officeooo:rsid="0187b0f8" style:font-style-asian="normal" style:font-style-complex="normal"/>
    </style:style>
    <style:style style:name="T112" style:family="text">
      <style:text-properties fo:font-style="normal" officeooo:rsid="0188f332" style:font-style-asian="normal" style:font-style-complex="normal"/>
    </style:style>
    <style:style style:name="T113" style:family="text">
      <style:text-properties fo:font-style="normal" officeooo:rsid="018aa38c" style:font-style-asian="normal" style:font-style-complex="normal"/>
    </style:style>
    <style:style style:name="T114" style:family="text">
      <style:text-properties fo:font-style="normal" officeooo:rsid="018a2df0" style:font-style-asian="normal" style:font-style-complex="normal"/>
    </style:style>
    <style:style style:name="T115" style:family="text">
      <style:text-properties fo:font-style="normal" officeooo:rsid="018b57b6" style:font-style-asian="normal" style:font-style-complex="normal"/>
    </style:style>
    <style:style style:name="T116" style:family="text">
      <style:text-properties fo:font-style="normal" officeooo:rsid="018c16c3" style:font-style-asian="normal" style:font-style-complex="normal"/>
    </style:style>
    <style:style style:name="T117" style:family="text">
      <style:text-properties fo:font-style="normal" officeooo:rsid="018f37a4" style:font-style-asian="normal" style:font-style-complex="normal"/>
    </style:style>
    <style:style style:name="T118" style:family="text">
      <style:text-properties fo:font-style="normal" officeooo:rsid="018f4e42" style:font-style-asian="normal" style:font-style-complex="normal"/>
    </style:style>
    <style:style style:name="T119" style:family="text">
      <style:text-properties fo:font-style="normal" officeooo:rsid="018fce11" style:font-style-asian="normal" style:font-style-complex="normal"/>
    </style:style>
    <style:style style:name="T120" style:family="text">
      <style:text-properties fo:font-style="normal" officeooo:rsid="0191cb59" style:font-style-asian="normal" style:font-style-complex="normal"/>
    </style:style>
    <style:style style:name="T121" style:family="text">
      <style:text-properties fo:font-style="normal" officeooo:rsid="019283b8" style:font-style-asian="normal" style:font-style-complex="normal"/>
    </style:style>
    <style:style style:name="T122" style:family="text">
      <style:text-properties fo:font-style="normal" officeooo:rsid="019411bf" style:font-style-asian="normal" style:font-style-complex="normal"/>
    </style:style>
    <style:style style:name="T123" style:family="text">
      <style:text-properties fo:font-style="normal" officeooo:rsid="01975fb9" style:font-style-asian="normal" style:font-style-complex="normal"/>
    </style:style>
    <style:style style:name="T124" style:family="text">
      <style:text-properties fo:font-style="normal" officeooo:rsid="01980486" style:font-style-asian="normal" style:font-style-complex="normal"/>
    </style:style>
    <style:style style:name="T125" style:family="text">
      <style:text-properties fo:font-style="normal" officeooo:rsid="01983d91" style:font-style-asian="normal" style:font-style-complex="normal"/>
    </style:style>
    <style:style style:name="T126" style:family="text">
      <style:text-properties fo:font-style="normal" officeooo:rsid="0198624a" style:font-style-asian="normal" style:font-style-complex="normal"/>
    </style:style>
    <style:style style:name="T127" style:family="text">
      <style:text-properties fo:font-style="normal" officeooo:rsid="019a4aa6" style:font-style-asian="normal" style:font-style-complex="normal"/>
    </style:style>
    <style:style style:name="T128" style:family="text">
      <style:text-properties fo:font-style="normal" officeooo:rsid="01a76f37" style:font-style-asian="normal" style:font-style-complex="normal"/>
    </style:style>
    <style:style style:name="T129" style:family="text">
      <style:text-properties fo:font-style="normal" officeooo:rsid="01c6c1ac" style:font-style-asian="normal" style:font-style-complex="normal"/>
    </style:style>
    <style:style style:name="T130" style:family="text">
      <style:text-properties fo:font-style="normal" officeooo:rsid="01c9e95f" style:font-style-asian="normal" style:font-style-complex="normal"/>
    </style:style>
    <style:style style:name="T131" style:family="text">
      <style:text-properties fo:font-style="normal" officeooo:rsid="01ca0dbf" style:font-style-asian="normal" style:font-style-complex="normal"/>
    </style:style>
    <style:style style:name="T132" style:family="text">
      <style:text-properties fo:font-style="normal" officeooo:rsid="01ca794d" style:font-style-asian="normal" style:font-style-complex="normal"/>
    </style:style>
    <style:style style:name="T133" style:family="text">
      <style:text-properties fo:font-style="normal" officeooo:rsid="01cc5288" style:font-style-asian="normal" style:font-style-complex="normal"/>
    </style:style>
    <style:style style:name="T134" style:family="text">
      <style:text-properties fo:font-style="normal" officeooo:rsid="01db69e0" style:font-style-asian="normal" style:font-style-complex="normal"/>
    </style:style>
    <style:style style:name="T135" style:family="text">
      <style:text-properties fo:font-style="normal" officeooo:rsid="01dbd5fa" style:font-style-asian="normal" style:font-style-complex="normal"/>
    </style:style>
    <style:style style:name="T136" style:family="text">
      <style:text-properties fo:font-style="normal" officeooo:rsid="01de7512" style:font-style-asian="normal" style:font-style-complex="normal"/>
    </style:style>
    <style:style style:name="T137" style:family="text">
      <style:text-properties fo:font-style="normal" officeooo:rsid="01dfb33d" style:font-style-asian="normal" style:font-style-complex="normal"/>
    </style:style>
    <style:style style:name="T138" style:family="text">
      <style:text-properties fo:font-style="normal" officeooo:rsid="01e2902c" style:font-style-asian="normal" style:font-style-complex="normal"/>
    </style:style>
    <style:style style:name="T139" style:family="text">
      <style:text-properties fo:font-style="normal" officeooo:rsid="02073c6e" style:font-style-asian="normal" style:font-style-complex="normal"/>
    </style:style>
    <style:style style:name="T140" style:family="text">
      <style:text-properties fo:font-style="normal" officeooo:rsid="020b1bb8" style:font-style-asian="normal" style:font-style-complex="normal"/>
    </style:style>
    <style:style style:name="T141" style:family="text">
      <style:text-properties fo:font-style="normal" officeooo:rsid="020b305b" style:font-style-asian="normal" style:font-style-complex="normal"/>
    </style:style>
    <style:style style:name="T142" style:family="text">
      <style:text-properties fo:font-style="normal" officeooo:rsid="020c2be9" style:font-style-asian="normal" style:font-style-complex="normal"/>
    </style:style>
    <style:style style:name="T143" style:family="text">
      <style:text-properties fo:font-style="normal" officeooo:rsid="020dfcd9" style:font-style-asian="normal" style:font-style-complex="normal"/>
    </style:style>
    <style:style style:name="T144" style:family="text">
      <style:text-properties fo:font-style="normal" officeooo:rsid="02109440" style:font-style-asian="normal" style:font-style-complex="normal"/>
    </style:style>
    <style:style style:name="T145" style:family="text">
      <style:text-properties fo:font-style="normal" officeooo:rsid="021244fd" style:font-style-asian="normal" style:font-style-complex="normal"/>
    </style:style>
    <style:style style:name="T146" style:family="text">
      <style:text-properties fo:font-style="normal" officeooo:rsid="02129841" style:font-style-asian="normal" style:font-style-complex="normal"/>
    </style:style>
    <style:style style:name="T147" style:family="text">
      <style:text-properties fo:font-style="normal" officeooo:rsid="02157394" style:font-style-asian="normal" style:font-style-complex="normal"/>
    </style:style>
    <style:style style:name="T148" style:family="text">
      <style:text-properties fo:font-style="normal" officeooo:rsid="021681fe" style:font-style-asian="normal" style:font-style-complex="normal"/>
    </style:style>
    <style:style style:name="T149" style:family="text">
      <style:text-properties fo:font-style="normal" officeooo:rsid="02182915" style:font-style-asian="normal" style:font-style-complex="normal"/>
    </style:style>
    <style:style style:name="T150" style:family="text">
      <style:text-properties fo:font-style="normal" officeooo:rsid="0218f405" style:font-style-asian="normal" style:font-style-complex="normal"/>
    </style:style>
    <style:style style:name="T151" style:family="text">
      <style:text-properties fo:font-style="normal" officeooo:rsid="021a9ef7" style:font-style-asian="normal" style:font-style-complex="normal"/>
    </style:style>
    <style:style style:name="T152" style:family="text">
      <style:text-properties fo:font-style="normal" officeooo:rsid="021aeb4d" style:font-style-asian="normal" style:font-style-complex="normal"/>
    </style:style>
    <style:style style:name="T153" style:family="text">
      <style:text-properties fo:font-style="normal" officeooo:rsid="021b1e09" style:font-style-asian="normal" style:font-style-complex="normal"/>
    </style:style>
    <style:style style:name="T154" style:family="text">
      <style:text-properties fo:font-style="normal" officeooo:rsid="021d703d" style:font-style-asian="normal" style:font-style-complex="normal"/>
    </style:style>
    <style:style style:name="T155" style:family="text">
      <style:text-properties fo:font-style="normal" officeooo:rsid="022066d3" style:font-style-asian="normal" style:font-style-complex="normal"/>
    </style:style>
    <style:style style:name="T156" style:family="text">
      <style:text-properties fo:font-style="normal" officeooo:rsid="0221dbb2" style:font-style-asian="normal" style:font-style-complex="normal"/>
    </style:style>
    <style:style style:name="T157" style:family="text">
      <style:text-properties fo:font-style="normal" officeooo:rsid="02274c70" style:font-style-asian="normal" style:font-style-complex="normal"/>
    </style:style>
    <style:style style:name="T158" style:family="text">
      <style:text-properties fo:font-style="normal" officeooo:rsid="022ce0bc" style:font-style-asian="normal" style:font-style-complex="normal"/>
    </style:style>
    <style:style style:name="T159" style:family="text">
      <style:text-properties fo:font-style="normal" officeooo:rsid="022d1ad9" style:font-style-asian="normal" style:font-style-complex="normal"/>
    </style:style>
    <style:style style:name="T160" style:family="text">
      <style:text-properties fo:font-style="normal" officeooo:rsid="022e41ff" style:font-style-asian="normal" style:font-style-complex="normal"/>
    </style:style>
    <style:style style:name="T161" style:family="text">
      <style:text-properties fo:font-style="normal" officeooo:rsid="022e6137" style:font-style-asian="normal" style:font-style-complex="normal"/>
    </style:style>
    <style:style style:name="T162" style:family="text">
      <style:text-properties fo:font-style="normal" officeooo:rsid="0232e8bd" style:font-style-asian="normal" style:font-style-complex="normal"/>
    </style:style>
    <style:style style:name="T163" style:family="text">
      <style:text-properties fo:font-style="normal" officeooo:rsid="0235b3b0" style:font-style-asian="normal" style:font-style-complex="normal"/>
    </style:style>
    <style:style style:name="T164" style:family="text">
      <style:text-properties fo:font-style="normal" officeooo:rsid="023317d6" style:font-style-asian="normal" style:font-style-complex="normal"/>
    </style:style>
    <style:style style:name="T165" style:family="text">
      <style:text-properties fo:font-style="normal" officeooo:rsid="0236cfea" style:font-style-asian="normal" style:font-style-complex="normal"/>
    </style:style>
    <style:style style:name="T166" style:family="text">
      <style:text-properties fo:font-style="normal" officeooo:rsid="023c8ffc" style:font-style-asian="normal" style:font-style-complex="normal"/>
    </style:style>
    <style:style style:name="T167" style:family="text">
      <style:text-properties fo:font-style="normal" officeooo:rsid="023e8dcb" style:font-style-asian="normal" style:font-style-complex="normal"/>
    </style:style>
    <style:style style:name="T168" style:family="text">
      <style:text-properties fo:font-style="normal" officeooo:rsid="023eec83" style:font-style-asian="normal" style:font-style-complex="normal"/>
    </style:style>
    <style:style style:name="T169" style:family="text">
      <style:text-properties fo:font-style="normal" officeooo:rsid="0240b43b" style:font-style-asian="normal" style:font-style-complex="normal"/>
    </style:style>
    <style:style style:name="T170" style:family="text">
      <style:text-properties fo:font-style="normal" officeooo:rsid="02411a70" style:font-style-asian="normal" style:font-style-complex="normal"/>
    </style:style>
    <style:style style:name="T171" style:family="text">
      <style:text-properties fo:font-style="normal" officeooo:rsid="0242f016" style:font-style-asian="normal" style:font-style-complex="normal"/>
    </style:style>
    <style:style style:name="T172" style:family="text">
      <style:text-properties fo:font-style="normal" officeooo:rsid="023c08ba" style:font-style-asian="normal" style:font-style-complex="normal"/>
    </style:style>
    <style:style style:name="T173" style:family="text">
      <style:text-properties fo:font-style="normal" officeooo:rsid="0244f8ab" style:font-style-asian="normal" style:font-style-complex="normal"/>
    </style:style>
    <style:style style:name="T174" style:family="text">
      <style:text-properties fo:font-style="normal" officeooo:rsid="02491877" style:font-style-asian="normal" style:font-style-complex="normal"/>
    </style:style>
    <style:style style:name="T175" style:family="text">
      <style:text-properties fo:font-style="normal" officeooo:rsid="01a07814" style:font-style-asian="normal" style:font-style-complex="normal"/>
    </style:style>
    <style:style style:name="T176" style:family="text">
      <style:text-properties fo:font-style="normal" officeooo:rsid="0229d9a3" style:font-style-asian="normal" style:font-style-complex="normal"/>
    </style:style>
    <style:style style:name="T177" style:family="text">
      <style:text-properties fo:font-style="normal" officeooo:rsid="0231ca3d" style:font-style-asian="normal" style:font-style-complex="normal"/>
    </style:style>
    <style:style style:name="T178" style:family="text">
      <style:text-properties fo:font-style="normal" officeooo:rsid="005441c3" style:font-style-asian="normal" style:font-style-complex="normal"/>
    </style:style>
    <style:style style:name="T179" style:family="text">
      <style:text-properties fo:font-style="normal" officeooo:rsid="025da2d4" style:font-style-asian="normal" style:font-style-complex="normal"/>
    </style:style>
    <style:style style:name="T180" style:family="text">
      <style:text-properties fo:font-style="normal" officeooo:rsid="025b47ef" style:font-style-asian="normal" style:font-style-complex="normal"/>
    </style:style>
    <style:style style:name="T181" style:family="text">
      <style:text-properties fo:font-style="normal" officeooo:rsid="025f337c" style:font-style-asian="normal" style:font-style-complex="normal"/>
    </style:style>
    <style:style style:name="T182" style:family="text">
      <style:text-properties fo:font-style="normal" officeooo:rsid="02608ac5" style:font-style-asian="normal" style:font-style-complex="normal"/>
    </style:style>
    <style:style style:name="T183" style:family="text">
      <style:text-properties fo:font-style="normal" officeooo:rsid="0261a1a7" style:font-style-asian="normal" style:font-style-complex="normal"/>
    </style:style>
    <style:style style:name="T184" style:family="text">
      <style:text-properties fo:font-style="normal" officeooo:rsid="0262da52" style:font-style-asian="normal" style:font-style-complex="normal"/>
    </style:style>
    <style:style style:name="T185" style:family="text">
      <style:text-properties fo:font-style="normal" officeooo:rsid="026423c9" style:font-style-asian="normal" style:font-style-complex="normal"/>
    </style:style>
    <style:style style:name="T186" style:family="text">
      <style:text-properties fo:font-style="normal" officeooo:rsid="026e9c48" style:font-style-asian="normal" style:font-style-complex="normal"/>
    </style:style>
    <style:style style:name="T187" style:family="text">
      <style:text-properties fo:font-style="normal" officeooo:rsid="02661ef2" style:font-style-asian="normal" style:font-style-complex="normal"/>
    </style:style>
    <style:style style:name="T188" style:family="text">
      <style:text-properties fo:font-style="normal" officeooo:rsid="026ef5f7" style:font-style-asian="normal" style:font-style-complex="normal"/>
    </style:style>
    <style:style style:name="T189" style:family="text">
      <style:text-properties fo:font-style="normal" officeooo:rsid="02700384" style:font-style-asian="normal" style:font-style-complex="normal"/>
    </style:style>
    <style:style style:name="T190" style:family="text">
      <style:text-properties fo:font-style="normal" officeooo:rsid="0270b1bc" style:font-style-asian="normal" style:font-style-complex="normal"/>
    </style:style>
    <style:style style:name="T191" style:family="text">
      <style:text-properties fo:font-style="normal" officeooo:rsid="0272811f" style:font-style-asian="normal" style:font-style-complex="normal"/>
    </style:style>
    <style:style style:name="T192" style:family="text">
      <style:text-properties fo:font-style="normal" officeooo:rsid="0271ef4c" style:font-style-asian="normal" style:font-style-complex="normal"/>
    </style:style>
    <style:style style:name="T193" style:family="text">
      <style:text-properties fo:font-style="normal" officeooo:rsid="02738792" style:font-style-asian="normal" style:font-style-complex="normal"/>
    </style:style>
    <style:style style:name="T194" style:family="text">
      <style:text-properties fo:font-style="normal" officeooo:rsid="02754a0b" style:font-style-asian="normal" style:font-style-complex="normal"/>
    </style:style>
    <style:style style:name="T195" style:family="text">
      <style:text-properties fo:font-style="normal" officeooo:rsid="0276f183" style:font-style-asian="normal" style:font-style-complex="normal"/>
    </style:style>
    <style:style style:name="T196" style:family="text">
      <style:text-properties fo:font-style="normal" officeooo:rsid="02788c81" style:font-style-asian="normal" style:font-style-complex="normal"/>
    </style:style>
    <style:style style:name="T197" style:family="text">
      <style:text-properties fo:font-style="normal" officeooo:rsid="0279c69c" style:font-style-asian="normal" style:font-style-complex="normal"/>
    </style:style>
    <style:style style:name="T198" style:family="text">
      <style:text-properties fo:font-style="normal" officeooo:rsid="027a1781" style:font-style-asian="normal" style:font-style-complex="normal"/>
    </style:style>
    <style:style style:name="T199" style:family="text">
      <style:text-properties fo:font-style="normal" officeooo:rsid="027ad100" style:font-style-asian="normal" style:font-style-complex="normal"/>
    </style:style>
    <style:style style:name="T200" style:family="text">
      <style:text-properties fo:font-style="normal" officeooo:rsid="02618d08" style:font-style-asian="normal" style:font-style-complex="normal"/>
    </style:style>
    <style:style style:name="T201" style:family="text">
      <style:text-properties fo:font-style="normal" officeooo:rsid="027cc952" style:font-style-asian="normal" style:font-style-complex="normal"/>
    </style:style>
    <style:style style:name="T202" style:family="text">
      <style:text-properties fo:font-style="normal" officeooo:rsid="027dff1d" style:font-style-asian="normal" style:font-style-complex="normal"/>
    </style:style>
    <style:style style:name="T203" style:family="text">
      <style:text-properties fo:font-style="normal" officeooo:rsid="027f5e2d" style:font-style-asian="normal" style:font-style-complex="normal"/>
    </style:style>
    <style:style style:name="T204" style:family="text">
      <style:text-properties fo:font-style="normal" officeooo:rsid="0281ed28" style:font-style-asian="normal" style:font-style-complex="normal"/>
    </style:style>
    <style:style style:name="T205" style:family="text">
      <style:text-properties fo:font-style="normal" officeooo:rsid="0283ac5e" style:font-style-asian="normal" style:font-style-complex="normal"/>
    </style:style>
    <style:style style:name="T206" style:family="text">
      <style:text-properties fo:font-style="normal" officeooo:rsid="0286e615" style:font-style-asian="normal" style:font-style-complex="normal"/>
    </style:style>
    <style:style style:name="T207" style:family="text">
      <style:text-properties fo:font-style="normal" officeooo:rsid="02918421" style:font-style-asian="normal" style:font-style-complex="normal"/>
    </style:style>
    <style:style style:name="T208" style:family="text">
      <style:text-properties fo:font-style="normal" officeooo:rsid="029544a9" style:font-style-asian="normal" style:font-style-complex="normal"/>
    </style:style>
    <style:style style:name="T209" style:family="text">
      <style:text-properties fo:font-style="normal" officeooo:rsid="02ac8ff6" style:font-style-asian="normal" style:font-style-complex="normal"/>
    </style:style>
    <style:style style:name="T210" style:family="text">
      <style:text-properties fo:font-style="normal" officeooo:rsid="02b531b7" style:font-style-asian="normal" style:font-style-complex="normal"/>
    </style:style>
    <style:style style:name="T211" style:family="text">
      <style:text-properties fo:font-style="normal" officeooo:rsid="02b5d466" style:font-style-asian="normal" style:font-style-complex="normal"/>
    </style:style>
    <style:style style:name="T212" style:family="text">
      <style:text-properties fo:font-style="normal" officeooo:rsid="02df0796" style:font-style-asian="normal" style:font-style-complex="normal"/>
    </style:style>
    <style:style style:name="T213" style:family="text">
      <style:text-properties fo:font-style="normal" officeooo:rsid="02e15d47" style:font-style-asian="normal" style:font-style-complex="normal"/>
    </style:style>
    <style:style style:name="T214" style:family="text">
      <style:text-properties fo:font-style="normal" officeooo:rsid="02e212c4" style:font-style-asian="normal" style:font-style-complex="normal"/>
    </style:style>
    <style:style style:name="T215" style:family="text">
      <style:text-properties fo:font-style="normal" officeooo:rsid="030af382" style:font-style-asian="normal" style:font-style-complex="normal"/>
    </style:style>
    <style:style style:name="T216" style:family="text">
      <style:text-properties fo:font-style="normal" officeooo:rsid="030cb1ec" style:font-style-asian="normal" style:font-style-complex="normal"/>
    </style:style>
    <style:style style:name="T217" style:family="text">
      <style:text-properties fo:font-style="normal" officeooo:rsid="0315af7d" style:font-style-asian="normal" style:font-style-complex="normal"/>
    </style:style>
    <style:style style:name="T218" style:family="text">
      <style:text-properties fo:font-style="normal" officeooo:rsid="031e9f27" style:font-style-asian="normal" style:font-style-complex="normal"/>
    </style:style>
    <style:style style:name="T219" style:family="text">
      <style:text-properties fo:font-style="normal" officeooo:rsid="03248741" style:font-style-asian="normal" style:font-style-complex="normal"/>
    </style:style>
    <style:style style:name="T220" style:family="text">
      <style:text-properties fo:font-style="normal" officeooo:rsid="032595a2" style:font-style-asian="normal" style:font-style-complex="normal"/>
    </style:style>
    <style:style style:name="T221" style:family="text">
      <style:text-properties fo:font-style="normal" officeooo:rsid="035e7645" style:font-style-asian="normal" style:font-style-complex="normal"/>
    </style:style>
    <style:style style:name="T222" style:family="text">
      <style:text-properties fo:font-style="normal" officeooo:rsid="0366164c" style:font-style-asian="normal" style:font-style-complex="normal"/>
    </style:style>
    <style:style style:name="T223" style:family="text">
      <style:text-properties fo:font-style="normal" officeooo:rsid="036691a5" style:font-style-asian="normal" style:font-style-complex="normal"/>
    </style:style>
    <style:style style:name="T224" style:family="text">
      <style:text-properties fo:font-style="normal" officeooo:rsid="036aef23" style:font-style-asian="normal" style:font-style-complex="normal"/>
    </style:style>
    <style:style style:name="T225" style:family="text">
      <style:text-properties fo:font-style="normal" officeooo:rsid="036cb594" style:font-style-asian="normal" style:font-style-complex="normal"/>
    </style:style>
    <style:style style:name="T226" style:family="text">
      <style:text-properties fo:font-style="normal" officeooo:rsid="0165eb26" style:font-style-asian="normal" style:font-style-complex="normal"/>
    </style:style>
    <style:style style:name="T227" style:family="text">
      <style:text-properties fo:font-style="normal" officeooo:rsid="006fefa7" style:font-style-asian="normal" style:font-style-complex="normal"/>
    </style:style>
    <style:style style:name="T228" style:family="text">
      <style:text-properties fo:font-style="normal" officeooo:rsid="037d8189" style:font-style-asian="normal" style:font-style-complex="normal"/>
    </style:style>
    <style:style style:name="T229" style:family="text">
      <style:text-properties fo:font-style="normal" officeooo:rsid="01e322fc" style:font-style-asian="normal" style:font-style-complex="normal"/>
    </style:style>
    <style:style style:name="T230" style:family="text">
      <style:text-properties fo:font-style="normal" officeooo:rsid="01e44b76" style:font-style-asian="normal" style:font-style-complex="normal"/>
    </style:style>
    <style:style style:name="T231" style:family="text">
      <style:text-properties fo:font-style="normal" officeooo:rsid="01e6241f" style:font-style-asian="normal" style:font-style-complex="normal"/>
    </style:style>
    <style:style style:name="T232" style:family="text">
      <style:text-properties fo:font-style="normal" officeooo:rsid="008f0331" style:font-style-asian="normal" style:font-style-complex="normal"/>
    </style:style>
    <style:style style:name="T233" style:family="text">
      <style:text-properties fo:font-style="normal" officeooo:rsid="0112d67e" style:font-style-asian="normal" style:font-style-complex="normal"/>
    </style:style>
    <style:style style:name="T234" style:family="text">
      <style:text-properties fo:font-style="normal" officeooo:rsid="01f6a53b" style:font-style-asian="normal" style:font-style-complex="normal"/>
    </style:style>
    <style:style style:name="T235" style:family="text">
      <style:text-properties fo:font-style="normal" officeooo:rsid="0113eb45" style:font-style-asian="normal" style:font-style-complex="normal"/>
    </style:style>
    <style:style style:name="T236" style:family="text">
      <style:text-properties fo:font-style="normal" officeooo:rsid="01fd7e16" style:font-style-asian="normal" style:font-style-complex="normal"/>
    </style:style>
    <style:style style:name="T237" style:family="text">
      <style:text-properties fo:font-style="normal" officeooo:rsid="011a6c14" style:font-style-asian="normal" style:font-style-complex="normal"/>
    </style:style>
    <style:style style:name="T238" style:family="text">
      <style:text-properties fo:font-style="normal" officeooo:rsid="011df3d0" style:font-style-asian="normal" style:font-style-complex="normal"/>
    </style:style>
    <style:style style:name="T239" style:family="text">
      <style:text-properties fo:font-style="normal" officeooo:rsid="01143b12" style:font-style-asian="normal" style:font-style-complex="normal"/>
    </style:style>
    <style:style style:name="T240" style:family="text">
      <style:text-properties fo:font-style="normal" officeooo:rsid="011ef786" style:font-style-asian="normal" style:font-style-complex="normal"/>
    </style:style>
    <style:style style:name="T241" style:family="text">
      <style:text-properties fo:font-style="normal" officeooo:rsid="0120b116" style:font-style-asian="normal" style:font-style-complex="normal"/>
    </style:style>
    <style:style style:name="T242" style:family="text">
      <style:text-properties fo:font-style="normal" officeooo:rsid="012116cb" style:font-style-asian="normal" style:font-style-complex="normal"/>
    </style:style>
    <style:style style:name="T243" style:family="text">
      <style:text-properties fo:font-style="normal" officeooo:rsid="01fe7d8b" style:font-style-asian="normal" style:font-style-complex="normal"/>
    </style:style>
    <style:style style:name="T244" style:family="text">
      <style:text-properties fo:font-style="normal" officeooo:rsid="012307a2" style:font-style-asian="normal" style:font-style-complex="normal"/>
    </style:style>
    <style:style style:name="T245" style:family="text">
      <style:text-properties fo:font-style="normal" officeooo:rsid="01244d5d" style:font-style-asian="normal" style:font-style-complex="normal"/>
    </style:style>
    <style:style style:name="T246" style:family="text">
      <style:text-properties fo:font-style="normal" officeooo:rsid="0166fc23" style:font-style-asian="normal" style:font-style-complex="normal"/>
    </style:style>
    <style:style style:name="T247" style:family="text">
      <style:text-properties fo:font-style="normal" officeooo:rsid="0165fa0f" style:font-style-asian="normal" style:font-style-complex="normal"/>
    </style:style>
    <style:style style:name="T248" style:family="text">
      <style:text-properties fo:font-style="normal" officeooo:rsid="016627bc" style:font-style-asian="normal" style:font-style-complex="normal"/>
    </style:style>
    <style:style style:name="T249" style:family="text">
      <style:text-properties fo:font-style="normal" officeooo:rsid="037f835d" style:font-style-asian="normal" style:font-style-complex="normal"/>
    </style:style>
    <style:style style:name="T250" style:family="text">
      <style:text-properties fo:font-style="normal" officeooo:rsid="03834805" style:font-style-asian="normal" style:font-style-complex="normal"/>
    </style:style>
    <style:style style:name="T251" style:family="text">
      <style:text-properties fo:font-style="normal" officeooo:rsid="0384b239" style:font-style-asian="normal" style:font-style-complex="normal"/>
    </style:style>
    <style:style style:name="T252" style:family="text">
      <style:text-properties fo:font-style="normal" officeooo:rsid="03858f69" style:font-style-asian="normal" style:font-style-complex="normal"/>
    </style:style>
    <style:style style:name="T253" style:family="text">
      <style:text-properties fo:font-style="normal" officeooo:rsid="038651e9" style:font-style-asian="normal" style:font-style-complex="normal"/>
    </style:style>
    <style:style style:name="T254" style:family="text">
      <style:text-properties fo:font-style="normal" officeooo:rsid="03874f6c" style:font-style-asian="normal" style:font-style-complex="normal"/>
    </style:style>
    <style:style style:name="T255" style:family="text">
      <style:text-properties fo:font-style="normal" officeooo:rsid="03877f42" style:font-style-asian="normal" style:font-style-complex="normal"/>
    </style:style>
    <style:style style:name="T256" style:family="text">
      <style:text-properties fo:font-style="normal" officeooo:rsid="038852ee" style:font-style-asian="normal" style:font-style-complex="normal"/>
    </style:style>
    <style:style style:name="T257" style:family="text">
      <style:text-properties fo:font-style="normal" officeooo:rsid="03889c36" style:font-style-asian="normal" style:font-style-complex="normal"/>
    </style:style>
    <style:style style:name="T258" style:family="text">
      <style:text-properties fo:font-style="normal" officeooo:rsid="03898b39" style:font-style-asian="normal" style:font-style-complex="normal"/>
    </style:style>
    <style:style style:name="T259" style:family="text">
      <style:text-properties fo:font-style="normal" officeooo:rsid="038a3f4a" style:font-style-asian="normal" style:font-style-complex="normal"/>
    </style:style>
    <style:style style:name="T260" style:family="text">
      <style:text-properties fo:font-style="normal" officeooo:rsid="038ac78e" style:font-style-asian="normal" style:font-style-complex="normal"/>
    </style:style>
    <style:style style:name="T261" style:family="text">
      <style:text-properties fo:font-style="normal" officeooo:rsid="038b9b30" style:font-style-asian="normal" style:font-style-complex="normal"/>
    </style:style>
    <style:style style:name="T262" style:family="text">
      <style:text-properties fo:font-style="normal" officeooo:rsid="038dfffc" style:font-style-asian="normal" style:font-style-complex="normal"/>
    </style:style>
    <style:style style:name="T263" style:family="text">
      <style:text-properties fo:font-style="normal" officeooo:rsid="038ecc50" style:font-style-asian="normal" style:font-style-complex="normal"/>
    </style:style>
    <style:style style:name="T264" style:family="text">
      <style:text-properties fo:font-style="normal" officeooo:rsid="03908239" style:font-style-asian="normal" style:font-style-complex="normal"/>
    </style:style>
    <style:style style:name="T265" style:family="text">
      <style:text-properties fo:font-style="normal" officeooo:rsid="03965f9f" style:font-style-asian="normal" style:font-style-complex="normal"/>
    </style:style>
    <style:style style:name="T266" style:family="text">
      <style:text-properties fo:font-style="normal" officeooo:rsid="0396d3a5" style:font-style-asian="normal" style:font-style-complex="normal"/>
    </style:style>
    <style:style style:name="T267" style:family="text">
      <style:text-properties fo:font-style="normal" officeooo:rsid="0396e859" style:font-style-asian="normal" style:font-style-complex="normal"/>
    </style:style>
    <style:style style:name="T268" style:family="text">
      <style:text-properties fo:font-style="normal" officeooo:rsid="0398c1d7" style:font-style-asian="normal" style:font-style-complex="normal"/>
    </style:style>
    <style:style style:name="T269" style:family="text">
      <style:text-properties fo:font-style="normal" officeooo:rsid="039a17aa" style:font-style-asian="normal" style:font-style-complex="normal"/>
    </style:style>
    <style:style style:name="T270" style:family="text">
      <style:text-properties fo:font-style="normal" officeooo:rsid="039b091d" style:font-style-asian="normal" style:font-style-complex="normal"/>
    </style:style>
    <style:style style:name="T271" style:family="text">
      <style:text-properties fo:font-style="normal" officeooo:rsid="039cb874" style:font-style-asian="normal" style:font-style-complex="normal"/>
    </style:style>
    <style:style style:name="T272" style:family="text">
      <style:text-properties fo:font-style="normal" officeooo:rsid="039dd8e0" style:font-style-asian="normal" style:font-style-complex="normal"/>
    </style:style>
    <style:style style:name="T273" style:family="text">
      <style:text-properties fo:font-style="normal" officeooo:rsid="039e1bda" style:font-style-asian="normal" style:font-style-complex="normal"/>
    </style:style>
    <style:style style:name="T274" style:family="text">
      <style:text-properties fo:font-style="normal" officeooo:rsid="03a15ca2" style:font-style-asian="normal" style:font-style-complex="normal"/>
    </style:style>
    <style:style style:name="T275" style:family="text">
      <style:text-properties fo:font-style="normal" officeooo:rsid="00d6238d" style:font-style-asian="normal" style:font-style-complex="normal"/>
    </style:style>
    <style:style style:name="T276" style:family="text">
      <style:text-properties fo:font-style="normal" officeooo:rsid="01cf2c70" style:font-style-asian="normal" style:font-style-complex="normal"/>
    </style:style>
    <style:style style:name="T277" style:family="text">
      <style:text-properties fo:font-style="normal" officeooo:rsid="01719611" style:font-style-asian="normal" style:font-style-complex="normal"/>
    </style:style>
    <style:style style:name="T278" style:family="text">
      <style:text-properties fo:font-style="normal" officeooo:rsid="00e40f2e" style:font-style-asian="normal" style:font-style-complex="normal"/>
    </style:style>
    <style:style style:name="T279" style:family="text">
      <style:text-properties fo:font-style="normal" officeooo:rsid="00d1d0d3" style:font-style-asian="normal" style:font-style-complex="normal"/>
    </style:style>
    <style:style style:name="T280" style:family="text">
      <style:text-properties fo:font-style="normal" officeooo:rsid="00e87fd7" style:font-style-asian="normal" style:font-style-complex="normal"/>
    </style:style>
    <style:style style:name="T281" style:family="text">
      <style:text-properties fo:font-style="normal" officeooo:rsid="03ad660c" style:font-style-asian="normal" style:font-style-complex="normal"/>
    </style:style>
    <style:style style:name="T282" style:family="text">
      <style:text-properties fo:font-style="normal" officeooo:rsid="00da85fc" style:font-style-asian="normal" style:font-style-complex="normal"/>
    </style:style>
    <style:style style:name="T283" style:family="text">
      <style:text-properties fo:font-style="normal" officeooo:rsid="00e23ad5" style:font-style-asian="normal" style:font-style-complex="normal"/>
    </style:style>
    <style:style style:name="T284" style:family="text">
      <style:text-properties fo:font-style="normal" officeooo:rsid="01d00b48" style:font-style-asian="normal" style:font-style-complex="normal"/>
    </style:style>
    <style:style style:name="T285" style:family="text">
      <style:text-properties fo:font-style="normal" officeooo:rsid="01d0233d" style:font-style-asian="normal" style:font-style-complex="normal"/>
    </style:style>
    <style:style style:name="T286" style:family="text">
      <style:text-properties fo:font-style="normal" officeooo:rsid="01d218f5" style:font-style-asian="normal" style:font-style-complex="normal"/>
    </style:style>
    <style:style style:name="T287" style:family="text">
      <style:text-properties fo:font-style="normal" officeooo:rsid="01d452b6" style:font-style-asian="normal" style:font-style-complex="normal"/>
    </style:style>
    <style:style style:name="T288" style:family="text">
      <style:text-properties fo:font-style="normal" officeooo:rsid="010b2527" style:font-style-asian="normal" style:font-style-complex="normal"/>
    </style:style>
    <style:style style:name="T289" style:family="text">
      <style:text-properties fo:font-style="normal" officeooo:rsid="01631252" style:font-style-asian="normal" style:font-style-complex="normal"/>
    </style:style>
    <style:style style:name="T290" style:family="text">
      <style:text-properties fo:font-style="normal" officeooo:rsid="010d1dea" style:font-style-asian="normal" style:font-style-complex="normal"/>
    </style:style>
    <style:style style:name="T291" style:family="text">
      <style:text-properties fo:font-style="normal" officeooo:rsid="010d34ec" style:font-style-asian="normal" style:font-style-complex="normal"/>
    </style:style>
    <style:style style:name="T292" style:family="text">
      <style:text-properties fo:font-style="normal" officeooo:rsid="015f7578" style:font-style-asian="normal" style:font-style-complex="normal"/>
    </style:style>
    <style:style style:name="T293" style:family="text">
      <style:text-properties fo:font-style="normal" officeooo:rsid="03afc62a" style:font-style-asian="normal" style:font-style-complex="normal"/>
    </style:style>
    <style:style style:name="T294" style:family="text">
      <style:text-properties fo:font-style="normal" officeooo:rsid="00e8e4ff" style:font-style-asian="normal" style:font-style-complex="normal"/>
    </style:style>
    <style:style style:name="T295" style:family="text">
      <style:text-properties fo:font-style="normal" officeooo:rsid="020488a8" style:font-style-asian="normal" style:font-style-complex="normal"/>
    </style:style>
    <style:style style:name="T296" style:family="text">
      <style:text-properties fo:font-style="normal" officeooo:rsid="00cae9a1" style:font-style-asian="normal" style:font-style-complex="normal"/>
    </style:style>
    <style:style style:name="T297" style:family="text">
      <style:text-properties fo:font-style="normal" officeooo:rsid="00880788" style:font-style-asian="normal" style:font-style-complex="normal"/>
    </style:style>
    <style:style style:name="T298" style:family="text">
      <style:text-properties fo:font-style="normal" officeooo:rsid="0087394e" style:font-style-asian="normal" style:font-style-complex="normal"/>
    </style:style>
    <style:style style:name="T299" style:family="text">
      <style:text-properties fo:font-style="normal" officeooo:rsid="00c37ffd" style:font-style-asian="normal" style:font-style-complex="normal"/>
    </style:style>
    <style:style style:name="T300" style:family="text">
      <style:text-properties fo:font-style="normal" officeooo:rsid="010f205a" style:font-style-asian="normal" style:font-style-complex="normal"/>
    </style:style>
    <style:style style:name="T301" style:family="text">
      <style:text-properties fo:font-style="normal" officeooo:rsid="03b0b41f" style:font-style-asian="normal" style:font-style-complex="normal"/>
    </style:style>
    <style:style style:name="T302" style:family="text">
      <style:text-properties fo:font-style="normal" officeooo:rsid="00c727b2" style:font-style-asian="normal" style:font-style-complex="normal"/>
    </style:style>
    <style:style style:name="T303" style:family="text">
      <style:text-properties fo:font-style="normal" officeooo:rsid="00c56563" style:font-style-asian="normal" style:font-style-complex="normal"/>
    </style:style>
    <style:style style:name="T304" style:family="text">
      <style:text-properties fo:font-style="normal" officeooo:rsid="00ca6205" style:font-style-asian="normal" style:font-style-complex="normal"/>
    </style:style>
    <style:style style:name="T305" style:family="text">
      <style:text-properties fo:font-style="normal" officeooo:rsid="03b55321" style:font-style-asian="normal" style:font-style-complex="normal"/>
    </style:style>
    <style:style style:name="T306" style:family="text">
      <style:text-properties fo:font-style="normal" officeooo:rsid="03b587c6" style:font-style-asian="normal" style:font-style-complex="normal"/>
    </style:style>
    <style:style style:name="T307" style:family="text">
      <style:text-properties fo:font-style="normal" officeooo:rsid="03b66600" style:font-style-asian="normal" style:font-style-complex="normal"/>
    </style:style>
    <style:style style:name="T308" style:family="text">
      <style:text-properties fo:font-style="normal" officeooo:rsid="03b6c587" style:font-style-asian="normal" style:font-style-complex="normal"/>
    </style:style>
    <style:style style:name="T309" style:family="text">
      <style:text-properties fo:font-style="normal" officeooo:rsid="03b96ade" style:font-style-asian="normal" style:font-style-complex="normal"/>
    </style:style>
    <style:style style:name="T310" style:family="text">
      <style:text-properties fo:font-style="normal" officeooo:rsid="03e16a07" style:font-style-asian="normal" style:font-style-complex="normal"/>
    </style:style>
    <style:style style:name="T311" style:family="text">
      <style:text-properties fo:font-style="normal" officeooo:rsid="02b70c10" style:font-style-asian="normal" style:font-style-complex="normal"/>
    </style:style>
    <style:style style:name="T312" style:family="text">
      <style:text-properties fo:font-style="normal" officeooo:rsid="03e76f7a" style:font-style-asian="normal" style:font-style-complex="normal"/>
    </style:style>
    <style:style style:name="T313" style:family="text">
      <style:text-properties fo:font-style="normal" officeooo:rsid="03ea59d4" style:font-style-asian="normal" style:font-style-complex="normal"/>
    </style:style>
    <style:style style:name="T314" style:family="text">
      <style:text-properties fo:font-style="normal" officeooo:rsid="03fb5a75" style:font-style-asian="normal" style:font-style-complex="normal"/>
    </style:style>
    <style:style style:name="T315" style:family="text">
      <style:text-properties fo:font-style="normal" officeooo:rsid="04032294" style:font-style-asian="normal" style:font-style-complex="normal"/>
    </style:style>
    <style:style style:name="T316" style:family="text">
      <style:text-properties fo:font-style="normal" officeooo:rsid="0405bce6" style:font-style-asian="normal" style:font-style-complex="normal"/>
    </style:style>
    <style:style style:name="T317" style:family="text">
      <style:text-properties fo:font-style="normal" officeooo:rsid="04157d49" style:font-style-asian="normal" style:font-style-complex="normal"/>
    </style:style>
    <style:style style:name="T318" style:family="text">
      <style:text-properties fo:font-style="normal" officeooo:rsid="04172abf" style:font-style-asian="normal" style:font-style-complex="normal"/>
    </style:style>
    <style:style style:name="T319" style:family="text">
      <style:text-properties fo:font-style="normal" officeooo:rsid="041da3d1" style:font-style-asian="normal" style:font-style-complex="normal"/>
    </style:style>
    <style:style style:name="T320" style:family="text">
      <style:text-properties fo:font-style="normal" officeooo:rsid="04212ce0" style:font-style-asian="normal" style:font-style-complex="normal"/>
    </style:style>
    <style:style style:name="T321" style:family="text">
      <style:text-properties fo:font-style="normal" officeooo:rsid="042ffd4a" style:font-style-asian="normal" style:font-style-complex="normal"/>
    </style:style>
    <style:style style:name="T322" style:family="text">
      <style:text-properties fo:font-style="normal" officeooo:rsid="044cb338" style:font-style-asian="normal" style:font-style-complex="normal"/>
    </style:style>
    <style:style style:name="T323" style:family="text">
      <style:text-properties fo:font-style="normal" officeooo:rsid="044e018c" style:font-style-asian="normal" style:font-style-complex="normal"/>
    </style:style>
    <style:style style:name="T324" style:family="text">
      <style:text-properties fo:font-style="normal" officeooo:rsid="044fe904" style:font-style-asian="normal" style:font-style-complex="normal"/>
    </style:style>
    <style:style style:name="T325" style:family="text">
      <style:text-properties fo:font-style="normal" officeooo:rsid="04513a2e" style:font-style-asian="normal" style:font-style-complex="normal"/>
    </style:style>
    <style:style style:name="T326" style:family="text">
      <style:text-properties fo:font-style="normal" officeooo:rsid="045150fe" style:font-style-asian="normal" style:font-style-complex="normal"/>
    </style:style>
    <style:style style:name="T327" style:family="text">
      <style:text-properties fo:font-style="normal" officeooo:rsid="04635792" style:font-style-asian="normal" style:font-style-complex="normal"/>
    </style:style>
    <style:style style:name="T328" style:family="text">
      <style:text-properties fo:font-style="normal" officeooo:rsid="046e23be" style:font-style-asian="normal" style:font-style-complex="normal"/>
    </style:style>
    <style:style style:name="T329" style:family="text">
      <style:text-properties fo:font-style="normal" officeooo:rsid="046fbb60" style:font-style-asian="normal" style:font-style-complex="normal"/>
    </style:style>
    <style:style style:name="T330" style:family="text">
      <style:text-properties fo:font-style="normal" officeooo:rsid="0473cc6b" style:font-style-asian="normal" style:font-style-complex="normal"/>
    </style:style>
    <style:style style:name="T331" style:family="text">
      <style:text-properties fo:font-style="normal" officeooo:rsid="0477fc54" style:font-style-asian="normal" style:font-style-complex="normal"/>
    </style:style>
    <style:style style:name="T332" style:family="text">
      <style:text-properties fo:font-style="normal" officeooo:rsid="0478c21e" style:font-style-asian="normal" style:font-style-complex="normal"/>
    </style:style>
    <style:style style:name="T333" style:family="text">
      <style:text-properties fo:font-style="normal" officeooo:rsid="01ac396d" style:font-style-asian="normal" style:font-style-complex="normal"/>
    </style:style>
    <style:style style:name="T334" style:family="text">
      <style:text-properties fo:font-style="normal" officeooo:rsid="0498db32" style:font-style-asian="normal" style:font-style-complex="normal"/>
    </style:style>
    <style:style style:name="T335" style:family="text">
      <style:text-properties fo:font-style="normal" officeooo:rsid="049d4a3d" style:font-style-asian="normal" style:font-style-complex="normal"/>
    </style:style>
    <style:style style:name="T336" style:family="text">
      <style:text-properties fo:font-style="normal" officeooo:rsid="049f0205" style:font-style-asian="normal" style:font-style-complex="normal"/>
    </style:style>
    <style:style style:name="T337" style:family="text">
      <style:text-properties fo:font-style="normal" officeooo:rsid="04a0486c" style:font-style-asian="normal" style:font-style-complex="normal"/>
    </style:style>
    <style:style style:name="T338" style:family="text">
      <style:text-properties fo:font-style="normal" fo:font-weight="normal" officeooo:rsid="003f5d00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044733b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0476cb9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049f64c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13dff49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13e1b34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13f3afe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14ff8ca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152ab55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168d421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1720566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172dbf4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1751e23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176821c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178305b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17ad0b9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17b6778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17c902d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17df5ac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1af0a02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1af7bb0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1b0a968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1b2a399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1b555c4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1bf7052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1c08ce1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1c1dc48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1c2a210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29d5de6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2a0ce31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2a1b07b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2e5e5b6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3bde95f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3bfaf53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3bfb5ca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3c0a13a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3c1b55f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3c21b9b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3c35e85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3c4c683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3c9c842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3ce514a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3d2d00d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3d52a9a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3d5702b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3ed87dd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3edc87f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3f03776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3f0ea97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3f3caf7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3f52389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434882b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47aa1e7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480e3ce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bold" officeooo:rsid="0178305b" style:font-style-asian="normal" style:font-weight-asian="bold" style:font-style-complex="normal" style:font-weight-complex="bold"/>
    </style:style>
    <style:style style:name="T393" style:family="text">
      <style:text-properties officeooo:rsid="000c5aea"/>
    </style:style>
    <style:style style:name="T394" style:family="text">
      <style:text-properties officeooo:rsid="000ca9f6"/>
    </style:style>
    <style:style style:name="T395" style:family="text">
      <style:text-properties officeooo:rsid="000cf908"/>
    </style:style>
    <style:style style:name="T396" style:family="text">
      <style:text-properties officeooo:rsid="0011dcb7"/>
    </style:style>
    <style:style style:name="T397" style:family="text">
      <style:text-properties style:text-position="super 58%" fo:font-style="italic" officeooo:rsid="0011dcb7" style:font-style-asian="italic" style:font-style-complex="italic"/>
    </style:style>
    <style:style style:name="T398" style:family="text">
      <style:text-properties style:text-position="super 58%" fo:font-weight="normal" officeooo:rsid="0011dcb7" style:font-weight-asian="normal" style:font-weight-complex="normal"/>
    </style:style>
    <style:style style:name="T399" style:family="text">
      <style:text-properties style:text-position="super 58%" fo:font-weight="normal" officeooo:rsid="047eb08a" style:font-weight-asian="normal" style:font-weight-complex="normal"/>
    </style:style>
    <style:style style:name="T400" style:family="text">
      <style:text-properties style:text-position="super 58%" officeooo:rsid="0021fcaa"/>
    </style:style>
    <style:style style:name="T401" style:family="text">
      <style:text-properties style:text-position="super 58%" officeooo:rsid="046b5846"/>
    </style:style>
    <style:style style:name="T402" style:family="text">
      <style:text-properties style:text-position="super 58%" fo:font-style="normal" officeooo:rsid="046d546f" style:font-style-asian="normal" style:font-style-complex="normal"/>
    </style:style>
    <style:style style:name="T403" style:family="text">
      <style:text-properties style:text-position="super 58%" fo:font-style="normal" officeooo:rsid="0473cc6b" style:font-style-asian="normal" style:font-style-complex="normal"/>
    </style:style>
    <style:style style:name="T404" style:family="text">
      <style:text-properties style:text-position="super 58%" fo:font-style="normal" officeooo:rsid="04745421" style:font-style-asian="normal" style:font-style-complex="normal"/>
    </style:style>
    <style:style style:name="T405" style:family="text">
      <style:text-properties style:text-position="super 58%" fo:font-style="normal" officeooo:rsid="0484d04b" style:font-style-asian="normal" style:font-style-complex="normal"/>
    </style:style>
    <style:style style:name="T406" style:family="text">
      <style:text-properties style:text-position="super 58%" fo:font-style="normal" officeooo:rsid="0485e2d3" style:font-style-asian="normal" style:font-style-complex="normal"/>
    </style:style>
    <style:style style:name="T407" style:family="text">
      <style:text-properties style:text-position="super 58%" fo:font-style="normal" officeooo:rsid="04873b64" style:font-style-asian="normal" style:font-style-complex="normal"/>
    </style:style>
    <style:style style:name="T408" style:family="text">
      <style:text-properties style:text-position="super 58%" fo:font-style="normal" officeooo:rsid="04a0486c" style:font-style-asian="normal" style:font-style-complex="normal"/>
    </style:style>
    <style:style style:name="T409" style:family="text">
      <style:text-properties style:text-position="super 58%" fo:font-style="normal" fo:font-weight="normal" officeooo:rsid="047b39a9" style:font-style-asian="normal" style:font-weight-asian="normal" style:font-style-complex="normal" style:font-weight-complex="normal"/>
    </style:style>
    <style:style style:name="T410" style:family="text">
      <style:text-properties style:text-position="super 58%" fo:font-style="normal" fo:font-weight="normal" officeooo:rsid="047d3d0b" style:font-style-asian="normal" style:font-weight-asian="normal" style:font-style-complex="normal" style:font-weight-complex="normal"/>
    </style:style>
    <style:style style:name="T411" style:family="text">
      <style:text-properties style:text-position="super 58%" fo:font-style="normal" fo:font-weight="normal" officeooo:rsid="0482bb8b" style:font-style-asian="normal" style:font-weight-asian="normal" style:font-style-complex="normal" style:font-weight-complex="normal"/>
    </style:style>
    <style:style style:name="T412" style:family="text">
      <style:text-properties style:text-position="super 58%" officeooo:rsid="047d3d0b"/>
    </style:style>
    <style:style style:name="T413" style:family="text">
      <style:text-properties style:text-position="super 58%" officeooo:rsid="0484d04b"/>
    </style:style>
    <style:style style:name="T414" style:family="text">
      <style:text-properties officeooo:rsid="001915ad"/>
    </style:style>
    <style:style style:name="T415" style:family="text">
      <style:text-properties officeooo:rsid="001b58a3"/>
    </style:style>
    <style:style style:name="T416" style:family="text">
      <style:text-properties officeooo:rsid="001d4aee"/>
    </style:style>
    <style:style style:name="T417" style:family="text">
      <style:text-properties officeooo:rsid="0023bae3"/>
    </style:style>
    <style:style style:name="T418" style:family="text">
      <style:text-properties fo:font-weight="normal" style:font-weight-asian="normal" style:font-weight-complex="normal"/>
    </style:style>
    <style:style style:name="T419" style:family="text">
      <style:text-properties fo:font-weight="normal" officeooo:rsid="0011dcb7" style:font-weight-asian="normal" style:font-weight-complex="normal"/>
    </style:style>
    <style:style style:name="T420" style:family="text">
      <style:text-properties fo:font-weight="normal" officeooo:rsid="002c1a1e" style:font-weight-asian="normal" style:font-weight-complex="normal"/>
    </style:style>
    <style:style style:name="T421" style:family="text">
      <style:text-properties fo:font-weight="normal" officeooo:rsid="002cc3a8" style:font-weight-asian="normal" style:font-weight-complex="normal"/>
    </style:style>
    <style:style style:name="T422" style:family="text">
      <style:text-properties fo:font-weight="normal" officeooo:rsid="002dfa8b" style:font-weight-asian="normal" style:font-weight-complex="normal"/>
    </style:style>
    <style:style style:name="T423" style:family="text">
      <style:text-properties fo:font-weight="normal" officeooo:rsid="002ff42a" style:font-weight-asian="normal" style:font-weight-complex="normal"/>
    </style:style>
    <style:style style:name="T424" style:family="text">
      <style:text-properties fo:font-weight="normal" officeooo:rsid="003046ea" style:font-weight-asian="normal" style:font-weight-complex="normal"/>
    </style:style>
    <style:style style:name="T425" style:family="text">
      <style:text-properties fo:font-weight="normal" officeooo:rsid="0030b954" style:font-weight-asian="normal" style:font-weight-complex="normal"/>
    </style:style>
    <style:style style:name="T426" style:family="text">
      <style:text-properties fo:font-weight="normal" officeooo:rsid="00316455" style:font-weight-asian="normal" style:font-weight-complex="normal"/>
    </style:style>
    <style:style style:name="T427" style:family="text">
      <style:text-properties fo:font-weight="normal" officeooo:rsid="003ac1b9" style:font-weight-asian="normal" style:font-weight-complex="normal"/>
    </style:style>
    <style:style style:name="T428" style:family="text">
      <style:text-properties fo:font-weight="normal" officeooo:rsid="003f4d89" style:font-weight-asian="normal" style:font-weight-complex="normal"/>
    </style:style>
    <style:style style:name="T429" style:family="text">
      <style:text-properties fo:font-weight="normal" officeooo:rsid="003f5d00" style:font-weight-asian="normal" style:font-weight-complex="normal"/>
    </style:style>
    <style:style style:name="T430" style:family="text">
      <style:text-properties fo:font-weight="normal" officeooo:rsid="00a8e080" style:font-weight-asian="normal" style:font-weight-complex="normal"/>
    </style:style>
    <style:style style:name="T431" style:family="text">
      <style:text-properties fo:font-weight="normal" officeooo:rsid="00a91575" style:font-weight-asian="normal" style:font-weight-complex="normal"/>
    </style:style>
    <style:style style:name="T432" style:family="text">
      <style:text-properties fo:font-weight="normal" officeooo:rsid="01454df0" style:font-weight-asian="normal" style:font-weight-complex="normal"/>
    </style:style>
    <style:style style:name="T433" style:family="text">
      <style:text-properties fo:font-weight="normal" officeooo:rsid="014e0cf9" style:font-weight-asian="normal" style:font-weight-complex="normal"/>
    </style:style>
    <style:style style:name="T434" style:family="text">
      <style:text-properties fo:font-weight="normal" officeooo:rsid="014d2eba" style:font-weight-asian="normal" style:font-weight-complex="normal"/>
    </style:style>
    <style:style style:name="T435" style:family="text">
      <style:text-properties fo:font-weight="normal" officeooo:rsid="014ff8ca" style:font-weight-asian="normal" style:font-weight-complex="normal"/>
    </style:style>
    <style:style style:name="T436" style:family="text">
      <style:text-properties fo:font-weight="normal" officeooo:rsid="016c19bf" style:font-weight-asian="normal" style:font-weight-complex="normal"/>
    </style:style>
    <style:style style:name="T437" style:family="text">
      <style:text-properties fo:font-weight="normal" officeooo:rsid="0176821c" style:font-weight-asian="normal" style:font-weight-complex="normal"/>
    </style:style>
    <style:style style:name="T438" style:family="text">
      <style:text-properties fo:font-weight="normal" officeooo:rsid="0178305b" style:font-weight-asian="normal" style:font-weight-complex="normal"/>
    </style:style>
    <style:style style:name="T439" style:family="text">
      <style:text-properties fo:font-weight="normal" officeooo:rsid="0296e3cf" style:font-weight-asian="normal" style:font-weight-complex="normal"/>
    </style:style>
    <style:style style:name="T440" style:family="text">
      <style:text-properties fo:font-weight="normal" officeooo:rsid="029b8bad" style:font-weight-asian="normal" style:font-weight-complex="normal"/>
    </style:style>
    <style:style style:name="T441" style:family="text">
      <style:text-properties fo:font-weight="normal" officeooo:rsid="017274b0" style:font-weight-asian="normal" style:font-weight-complex="normal"/>
    </style:style>
    <style:style style:name="T442" style:family="text">
      <style:text-properties fo:font-weight="normal" officeooo:rsid="03b97b6f" style:font-weight-asian="normal" style:font-weight-complex="normal"/>
    </style:style>
    <style:style style:name="T443" style:family="text">
      <style:text-properties fo:font-weight="normal" officeooo:rsid="03b99c57" style:font-weight-asian="normal" style:font-weight-complex="normal"/>
    </style:style>
    <style:style style:name="T444" style:family="text">
      <style:text-properties fo:font-weight="normal" officeooo:rsid="03bcf33b" style:font-weight-asian="normal" style:font-weight-complex="normal"/>
    </style:style>
    <style:style style:name="T445" style:family="text">
      <style:text-properties fo:font-weight="normal" officeooo:rsid="03bd5b3f" style:font-weight-asian="normal" style:font-weight-complex="normal"/>
    </style:style>
    <style:style style:name="T446" style:family="text">
      <style:text-properties fo:font-weight="normal" officeooo:rsid="03c69b0b" style:font-weight-asian="normal" style:font-weight-complex="normal"/>
    </style:style>
    <style:style style:name="T447" style:family="text">
      <style:text-properties fo:font-weight="normal" officeooo:rsid="03c7d18f" style:font-weight-asian="normal" style:font-weight-complex="normal"/>
    </style:style>
    <style:style style:name="T448" style:family="text">
      <style:text-properties fo:font-weight="normal" officeooo:rsid="0186152e" style:font-weight-asian="normal" style:font-weight-complex="normal"/>
    </style:style>
    <style:style style:name="T449" style:family="text">
      <style:text-properties fo:font-weight="normal" officeooo:rsid="03cd04f4" style:font-weight-asian="normal" style:font-weight-complex="normal"/>
    </style:style>
    <style:style style:name="T450" style:family="text">
      <style:text-properties fo:font-weight="normal" officeooo:rsid="03ce69eb" style:font-weight-asian="normal" style:font-weight-complex="normal"/>
    </style:style>
    <style:style style:name="T451" style:family="text">
      <style:text-properties fo:font-weight="normal" officeooo:rsid="03d05607" style:font-weight-asian="normal" style:font-weight-complex="normal"/>
    </style:style>
    <style:style style:name="T452" style:family="text">
      <style:text-properties fo:font-weight="normal" officeooo:rsid="03d2d00d" style:font-weight-asian="normal" style:font-weight-complex="normal"/>
    </style:style>
    <style:style style:name="T453" style:family="text">
      <style:text-properties fo:font-weight="normal" officeooo:rsid="03d607f0" style:font-weight-asian="normal" style:font-weight-complex="normal"/>
    </style:style>
    <style:style style:name="T454" style:family="text">
      <style:text-properties fo:font-weight="normal" officeooo:rsid="03d7d874" style:font-weight-asian="normal" style:font-weight-complex="normal"/>
    </style:style>
    <style:style style:name="T455" style:family="text">
      <style:text-properties fo:font-weight="normal" officeooo:rsid="03d7ffbd" style:font-weight-asian="normal" style:font-weight-complex="normal"/>
    </style:style>
    <style:style style:name="T456" style:family="text">
      <style:text-properties fo:font-weight="normal" officeooo:rsid="03d95056" style:font-weight-asian="normal" style:font-weight-complex="normal"/>
    </style:style>
    <style:style style:name="T457" style:family="text">
      <style:text-properties fo:font-weight="normal" officeooo:rsid="01cc568d" style:font-weight-asian="normal" style:font-weight-complex="normal"/>
    </style:style>
    <style:style style:name="T458" style:family="text">
      <style:text-properties fo:font-weight="normal" officeooo:rsid="03db15bf" style:font-weight-asian="normal" style:font-weight-complex="normal"/>
    </style:style>
    <style:style style:name="T459" style:family="text">
      <style:text-properties fo:font-weight="normal" officeooo:rsid="03dc0859" style:font-weight-asian="normal" style:font-weight-complex="normal"/>
    </style:style>
    <style:style style:name="T460" style:family="text">
      <style:text-properties fo:font-weight="normal" officeooo:rsid="03dd3c06" style:font-weight-asian="normal" style:font-weight-complex="normal"/>
    </style:style>
    <style:style style:name="T461" style:family="text">
      <style:text-properties fo:font-weight="normal" officeooo:rsid="03deef84" style:font-weight-asian="normal" style:font-weight-complex="normal"/>
    </style:style>
    <style:style style:name="T462" style:family="text">
      <style:text-properties fo:font-weight="normal" officeooo:rsid="04320e08" style:font-weight-asian="normal" style:font-weight-complex="normal"/>
    </style:style>
    <style:style style:name="T463" style:family="text">
      <style:text-properties fo:font-weight="normal" officeooo:rsid="0437708e" style:font-weight-asian="normal" style:font-weight-complex="normal"/>
    </style:style>
    <style:style style:name="T464" style:family="text">
      <style:text-properties fo:font-weight="normal" officeooo:rsid="04384ceb" style:font-weight-asian="normal" style:font-weight-complex="normal"/>
    </style:style>
    <style:style style:name="T465" style:family="text">
      <style:text-properties fo:font-weight="normal" officeooo:rsid="043d0611" style:font-weight-asian="normal" style:font-weight-complex="normal"/>
    </style:style>
    <style:style style:name="T466" style:family="text">
      <style:text-properties fo:font-weight="normal" officeooo:rsid="043e95f3" style:font-weight-asian="normal" style:font-weight-complex="normal"/>
    </style:style>
    <style:style style:name="T467" style:family="text">
      <style:text-properties fo:font-weight="normal" officeooo:rsid="043f92fc" style:font-weight-asian="normal" style:font-weight-complex="normal"/>
    </style:style>
    <style:style style:name="T468" style:family="text">
      <style:text-properties fo:font-weight="normal" officeooo:rsid="0443253d" style:font-weight-asian="normal" style:font-weight-complex="normal"/>
    </style:style>
    <style:style style:name="T469" style:family="text">
      <style:text-properties fo:font-weight="normal" officeooo:rsid="0469eaff" style:font-weight-asian="normal" style:font-weight-complex="normal"/>
    </style:style>
    <style:style style:name="T470" style:family="text">
      <style:text-properties fo:font-weight="normal" officeooo:rsid="047eb08a" style:font-weight-asian="normal" style:font-weight-complex="normal"/>
    </style:style>
    <style:style style:name="T471" style:family="text">
      <style:text-properties fo:font-weight="normal" officeooo:rsid="0494ef2a" style:font-weight-asian="normal" style:font-weight-complex="normal"/>
    </style:style>
    <style:style style:name="T472" style:family="text">
      <style:text-properties fo:font-weight="normal" officeooo:rsid="0496cf6c" style:font-weight-asian="normal" style:font-weight-complex="normal"/>
    </style:style>
    <style:style style:name="T473" style:family="text">
      <style:text-properties officeooo:rsid="002dee52"/>
    </style:style>
    <style:style style:name="T474" style:family="text">
      <style:text-properties officeooo:rsid="0032588e"/>
    </style:style>
    <style:style style:name="T475" style:family="text">
      <style:text-properties officeooo:rsid="00337ac4"/>
    </style:style>
    <style:style style:name="T476" style:family="text">
      <style:text-properties officeooo:rsid="003512ff"/>
    </style:style>
    <style:style style:name="T477" style:family="text">
      <style:text-properties officeooo:rsid="00361a9c"/>
    </style:style>
    <style:style style:name="T478" style:family="text">
      <style:text-properties officeooo:rsid="00379024"/>
    </style:style>
    <style:style style:name="T479" style:family="text">
      <style:text-properties officeooo:rsid="0046a81e"/>
    </style:style>
    <style:style style:name="T480" style:family="text">
      <style:text-properties officeooo:rsid="004f3c14"/>
    </style:style>
    <style:style style:name="T481" style:family="text">
      <style:text-properties officeooo:rsid="004f8003"/>
    </style:style>
    <style:style style:name="T482" style:family="text">
      <style:text-properties officeooo:rsid="00503202"/>
    </style:style>
    <style:style style:name="T483" style:family="text">
      <style:text-properties officeooo:rsid="005578b3"/>
    </style:style>
    <style:style style:name="T484" style:family="text">
      <style:text-properties officeooo:rsid="005a3921"/>
    </style:style>
    <style:style style:name="T485" style:family="text">
      <style:text-properties officeooo:rsid="006edfa1"/>
    </style:style>
    <style:style style:name="T486" style:family="text">
      <style:text-properties officeooo:rsid="006f6a5e"/>
    </style:style>
    <style:style style:name="T487" style:family="text">
      <style:text-properties officeooo:rsid="007082de"/>
    </style:style>
    <style:style style:name="T488" style:family="text">
      <style:text-properties officeooo:rsid="0071866e"/>
    </style:style>
    <style:style style:name="T489" style:family="text">
      <style:text-properties officeooo:rsid="0071ea1f"/>
    </style:style>
    <style:style style:name="T490" style:family="text">
      <style:text-properties officeooo:rsid="007599dc"/>
    </style:style>
    <style:style style:name="T491" style:family="text">
      <style:text-properties officeooo:rsid="0076b9a7"/>
    </style:style>
    <style:style style:name="T492" style:family="text">
      <style:text-properties officeooo:rsid="0078db89"/>
    </style:style>
    <style:style style:name="T493" style:family="text">
      <style:text-properties officeooo:rsid="007ac79c"/>
    </style:style>
    <style:style style:name="T494" style:family="text">
      <style:text-properties officeooo:rsid="009bdb00"/>
    </style:style>
    <style:style style:name="T495" style:family="text">
      <style:text-properties officeooo:rsid="00a7da71"/>
    </style:style>
    <style:style style:name="T496" style:family="text">
      <style:text-properties officeooo:rsid="01342db4"/>
    </style:style>
    <style:style style:name="T497" style:family="text">
      <style:text-properties officeooo:rsid="0134d566"/>
    </style:style>
    <style:style style:name="T498" style:family="text">
      <style:text-properties officeooo:rsid="014222dd"/>
    </style:style>
    <style:style style:name="T499" style:family="text">
      <style:text-properties officeooo:rsid="016ea8e2"/>
    </style:style>
    <style:style style:name="T500" style:family="text">
      <style:text-properties officeooo:rsid="016f3d6f"/>
    </style:style>
    <style:style style:name="T501" style:family="text">
      <style:text-properties fo:font-weight="bold" officeooo:rsid="0178305b" style:font-weight-asian="bold" style:font-weight-complex="bold"/>
    </style:style>
    <style:style style:name="T502" style:family="text">
      <style:text-properties officeooo:rsid="01719611"/>
    </style:style>
    <style:style style:name="T503" style:family="text">
      <style:text-properties style:font-name="Liberation Serif" fo:font-style="italic" officeooo:rsid="008c35fa" style:font-style-asian="italic" style:font-style-complex="italic"/>
    </style:style>
    <style:style style:name="T504" style:family="text">
      <style:text-properties style:font-name="Liberation Serif" officeooo:rsid="01719611"/>
    </style:style>
    <style:style style:name="T505" style:family="text">
      <style:text-properties officeooo:rsid="008217a5"/>
    </style:style>
    <style:style style:name="T506" style:family="text">
      <style:text-properties officeooo:rsid="008338bb"/>
    </style:style>
    <style:style style:name="T507" style:family="text">
      <style:text-properties officeooo:rsid="00b8bf0c"/>
    </style:style>
    <style:style style:name="T508" style:family="text">
      <style:text-properties officeooo:rsid="01561ee1"/>
    </style:style>
    <style:style style:name="T509" style:family="text">
      <style:text-properties officeooo:rsid="00867950"/>
    </style:style>
    <style:style style:name="T510" style:family="text">
      <style:text-properties officeooo:rsid="00880788"/>
    </style:style>
    <style:style style:name="T511" style:family="text">
      <style:text-properties officeooo:rsid="00881dac"/>
    </style:style>
    <style:style style:name="T512" style:family="text">
      <style:text-properties officeooo:rsid="00f062e5"/>
    </style:style>
    <style:style style:name="T513" style:family="text">
      <style:text-properties officeooo:rsid="012f7697"/>
    </style:style>
    <style:style style:name="T514" style:family="text">
      <style:text-properties officeooo:rsid="01279cfe"/>
    </style:style>
    <style:style style:name="T515" style:family="text">
      <style:text-properties officeooo:rsid="017274b0"/>
    </style:style>
    <style:style style:name="T516" style:family="text">
      <style:text-properties officeooo:rsid="00ed5a64"/>
    </style:style>
    <style:style style:name="T517" style:family="text">
      <style:text-properties officeooo:rsid="00f646d2"/>
    </style:style>
    <style:style style:name="T518" style:family="text">
      <style:text-properties officeooo:rsid="00ef5cc0"/>
    </style:style>
    <style:style style:name="T519" style:family="text">
      <style:text-properties officeooo:rsid="017458fb"/>
    </style:style>
    <style:style style:name="T520" style:family="text">
      <style:text-properties officeooo:rsid="0178305b"/>
    </style:style>
    <style:style style:name="T521" style:family="text">
      <style:text-properties officeooo:rsid="017ad0b9"/>
    </style:style>
    <style:style style:name="T522" style:family="text">
      <style:text-properties officeooo:rsid="005441c3"/>
    </style:style>
    <style:style style:name="T523" style:family="text">
      <style:text-properties officeooo:rsid="019a4aa6"/>
    </style:style>
    <style:style style:name="T524" style:family="text">
      <style:text-properties officeooo:rsid="019bfed9"/>
    </style:style>
    <style:style style:name="T525" style:family="text">
      <style:text-properties officeooo:rsid="019f4aec"/>
    </style:style>
    <style:style style:name="T526" style:family="text">
      <style:text-properties officeooo:rsid="01a1751f"/>
    </style:style>
    <style:style style:name="T527" style:family="text">
      <style:text-properties officeooo:rsid="01a4fba2"/>
    </style:style>
    <style:style style:name="T528" style:family="text">
      <style:text-properties officeooo:rsid="01a60dd8"/>
    </style:style>
    <style:style style:name="T529" style:family="text">
      <style:text-properties officeooo:rsid="01aa0550"/>
    </style:style>
    <style:style style:name="T530" style:family="text">
      <style:text-properties officeooo:rsid="01ab0ad1"/>
    </style:style>
    <style:style style:name="T531" style:family="text">
      <style:text-properties officeooo:rsid="01ae8431"/>
    </style:style>
    <style:style style:name="T532" style:family="text">
      <style:text-properties officeooo:rsid="01c2ec3b"/>
    </style:style>
    <style:style style:name="T533" style:family="text">
      <style:text-properties officeooo:rsid="01c37240"/>
    </style:style>
    <style:style style:name="T534" style:family="text">
      <style:text-properties officeooo:rsid="01c5307f"/>
    </style:style>
    <style:style style:name="T535" style:family="text">
      <style:text-properties officeooo:rsid="020145de"/>
    </style:style>
    <style:style style:name="T536" style:family="text">
      <style:text-properties officeooo:rsid="02027aec"/>
    </style:style>
    <style:style style:name="T537" style:family="text">
      <style:text-properties officeooo:rsid="0204d0e1"/>
    </style:style>
    <style:style style:name="T538" style:family="text">
      <style:text-properties officeooo:rsid="020515c5"/>
    </style:style>
    <style:style style:name="T539" style:family="text">
      <style:text-properties officeooo:rsid="02061ee4"/>
    </style:style>
    <style:style style:name="T540" style:family="text">
      <style:text-properties officeooo:rsid="022fc753"/>
    </style:style>
    <style:style style:name="T541" style:family="text">
      <style:text-properties officeooo:rsid="02308661"/>
    </style:style>
    <style:style style:name="T542" style:family="text">
      <style:text-properties officeooo:rsid="02581be5"/>
    </style:style>
    <style:style style:name="T543" style:family="text">
      <style:text-properties officeooo:rsid="0289ec0a"/>
    </style:style>
    <style:style style:name="T544" style:family="text">
      <style:text-properties officeooo:rsid="028e72d7"/>
    </style:style>
    <style:style style:name="T545" style:family="text">
      <style:text-properties officeooo:rsid="0292d1f1"/>
    </style:style>
    <style:style style:name="T546" style:family="text">
      <style:text-properties officeooo:rsid="02a68ff6"/>
    </style:style>
    <style:style style:name="T547" style:family="text">
      <style:text-properties officeooo:rsid="02a8aafb"/>
    </style:style>
    <style:style style:name="T548" style:family="text">
      <style:text-properties officeooo:rsid="02a8cee1"/>
    </style:style>
    <style:style style:name="T549" style:family="text">
      <style:text-properties officeooo:rsid="02ac8ff6"/>
    </style:style>
    <style:style style:name="T550" style:family="text">
      <style:text-properties officeooo:rsid="02ae5fe0"/>
    </style:style>
    <style:style style:name="T551" style:family="text">
      <style:text-properties officeooo:rsid="02af379f"/>
    </style:style>
    <style:style style:name="T552" style:family="text">
      <style:text-properties officeooo:rsid="02b0d8a5"/>
    </style:style>
    <style:style style:name="T553" style:family="text">
      <style:text-properties officeooo:rsid="018514df"/>
    </style:style>
    <style:style style:name="T554" style:family="text">
      <style:text-properties officeooo:rsid="02bc031c"/>
    </style:style>
    <style:style style:name="T555" style:family="text">
      <style:text-properties officeooo:rsid="02bd4872"/>
    </style:style>
    <style:style style:name="T556" style:family="text">
      <style:text-properties officeooo:rsid="02bde01d"/>
    </style:style>
    <style:style style:name="T557" style:family="text">
      <style:text-properties officeooo:rsid="02bfa798"/>
    </style:style>
    <style:style style:name="T558" style:family="text">
      <style:text-properties officeooo:rsid="02c04651"/>
    </style:style>
    <style:style style:name="T559" style:family="text">
      <style:text-properties officeooo:rsid="02c1029b"/>
    </style:style>
    <style:style style:name="T560" style:family="text">
      <style:text-properties officeooo:rsid="02c1df78"/>
    </style:style>
    <style:style style:name="T561" style:family="text">
      <style:text-properties officeooo:rsid="02c2a16d"/>
    </style:style>
    <style:style style:name="T562" style:family="text">
      <style:text-properties officeooo:rsid="02c3bba4"/>
    </style:style>
    <style:style style:name="T563" style:family="text">
      <style:text-properties officeooo:rsid="02d87bbd"/>
    </style:style>
    <style:style style:name="T564" style:family="text">
      <style:text-properties officeooo:rsid="02da5079"/>
    </style:style>
    <style:style style:name="T565" style:family="text">
      <style:text-properties officeooo:rsid="02dbd375"/>
    </style:style>
    <style:style style:name="T566" style:family="text">
      <style:text-properties officeooo:rsid="02ddc93f"/>
    </style:style>
    <style:style style:name="T567" style:family="text">
      <style:text-properties officeooo:rsid="02e212c4"/>
    </style:style>
    <style:style style:name="T568" style:family="text">
      <style:text-properties officeooo:rsid="0384b239"/>
    </style:style>
    <style:style style:name="T569" style:family="text">
      <style:text-properties officeooo:rsid="03e4b12b"/>
    </style:style>
    <style:style style:name="T570" style:family="text">
      <style:text-properties officeooo:rsid="03e93847"/>
    </style:style>
    <style:style style:name="T571" style:family="text">
      <style:text-properties officeooo:rsid="03ea2a50"/>
    </style:style>
    <style:style style:name="T572" style:family="text">
      <style:text-properties officeooo:rsid="03ea5886"/>
    </style:style>
    <style:style style:name="T573" style:family="text">
      <style:text-properties officeooo:rsid="03f64961"/>
    </style:style>
    <style:style style:name="T574" style:family="text">
      <style:text-properties officeooo:rsid="03fcbddc"/>
    </style:style>
    <style:style style:name="T575" style:family="text">
      <style:text-properties officeooo:rsid="042986e7"/>
    </style:style>
    <style:style style:name="T576" style:family="text">
      <style:text-properties officeooo:rsid="0471fc5b"/>
    </style:style>
    <style:style style:name="T577" style:family="text">
      <style:text-properties officeooo:rsid="047a9231"/>
    </style:style>
    <style:style style:name="T578" style:family="text">
      <style:text-properties officeooo:rsid="01ac396d"/>
    </style:style>
    <style:style style:name="T579" style:family="text">
      <style:text-properties officeooo:rsid="005e0d28"/>
    </style:style>
    <style:style style:name="T580" style:family="text">
      <style:text-properties officeooo:rsid="016c19bf"/>
    </style:style>
    <style:style style:name="T581" style:family="text">
      <style:text-properties officeooo:rsid="01707de9"/>
    </style:style>
    <style:style style:name="T582" style:family="text">
      <style:text-properties officeooo:rsid="04982f7e"/>
    </style:style>
    <style:style style:name="T583" style:family="text">
      <style:text-properties officeooo:rsid="04a37231"/>
    </style:style>
    <style:style style:name="T584" style:family="text">
      <style:text-properties officeooo:rsid="04a9c3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omas Kagan</text:p>
      <text:p text:style-name="P7">PHYS 4041</text:p>
      <text:p text:style-name="P7">Prof. Jorge Vinals</text:p>
      <text:p text:style-name="P7">10/31/20</text:p>
      <text:p text:style-name="P7"/>
      <text:p text:style-name="P8"><text:span text:style-name="T476">Comparing </text:span><text:span text:style-name="T474">Isotropic Propert</text:span><text:span text:style-name="T475">ies</text:span><text:span text:style-name="T474"> of </text:span><text:span text:style-name="T477">Two </text:span>Diffusion Limited Aggregation <text:span text:style-name="T478">Simulation Techniques</text:span></text:p>
      <text:p text:style-name="P2"/>
      <text:p text:style-name="P10">Introduction</text:p>
      <text:p text:style-name="P4">“Of all the possible pathways of disorder, nature favors just a few.”</text:p>
      <text:p text:style-name="P4"><text:tab/><text:tab/><text:span text:style-name="T8">― James Gleick, Chaos: Making a New Science</text:span><text:span text:style-name="T397">1</text:span></text:p>
      <text:p text:style-name="P1"/>
      <text:p text:style-name="P6"><text:span text:style-name="T2">From snowflakes, to coral reefs, to lightning strikes, to </text:span><text:span text:style-name="T3">string theoretical models of subatomic particles</text:span><text:span text:style-name="T412">5</text:span><text:span text:style-name="T3">,</text:span><text:span text:style-name="T2"> </text:span><text:span text:style-name="T1">Diffusion Limited Aggregation </text:span><text:span text:style-name="T2">is a subtle yet </text:span><text:span text:style-name="T570">ubiquitous</text:span><text:span text:style-name="T2"> </text:span><text:span text:style-name="T487">mechanism underlying physical systems at every scale. And, </text:span><text:span text:style-name="T488">being</text:span><text:span text:style-name="T487"> </text:span><text:span text:style-name="T494">simple to describe physically,</text:span><text:span text:style-name="T487"> </text:span><text:span text:style-name="T488">D</text:span><text:span text:style-name="T500">L</text:span><text:span text:style-name="T488">A is an accessible way to explore the </text:span><text:span text:style-name="T487">f</text:span><text:span text:style-name="T4">ine line between </text:span><text:span text:style-name="T571">randomness</text:span><text:span text:style-name="T4"> and emergent order—</text:span><text:span text:style-name="T490">and </text:span><text:span text:style-name="T496">so </text:span><text:span text:style-name="T497">it</text:span><text:span text:style-name="T488"> has been </text:span><text:span text:style-name="T495">a subject of great interest</text:span><text:span text:style-name="T488"> in </text:span><text:span text:style-name="T495">the study of chaos</text:span><text:span text:style-name="T412">5</text:span><text:span text:style-name="T3">. In this paper, I present the physical conditions for which this particular flavor of natural and computational beauty emerges; </text:span><text:span text:style-name="T544">and </text:span><text:span text:style-name="T489">I present two</text:span><text:span text:style-name="T488"> model</text:span><text:span text:style-name="T489">s</text:span><text:span text:style-name="T488"> </text:span><text:span text:style-name="T3">of gas </text:span><text:span text:style-name="T488">particle</text:span><text:span text:style-name="T3"> diffusion: </text:span><text:span text:style-name="T13">Simulation A</text:span><text:span text:style-name="T491">, a </text:span><text:span text:style-name="T543">traditional</text:span><text:span text:style-name="T491"> model</text:span><text:span text:style-name="T3"> </text:span><text:span text:style-name="T491">described by </text:span><text:span text:style-name="T499">a Brownian model of the motion of particles,</text:span><text:span text:style-name="T491"> and</text:span><text:span text:style-name="T13"> Simulation B,</text:span><text:span text:style-name="T491"> </text:span><text:span text:style-name="T515">a </text:span><text:span text:style-name="T520">technique</text:span><text:span text:style-name="T515"> I propose that </text:span><text:span text:style-name="T519">derive</text:span><text:span text:style-name="T520">s</text:span><text:span text:style-name="T519"> from</text:span><text:span text:style-name="T499"> the diffusion equation in an attempt to improve paralleli</text:span><text:span text:style-name="T515">zability </text:span><text:span text:style-name="T531">of the algorithm</text:span><text:span text:style-name="T3">; </text:span><text:span text:style-name="T491">and I present findings pertaining to the symmetry of the shapes generated by each </text:span><text:span text:style-name="T99">Simulation </text:span><text:span text:style-name="T101">to evaluate their </text:span><text:span text:style-name="T103">respective </text:span><text:span text:style-name="T101">fitness at application to a variety of domains</text:span><text:span text:style-name="T491">.</text:span></text:p>
      <text:p text:style-name="P5"/>
      <text:p text:style-name="P45"><text:span text:style-name="T6">Particles </text:span><text:span text:style-name="T9">diffuse</text:span><text:span text:style-name="T81"> as they follow a chaotic, </text:span><text:span text:style-name="T101">fractal</text:span><text:span text:style-name="T81"> path</text:span><text:span text:style-name="T3">. </text:span><text:span text:style-name="T6">Any path they happen to follow is equally likely, </text:span><text:span text:style-name="T395">but there are uncountably many </text:span><text:span text:style-name="T492">such </text:span><text:span text:style-name="T395">paths of arbitrary resolution</text:span><text:span text:style-name="T6">. </text:span><text:span text:style-name="T395">This </text:span><text:span text:style-name="T493">phenomenon is</text:span><text:span text:style-name="T395"> </text:span><text:span text:style-name="T11">Brownian motion. </text:span><text:span text:style-name="T493">To simulate </text:span><text:span text:style-name="T500">DLA</text:span><text:span text:style-name="T493">, begin</text:span><text:span text:style-name="T6"> with a single particle stationary at the center of the coordinate plane, called the</text:span><text:span text:style-name="T9"> seed</text:span><text:span text:style-name="T81">.</text:span><text:span text:style-name="T9"> </text:span><text:span text:style-name="T81">Then</text:span><text:span text:style-name="T9">,</text:span><text:span text:style-name="T6"> introduce a new particle far away from</text:span><text:span text:style-name="T3"> </text:span><text:span text:style-name="T6">the seed </text:span><text:span text:style-name="T395">to</text:span><text:span text:style-name="T6"> undergo a random walk </text:span><text:span text:style-name="T572">of small, discrete steps in time and space</text:span><text:span text:style-name="T6"> around the coordinate plane. </text:span><text:span text:style-name="T393">If the particle contacts the seed, it sticks, </text:span><text:span text:style-name="T394">forming an </text:span><text:span text:style-name="T10">aggregate</text:span><text:span text:style-name="T393">. Repeat for any number of desired particles. </text:span><text:span text:style-name="T395">This will cause the aggregate to grow out in tendrils. A peninsula has a lot more surface area than </text:span><text:span text:style-name="T479">its respective arc of</text:span><text:span text:style-name="T395"> </text:span><text:span text:style-name="T479">the</text:span><text:span text:style-name="T395"> circle, so the longer tendrils grow, the more likely a particle will land on a tendril</text:span><text:span text:style-name="T393">. </text:span><text:span text:style-name="T6">I</text:span><text:span text:style-name="T3">t is through this mechanism that </text:span><text:span text:style-name="T5">fractal growth</text:span><text:span text:style-name="T3"> develops, </text:span><text:span text:style-name="T5">where many small tendrils surround larger tendrils, which in turn branch off into many small tendrils, a few of which eventually grow into larger tendrils, and so forth. </text:span></text:p>
      <text:p text:style-name="P45"/>
      <text:p text:style-name="P53"><text:span text:style-name="T519">This report is </text:span><text:span text:style-name="T542">organized</text:span><text:span text:style-name="T519"> in </text:span><text:span text:style-name="T545">6</text:span><text:span text:style-name="T519"> sections.</text:span></text:p>
      <text:list xml:id="list1708937021" text:style-name="L1">
        <text:list-item>
          <text:p text:style-name="P94">This <text:span text:style-name="T8">Introduction</text:span><text:span text:style-name="T80"> section which you have just read.</text:span></text:p>
        </text:list-item>
        <text:list-item>
          <text:p text:style-name="P90"><text:span text:style-name="T180">The following </text:span><text:span text:style-name="T48">Objective</text:span><text:span text:style-name="T180"> section which describes the purpose of this report, </text:span><text:span text:style-name="T182">and </text:span><text:span text:style-name="T179">what kind of results </text:span><text:span text:style-name="T181">are intended from the process</text:span><text:span text:style-name="T180">.</text:span></text:p>
        </text:list-item>
        <text:list-item>
          <text:p text:style-name="P91"><text:span text:style-name="T200">The </text:span><text:span text:style-name="T51">Approach</text:span><text:span text:style-name="T200"> section which presents the algorithms for both Simulations as well as </text:span><text:span text:style-name="T183">the technique </text:span><text:span text:style-name="T198">that will be used</text:span><text:span text:style-name="T183"> to measure </text:span><text:span text:style-name="T207">the aforementioned kind of symmetry</text:span><text:span text:style-name="T183">. </text:span><text:span text:style-name="T184">Each algorithm is prefaced with its analytical basis a</text:span><text:span text:style-name="T185">nd a mention to</text:span><text:span text:style-name="T184"> </text:span><text:span text:style-name="T201">relevant </text:span><text:span text:style-name="T313">numerical </text:span><text:span text:style-name="T184">accuracy/stability </text:span><text:span text:style-name="T199">considerations</text:span><text:span text:style-name="T184">.</text:span></text:p>
        </text:list-item>
        <text:list-item>
          <text:p text:style-name="P92"><text:span text:style-name="T184">T</text:span><text:span text:style-name="T187">he </text:span><text:span text:style-name="T49">Results</text:span><text:span text:style-name="T187"> section, which is a placeholder section for upcoming results of this report </text:span><text:span text:style-name="T186">due on</text:span><text:span text:style-name="T187"> December </text:span><text:span text:style-name="T327">17.</text:span><text:span text:style-name="T187"> </text:span><text:span text:style-name="T188">In the meantime, it restates what the </text:span><text:span text:style-name="T189">intended results will be, explains their significance to DLA simulation, and </text:span><text:span text:style-name="T190">contextualizes their</text:span><text:span text:style-name="T189"> </text:span><text:span text:style-name="T202">ultimate </text:span><text:span text:style-name="T189">usefulness.</text:span></text:p>
        </text:list-item>
        <text:list-item>
          <text:p text:style-name="P93"><text:span text:style-name="T189">T</text:span><text:span text:style-name="T192">he full report </text:span><text:span text:style-name="T194">due</text:span><text:span text:style-name="T192"> December </text:span><text:span text:style-name="T327">17</text:span><text:span text:style-name="T192"> will include an additional </text:span><text:span text:style-name="T50">Conclusion</text:span><text:span text:style-name="T192"> section here to </text:span><text:span text:style-name="T191">summarize</text:span><text:span text:style-name="T192"> the findings of this report </text:span><text:span text:style-name="T193">and </text:span><text:span text:style-name="T195">my interpretation of them</text:span><text:span text:style-name="T193">. </text:span><text:span text:style-name="T203">For now, it is omitted.</text:span></text:p>
        </text:list-item>
        <text:list-item>
          <text:p text:style-name="P93"><text:span text:style-name="T189">T</text:span><text:span text:style-name="T192">he </text:span><text:span text:style-name="T50">Future Work </text:span><text:span text:style-name="T196">section </text:span><text:span text:style-name="T197">offers the intereste</text:span><text:span text:style-name="T198">d reader with research suggestions, </text:span><text:span text:style-name="T206">whose results are needed</text:span><text:span text:style-name="T198"> </text:span><text:span text:style-name="T205">to</text:span><text:span text:style-name="T204"> complete this line of inquiry.</text:span></text:p>
        </text:list-item>
        <text:list-item>
          <text:p text:style-name="P95"><text:span text:style-name="T204">A </text:span><text:span text:style-name="T80">bibliography </text:span><text:span text:style-name="T208">section.</text:span></text:p>
          <text:p text:style-name="P96"/>
        </text:list-item>
      </text:list>
      <text:p text:style-name="P17"><text:soft-page-break/></text:p>
      <text:p text:style-name="P12">Objective</text:p>
      <text:p text:style-name="P17"/>
      <text:p text:style-name="P63"><text:span text:style-name="T520">This report</text:span><text:span text:style-name="T419"> compare</text:span><text:span text:style-name="T438">s</text:span><text:span text:style-name="T419"> the aggregate forms </text:span><text:span text:style-name="T420">from </text:span><text:span text:style-name="T421">two different methods of </text:span><text:span text:style-name="T423">2-dimensional </text:span><text:span text:style-name="T421">simulation:</text:span><text:span text:style-name="T425"> conventional D</text:span><text:span text:style-name="T437">L</text:span><text:span text:style-name="T425">A </text:span><text:span text:style-name="T421">simulation </text:span><text:span text:style-name="T424">of</text:span><text:span text:style-name="T421"> square cellular automata </text:span><text:span text:style-name="T430">as </text:span><text:span text:style-name="T421">outlined </text:span><text:span text:style-name="T431">by </text:span><text:span text:style-name="T470">Landau</text:span><text:span text:style-name="T399">6</text:span><text:span text:style-name="T421"> </text:span><text:span text:style-name="T422">(</text:span><text:span text:style-name="T64">Simulation A</text:span><text:span text:style-name="T422">), </text:span><text:span text:style-name="T426">and </text:span><text:span text:style-name="T427">a </text:span><text:span text:style-name="T437">technique I</text:span><text:span text:style-name="T427"> </text:span><text:span text:style-name="T439">propose</text:span><text:span text:style-name="T436"> that</text:span><text:span text:style-name="T440"> </text:span><text:span text:style-name="T465">assists the simulation, </text:span><text:span text:style-name="T467">and is </text:span><text:span text:style-name="T466">derived from</text:span><text:span text:style-name="T437"> </text:span><text:span text:style-name="T468">the </text:span><text:span text:style-name="T437">diffusion equation</text:span><text:span text:style-name="T428"> </text:span><text:span text:style-name="T429">(</text:span><text:span text:style-name="T66">Simulation B</text:span><text:span text:style-name="T338">)</text:span><text:span text:style-name="T422">. </text:span><text:span text:style-name="T501">This report aims to evaluate if </text:span><text:span text:style-name="T392">Simulation</text:span><text:span text:style-name="T78"> B</text:span><text:span text:style-name="T392"> is a valid method of performing DLA by using conventional technique Simulation</text:span><text:span text:style-name="T78"> A</text:span><text:span text:style-name="T392"> as a control</text:span><text:span text:style-name="T352">. </text:span><text:span text:style-name="T355">If the proposed </text:span><text:span text:style-name="T356">technique</text:span><text:span text:style-name="T355"> can demonstrate that its generated structures are </text:span><text:span text:style-name="T358">similar</text:span><text:span text:style-name="T355"> to those </text:span><text:span text:style-name="T356">generated by the conventional Simulation</text:span><text:span text:style-name="T72"> A</text:span><text:span text:style-name="T356">, then </text:span><text:span text:style-name="T366">potentially</text:span><text:span text:style-name="T356"> it can be used as a</text:span><text:span text:style-name="T366"> </text:span><text:span text:style-name="T356">high performance </text:span><text:span text:style-name="T357">substitution</text:span><text:span text:style-name="T356">.</text:span></text:p>
      <text:p text:style-name="P31"/>
      <text:p text:style-name="P64"><text:span text:style-name="T353">DLA is a stochastic process, and therefore no two sufficiently large aggregates will be perfectly equivalent. However, there are several topological metrics of interest that will converge for any </text:span><text:span text:style-name="T359">reali</text:span><text:span text:style-name="T360">s</text:span><text:span text:style-name="T359">tic</text:span><text:span text:style-name="T353"> DLA-generated structures, such as a fractal dimension of </text:span><text:span text:style-name="T391">approximately </text:span><text:span text:style-name="T353">1.71</text:span><text:span text:style-name="T410">5</text:span><text:span text:style-name="T353">. </text:span><text:span text:style-name="T354">This report selects the topological metric of </text:span><text:span text:style-name="T75">ani</text:span><text:span text:style-name="T71">sotropy</text:span><text:span text:style-name="T354">, the property </text:span><text:span text:style-name="T384">of </text:span><text:span text:style-name="T385">how much</text:span><text:span text:style-name="T384"> </text:span><text:span text:style-name="T354">aggregates </text:span><text:span text:style-name="T383">prefer</text:span><text:span text:style-name="T354"> to acccumulate mass in </text:span><text:span text:style-name="T383">some</text:span><text:span text:style-name="T354"> directions </text:span><text:span text:style-name="T383">rather than others</text:span><text:span text:style-name="T354">, </text:span><text:span text:style-name="T361">to use for comparison</text:span><text:span text:style-name="T354">.</text:span><text:span text:style-name="T68"> </text:span><text:span text:style-name="T352">I</text:span><text:span text:style-name="T338">n nature, </text:span><text:span text:style-name="T352">without external influence,</text:span><text:span text:style-name="T343"> </text:span><text:span text:style-name="T338">D</text:span><text:span text:style-name="T352">L</text:span><text:span text:style-name="T338">A</text:span><text:span text:style-name="T342"> </text:span><text:span text:style-name="T338">has no preference for direction, </text:span><text:span text:style-name="T344">in principle</text:span><text:span text:style-name="T65">. </text:span><text:span text:style-name="T339">So </text:span><text:span text:style-name="T340">in this report, I quantify and compare the </text:span><text:span text:style-name="T386">an</text:span><text:span text:style-name="T340">isotropy of </text:span><text:span text:style-name="T341">each Simulation</text:span><text:span text:style-name="T67"> </text:span><text:span text:style-name="T340">with the aim </text:span><text:span text:style-name="T367">of</text:span><text:span text:style-name="T340"> </text:span><text:span text:style-name="T362">evaluat</text:span><text:span text:style-name="T368">ing</text:span><text:span text:style-name="T362"> </text:span><text:span text:style-name="T387">if</text:span><text:span text:style-name="T362"> </text:span><text:span text:style-name="T73">B</text:span><text:span text:style-name="T362">’</text:span><text:span text:style-name="T387">s anisotropy is sufficiently small or comparable to</text:span><text:span text:style-name="T76"> A’</text:span><text:span text:style-name="T77">s</text:span><text:span text:style-name="T387"> and so</text:span><text:span text:style-name="T73"> </text:span><text:span text:style-name="T362">may be </text:span><text:span text:style-name="T369">used as </text:span><text:span text:style-name="T362">a high performance substitution </text:span><text:span text:style-name="T388">for</text:span><text:span text:style-name="T362"> </text:span><text:span text:style-name="T73">A</text:span><text:span text:style-name="T362">. </text:span><text:span text:style-name="T363">This report will also present figures of the aggregates generated by each Simulation </text:span><text:span text:style-name="T364">to compare </text:span><text:span text:style-name="T365">them</text:span><text:span text:style-name="T364"> qualitatively</text:span><text:span text:style-name="T363">.</text:span></text:p>
      <text:p text:style-name="P9"/>
      <text:p text:style-name="P46"><text:span text:style-name="T546">T</text:span>he advantages of <text:span text:style-name="T52">B</text:span>, <text:span text:style-name="T532">in principle,</text:span> are <text:span text:style-name="T563">that</text:span>:</text:p>
      <text:list xml:id="list4107575845" text:style-name="L2">
        <text:list-item>
          <text:p text:style-name="P97"><text:span text:style-name="T565">i</text:span><text:span text:style-name="T547">t is a formulation of </text:span><text:span text:style-name="T548">the time evolution of </text:span><text:span text:style-name="T549">many particles, </text:span><text:span text:style-name="T566">describ</text:span><text:span text:style-name="T573">ed</text:span><text:span text:style-name="T550"> </text:span><text:span text:style-name="T573">by </text:span><text:span text:style-name="T582">a </text:span><text:span text:style-name="T552">linear </text:span><text:span text:style-name="T550">system of many equations.</text:span><text:span text:style-name="T549"> </text:span><text:span text:style-name="T551">S</text:span><text:span text:style-name="T549">o the optimization “</text:span><text:span text:style-name="T209">Successive Over Relaxation” may be applied</text:span><text:span text:style-name="T407">10</text:span><text:span text:style-name="T209">.</text:span><text:span text:style-name="T553"> </text:span></text:p>
        </text:list-item>
        <text:list-item>
          <text:p text:style-name="P98"><text:span text:style-name="T564">t</text:span><text:span text:style-name="T554">he simulation is formally a cellular </text:span><text:span text:style-name="T515">automata</text:span><text:span text:style-name="T401">6</text:span><text:span text:style-name="T515">. </text:span><text:span text:style-name="T555">This means </text:span><text:span text:style-name="T557">by definition </text:span><text:span text:style-name="T558">that </text:span><text:span text:style-name="T559">the </text:span><text:span text:style-name="T555">time and space evolution of a point only depend on </text:span><text:span text:style-name="T556">the value of adjacent points</text:span><text:span text:style-name="T555"> </text:span><text:span text:style-name="T560">in time and space, so</text:span><text:span text:style-name="T515"> </text:span><text:span text:style-name="T562">parallel </text:span><text:span text:style-name="T561">processing may be applied.</text:span></text:p>
        </text:list-item>
      </text:list>
      <text:p text:style-name="P48"><text:span text:style-name="T515">The purpose of this report, though, is not to measure </text:span><text:span text:style-name="T538">opt</text:span><text:span text:style-name="T539">i</text:span><text:span text:style-name="T538">mal </text:span><text:span text:style-name="T515">speed of execution, </text:span><text:span text:style-name="T533">although</text:span><text:span text:style-name="T515"> </text:span><text:span text:style-name="T534">the below </text:span><text:span text:style-name="T33">Future </text:span><text:span text:style-name="T36">W</text:span><text:span text:style-name="T33">ork </text:span><text:span text:style-name="T105">section </text:span><text:span text:style-name="T129">will </text:span><text:span text:style-name="T213">suggest this line of</text:span><text:span text:style-name="T212"> research</text:span><text:span text:style-name="T515">. </text:span><text:span text:style-name="T521">This work instead will first establish if </text:span><text:span text:style-name="T567">the aggregates generated by </text:span><text:span text:style-name="T53">B</text:span><text:span text:style-name="T214"> are similar to those of </text:span><text:span text:style-name="T53">A</text:span><text:span text:style-name="T214"> </text:span><text:span text:style-name="T314">in terms of anisotropy</text:span><text:span text:style-name="T106">, as well as if </text:span><text:span text:style-name="T334">figures of </text:span><text:span text:style-name="T106">sample </text:span><text:span text:style-name="T334">aggregates</text:span><text:span text:style-name="T106"> qualitatively appear visually similar. </text:span><text:span text:style-name="T110">I hypothesize that, due to </text:span><text:span text:style-name="T79">B</text:span><text:span text:style-name="T110">’s square lattice, anisotropic artifacts will be notable</text:span><text:span text:style-name="T402">3</text:span><text:span text:style-name="T110">. </text:span><text:span text:style-name="T329">If that is indeed the case, </text:span><text:span text:style-name="T328">I suggest an approach to confront this problem in the </text:span><text:span text:style-name="T61">Future Work</text:span><text:span text:style-name="T328"> section.</text:span></text:p>
      <text:p text:style-name="P35"/>
      <text:p text:style-name="P15">Algorithm</text:p>
      <text:p text:style-name="P13"/>
      <text:p text:style-name="P38">Simulation A</text:p>
      <text:p text:style-name="P38"/>
      <text:p text:style-name="P37">Einstein has written many famous formula, including one that demonstrated the existence of atoms<text:span text:style-name="T398">2</text:span>:</text:p>
      <text:p text:style-name="P36"><draw:frame draw:style-name="fr1" draw:name="Object1" text:anchor-type="as-char" svg:y="-0.2819in" svg:width="0.889in" svg:height="0.4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3"><text:span text:style-name="T415">This expresses that the probability</text:span><text:span text:style-name="T415"><draw:frame draw:style-name="fr1" draw:name="Object59" text:anchor-type="as-char" svg:y="-0.1484in" svg:width="0.1937in" svg:height="0.1839in" draw:z-index="7"><draw:object xlink:href="./Object 59" xlink:type="simple" xlink:show="embed" xlink:actuate="onLoad"/><draw:image xlink:href="./ObjectReplacements/Object 59" xlink:type="simple" xlink:show="embed" xlink:actuate="onLoad"/></draw:frame></text:span><text:span text:style-name="T415">that a particle </text:span><text:span text:style-name="T498">under Brownian motion</text:span><text:span text:style-name="T415"> will </text:span><text:span text:style-name="T416">move a given distance</text:span><text:span text:style-name="T18"><draw:frame draw:style-name="fr1" draw:name="Object60" text:anchor-type="as-char" svg:y="-0.1484in" svg:width="0.1535in" svg:height="0.1839in" draw:z-index="11"><draw:object xlink:href="./Object 60" xlink:type="simple" xlink:show="embed" xlink:actuate="onLoad"/><draw:image xlink:href="./ObjectReplacements/Object 60" xlink:type="simple" xlink:show="embed" xlink:actuate="onLoad"/></draw:frame></text:span><text:span text:style-name="T416">, </text:span><text:span text:style-name="T576">in</text:span><text:span text:style-name="T416"> each direction, in a time </text:span><text:span text:style-name="T481">interval</text:span><text:span text:style-name="T481"><draw:frame draw:style-name="fr1" draw:name="Object61" text:anchor-type="as-char" svg:y="-0.1484in" svg:width="0.1374in" svg:height="0.1839in" draw:z-index="29"><draw:object xlink:href="./Object 61" xlink:type="simple" xlink:show="embed" xlink:actuate="onLoad"/><draw:image xlink:href="./ObjectReplacements/Object 61" xlink:type="simple" xlink:show="embed" xlink:actuate="onLoad"/></draw:frame></text:span><text:span text:style-name="T416">is governed by a Gaussian distribution. </text:span><text:span text:style-name="T574">Assume arbitrary units so the diffusion coefficient</text:span><text:span text:style-name="T574"><draw:frame draw:style-name="fr1" draw:name="Object44" text:anchor-type="as-char" svg:y="-0.1484in" svg:width="0.4374in" svg:height="0.1839in" draw:z-index="30"><draw:object xlink:href="./Object 44" xlink:type="simple" xlink:show="embed" xlink:actuate="onLoad"/><draw:image xlink:href="./ObjectReplacements/Object 44" xlink:type="simple" xlink:show="embed" xlink:actuate="onLoad"/></draw:frame></text:span><text:span text:style-name="T574">.</text:span></text:p>
      <text:p text:style-name="P43"/>
      <text:p text:style-name="P44"><text:span text:style-name="T502">It </text:span><text:span text:style-name="T486">would be inefficient, not to mention inacurrate, </text:span><text:span text:style-name="T502">to </text:span><text:span text:style-name="T416">numerically integrate the </text:span><text:span text:style-name="T480">G</text:span><text:span text:style-name="T416">aussian across every polar coordinate. Fortunately, we can analytically aggregate </text:span><text:span text:style-name="T417">the Gaussians for the</text:span><text:span text:style-name="T32"><draw:frame draw:style-name="fr1" draw:name="Object45" text:anchor-type="as-char" svg:y="-0.1484in" svg:width="0.1701in" svg:height="0.1839in" draw:z-index="31"><draw:object xlink:href="./Object 45" xlink:type="simple" xlink:show="embed" xlink:actuate="onLoad"/><draw:image xlink:href="./ObjectReplacements/Object 45" xlink:type="simple" xlink:show="embed" xlink:actuate="onLoad"/></draw:frame></text:span><text:span text:style-name="T417">and</text:span><text:span text:style-name="T417"><draw:frame draw:style-name="fr1" draw:name="Object46" text:anchor-type="as-char" svg:y="-0.1484in" svg:width="0.1835in" svg:height="0.1839in" draw:z-index="33"><draw:object xlink:href="./Object 46" xlink:type="simple" xlink:show="embed" xlink:actuate="onLoad"/><draw:image xlink:href="./ObjectReplacements/Object 46" xlink:type="simple" xlink:show="embed" xlink:actuate="onLoad"/></draw:frame></text:span><text:span text:style-name="T417">coordinates </text:span><text:span text:style-name="T482">using statistical theory</text:span><text:span text:style-name="T417">. </text:span><text:span text:style-name="T483">This is done easily with the </text:span><text:span text:style-name="T485">observation that a linear combination of Gaussian random variables is itself a Gaussian random variable</text:span><text:span text:style-name="T412">4</text:span><text:span text:style-name="T485">.</text:span><text:span text:style-name="T86"> </text:span><text:span text:style-name="T83">So</text:span><text:span text:style-name="T484">, the path of a particle in simulation </text:span><text:span text:style-name="T12">B</text:span><text:span text:style-name="T83"> will be the sum of succesive computations of </text:span><text:span text:style-name="T82">two</text:span><text:span text:style-name="T83"> random variable</text:span><text:span text:style-name="T84">s</text:span><text:span text:style-name="T83">, </text:span><text:span text:style-name="T84">one </text:span><text:span text:style-name="T83">for each independent </text:span><text:span text:style-name="T12">x</text:span><text:span text:style-name="T83"> and </text:span><text:span text:style-name="T12">y</text:span><text:span text:style-name="T83"> axes for the particle to move:</text:span></text:p>
      <text:p text:style-name="P41"><text:soft-page-break/><draw:frame draw:style-name="fr1" draw:name="Object2" text:anchor-type="as-char" svg:y="-0.2228in" svg:width="1.5134in" svg:height="0.315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9"><draw:frame draw:style-name="fr1" draw:name="Object3" text:anchor-type="as-char" svg:y="-0.2228in" svg:width="1.5161in" svg:height="0.315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3"><text:span text:style-name="T215">Where</text:span><text:span text:style-name="T54"><draw:frame draw:style-name="fr1" draw:name="Object4" text:anchor-type="as-char" svg:y="-0.1484in" svg:width="0.2543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16">and</text:span><text:span text:style-name="T55"><draw:frame draw:style-name="fr1" draw:name="Object5" text:anchor-type="as-char" svg:y="-0.1484in" svg:width="0.2543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16">are Gaussian random variables.</text:span><text:span text:style-name="T54"> </text:span><text:span text:style-name="T87">T</text:span><text:span text:style-name="T89">herefore</text:span><text:span text:style-name="T20"><draw:frame draw:style-name="fr1" draw:name="Object47" text:anchor-type="as-char" svg:y="-0.1484in" svg:width="0.1701in" svg:height="0.1839in" draw:z-index="34"><draw:object xlink:href="./Object 47" xlink:type="simple" xlink:show="embed" xlink:actuate="onLoad"/><draw:image xlink:href="./ObjectReplacements/Object 47" xlink:type="simple" xlink:show="embed" xlink:actuate="onLoad"/></draw:frame></text:span><text:span text:style-name="T89">and</text:span><text:span text:style-name="T20"><draw:frame draw:style-name="fr1" draw:name="Object48" text:anchor-type="as-char" svg:y="-0.1484in" svg:width="0.1835in" svg:height="0.1839in" draw:z-index="35"><draw:object xlink:href="./Object 48" xlink:type="simple" xlink:show="embed" xlink:actuate="onLoad"/><draw:image xlink:href="./ObjectReplacements/Object 48" xlink:type="simple" xlink:show="embed" xlink:actuate="onLoad"/></draw:frame></text:span><text:span text:style-name="T89">are themselves Gaussian random variables. </text:span><text:span text:style-name="T88">This fact </text:span><text:span text:style-name="T90">offers</text:span><text:span text:style-name="T88"> a strategy to simulate</text:span><text:span text:style-name="T17"> A</text:span><text:span text:style-name="T83">. </text:span><text:span text:style-name="T87">A</text:span><text:span text:style-name="T85">nd, this strategy is founded in Brownian statistical theory.</text:span></text:p>
      <text:p text:style-name="P28"/>
      <text:p text:style-name="P56"><text:span text:style-name="T522">The procedure for </text:span><text:span text:style-name="T62">A</text:span><text:span text:style-name="T178"> is well known. </text:span><text:span text:style-name="T127">Here </text:span><text:span text:style-name="T331">it </text:span><text:span text:style-name="T127">is a</text:span><text:span text:style-name="T331">s</text:span><text:span text:style-name="T127"> descri</text:span><text:span text:style-name="T332">bed by</text:span><text:span text:style-name="T127"> </text:span><text:span text:style-name="T330">both Landau</text:span><text:span text:style-name="T403">6</text:span><text:span text:style-name="T127">, </text:span><text:span text:style-name="T217">chapters 5 and 13,</text:span><text:span text:style-name="T127"> </text:span><text:span text:style-name="T128">and </text:span><text:span text:style-name="T330">Wirtz</text:span><text:span text:style-name="T404">3</text:span><text:span text:style-name="T127">:</text:span></text:p>
      <text:p text:style-name="P86"><text:span text:style-name="T523">1. S</text:span>tart with a 2-D lattice containing a seed particle in the middle</text:p>
      <text:p text:style-name="P84"><text:span text:style-name="T523">2. D</text:span>raw a circle around the particle, and place another particle on the c<text:span text:style-name="T584">ir</text:span>umference of the circle at some random angle.</text:p>
      <text:p text:style-name="P85"><text:span text:style-name="T523">3. R</text:span><text:span text:style-name="T522">elease the second particle and have it execute a random walk but restricted to vertical or horizontal jumps between lattice sites. </text:span><text:span text:style-name="T524">L</text:span><text:span text:style-name="T522">et the length of each step vary according to a random Gaussian distribution.</text:span></text:p>
      <text:list xml:id="list3270596852" text:style-name="L3">
        <text:list-item>
          <text:p text:style-name="P99"><text:span text:style-name="T527">As an optimization, </text:span><text:span text:style-name="T528">t</text:span><text:span text:style-name="T526">he particle moves </text:span><text:span text:style-name="T529">in larger steps farther </text:span><text:span text:style-name="T530">away.</text:span></text:p>
        </text:list-item>
      </text:list>
      <text:p text:style-name="P85"><text:span text:style-name="T524">4</text:span><text:span text:style-name="T540">a</text:span><text:span text:style-name="T524">. </text:span><text:span text:style-name="T522">If at some point during its random walk, the particle encounters another particle within one lattice spacing, they stick together and the walk terminates.</text:span></text:p>
      <text:list xml:id="list1687007685" text:style-name="L4">
        <text:list-item>
          <text:p text:style-name="P100"><text:span text:style-name="T578">This </text:span><text:span text:style-name="T577">occurs</text:span><text:span text:style-name="T578"> with </text:span><text:span text:style-name="T63">sticking probability</text:span><text:span text:style-name="T333"> </text:span><text:span text:style-name="T578"><draw:frame draw:style-name="fr1" draw:name="Object6" text:anchor-type="as-char" svg:y="-0.089in" svg:width="0.1701in" svg:height="0.131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3">.</text:span></text:p>
        </text:list-item>
      </text:list>
      <text:p text:style-name="P85"><text:span text:style-name="T540">4b</text:span><text:span text:style-name="T525">. </text:span><text:span text:style-name="T522">If </text:span><text:span text:style-name="T541">instead </text:span><text:span text:style-name="T522">the particle passes outside the circle from which it was released, it is lost forever.</text:span></text:p>
      <text:p text:style-name="P85"><text:span text:style-name="T175">6. </text:span><text:span text:style-name="T176">Repeat steps 2-</text:span><text:span text:style-name="T177">4b</text:span><text:span text:style-name="T178"> as often as desired.</text:span></text:p>
      <text:p text:style-name="P19"><text:s/></text:p>
      <text:p text:style-name="P39">Simulation B</text:p>
      <text:p text:style-name="P23"/>
      <text:p text:style-name="P49"><text:span text:style-name="T134">S</text:span><text:span text:style-name="T107">tate transitions </text:span><text:span text:style-name="T109">in cellular automata </text:span><text:span text:style-name="T107">only depend on local </text:span><text:span text:style-name="T109">states.</text:span><text:span text:style-name="T107"> </text:span><text:span text:style-name="T136">T</text:span><text:span text:style-name="T107">hat is, a cell’s transition depends only on the state of itself and its adjacent neighbors; </text:span><text:span text:style-name="T137">a</text:span><text:span text:style-name="T108"> particle that travels one one side of the aggregate likely will never interact with a particle that travels on the other side </text:span><text:span text:style-name="T135">at the same time</text:span><text:span text:style-name="T108">. So it is likely </text:span><text:span text:style-name="T109">that most particles’ paths will have no effect on one another, and can be computed simultaneously. The particles that </text:span><text:span text:style-name="T111">cannot</text:span><text:span text:style-name="T109"> can </text:span><text:span text:style-name="T315">just </text:span><text:span text:style-name="T109">be ignored. </text:span></text:p>
      <text:p text:style-name="P22"/>
      <text:p text:style-name="P65"><text:span text:style-name="T109">To </text:span><text:span text:style-name="T111">achieve simultan</text:span><text:span text:style-name="T112">eous simulation of every particle’s random path in the system</text:span><text:span text:style-name="T111">, we</text:span><text:span text:style-name="T109"> formulate </text:span><text:span text:style-name="T111">a state transition for diffusion</text:span><text:span text:style-name="T109">. Fortunately, </text:span><text:span text:style-name="T104">t</text:span><text:span text:style-name="T219">he </text:span><text:span text:style-name="T102">diffusion e</text:span><text:span text:style-name="T218">quation</text:span><text:span text:style-name="T104"> </text:span><text:span text:style-name="T220">allows us to derive</text:span><text:span text:style-name="T104"> a cellular automata</text:span><text:span text:style-name="T405">8</text:span><text:span text:style-name="T104">. </text:span><text:span text:style-name="T112">T</text:span><text:span text:style-name="T114">he diffusion equation in two dimensions is:</text:span></text:p>
      <text:p text:style-name="P42"><draw:frame draw:style-name="fr1" draw:name="Object8" text:anchor-type="as-char" svg:y="-0.2681in" svg:width="1.5465in" svg:height="0.4402in" draw:z-index="32"><draw:object xlink:href="./Object 8" xlink:type="simple" xlink:show="embed" xlink:actuate="onLoad"/><draw:image xlink:href="./ObjectReplacements/Object 8" xlink:type="simple" xlink:show="embed" xlink:actuate="onLoad"/></draw:frame><text:span text:style-name="T413">8</text:span></text:p>
      <text:p text:style-name="P50"><text:span text:style-name="T312">Discretizing</text:span><text:span text:style-name="T114"> </text:span><text:span text:style-name="T113">and setting </text:span><text:span text:style-name="T35"><draw:frame draw:style-name="fr1" draw:name="Object7" text:anchor-type="as-char" svg:y="-0.1484in" svg:width="0.4374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14">, it becomes:</text:span></text:p>
      <text:p text:style-name="P24"><draw:frame draw:style-name="fr1" draw:name="Object9" text:anchor-type="as-char" svg:y="-0.2953in" svg:width="3.848in" svg:height="0.467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4"><text:span text:style-name="T80">Solving for</text:span><text:span text:style-name="T80"><draw:frame draw:style-name="fr1" draw:name="Object10" text:anchor-type="as-char" svg:y="-0.1744in" svg:width="0.4063in" svg:height="0.2346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3">yields</text:span></text:p>
      <text:p text:style-name="P24"><draw:frame draw:style-name="fr1" draw:name="Object12" text:anchor-type="as-char" svg:y="-0.2953in" svg:width="3.9335in" svg:height="0.4673in" draw:z-index="36"><draw:object xlink:href="./Object 12" xlink:type="simple" xlink:show="embed" xlink:actuate="onLoad"/><draw:image xlink:href="./ObjectReplacements/Object 12" xlink:type="simple" xlink:show="embed" xlink:actuate="onLoad"/></draw:frame></text:p>
      <text:p text:style-name="P60"><text:span text:style-name="T113">For any</text:span><text:span text:style-name="T35"><draw:frame draw:style-name="fr1" draw:name="Object11" text:anchor-type="as-char" svg:y="-0.1744in" svg:width="0.4016in" svg:height="0.23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13">initial state matrix, the above equation will govern its evolution through time and space, given the </text:span><text:span text:style-name="T116">stability constrain</text:span><text:span text:style-name="T221">t</text:span><draw:frame draw:style-name="fr1" draw:name="Object13" text:anchor-type="as-char" svg:y="-0.2799in" svg:width="0.9965in" svg:height="0.452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413">8</text:span><text:span text:style-name="T113">. </text:span><text:span text:style-name="T310">Stability may be enhanced</text:span><text:span text:style-name="T210"> with </text:span><text:span text:style-name="T311">the </text:span><text:span text:style-name="T210">“Alternating Direction Implicit Method” </text:span><text:span text:style-name="T211">technique</text:span><text:span text:style-name="T406">11</text:span><text:span text:style-name="T110">.</text:span></text:p>
      <text:p text:style-name="P25"/>
      <text:p text:style-name="P55"><text:span text:style-name="T115">However, each</text:span><text:span text:style-name="T35"><draw:frame draw:style-name="fr1" draw:name="Object14" text:anchor-type="as-char" svg:y="-0.1744in" svg:width="0.2882in" svg:height="0.23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15">doesn’t represent where particles are located; only </text:span><text:span text:style-name="T316">the</text:span><text:span text:style-name="T115"> probability </text:span><text:span text:style-name="T117">that a particle is l</text:span><text:span text:style-name="T115">ocated at </text:span><text:span text:style-name="T316">that</text:span><text:span text:style-name="T115"> given cell. </text:span><text:span text:style-name="T118">To form an aggregate, </text:span><text:span text:style-name="T123">the particles must be localized to </text:span><text:span text:style-name="T222">check</text:span><text:span text:style-name="T124"> whether they </text:span><text:span text:style-name="T224">are truly close enough to</text:span><text:span text:style-name="T223"> </text:span><text:span text:style-name="T124">stick to the aggregate.</text:span><text:span text:style-name="T118"> </text:span><text:span text:style-name="T125">So in the algorithm, we i</text:span><text:span text:style-name="T118">ntroduce a </text:span><text:span text:style-name="T37">collapse</text:span><text:span text:style-name="T118"> periodically, every</text:span><text:span text:style-name="T37"><draw:frame draw:style-name="fr1" draw:name="Object15" text:anchor-type="as-char" svg:y="-0.1484in" svg:width="0.202in" svg:height="0.2091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8">timesteps. A collapse evaluates </text:span><text:span text:style-name="T322">and </text:span><text:span text:style-name="T323">updates</text:span><text:span text:style-name="T322"> </text:span><text:span text:style-name="T118">every</text:span><text:span text:style-name="T118"><draw:frame draw:style-name="fr1" draw:name="Object16" text:anchor-type="as-char" svg:y="-0.1744in" svg:width="0.2882in" svg:height="0.2346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18">as follows:</text:span></text:p>
      <text:p text:style-name="P26"><text:soft-page-break/><draw:frame draw:style-name="fr1" draw:name="Object17" text:anchor-type="as-char" svg:y="-0.2654in" svg:width="2.7937in" svg:height="0.4709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7"/>
      <text:p text:style-name="P51"><text:span text:style-name="T122">For </text:span><text:span text:style-name="T119">the parameter</text:span><text:span text:style-name="T38"><draw:frame draw:style-name="fr1" draw:name="Object18" text:anchor-type="as-char" svg:y="-0.1484in" svg:width="0.4252in" svg:height="0.2091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19">, this algorithm degenerates into precisely a random walk </text:span><text:span text:style-name="T121">in square</text:span><text:span text:style-name="T119"> cellular automata.</text:span><text:span text:style-name="T38"><draw:frame draw:style-name="fr1" draw:name="Object19" text:anchor-type="as-char" svg:y="-0.1484in" svg:width="0.4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19">generalizes the process to allow optimizations to be applied. </text:span><text:span text:style-name="T325">When</text:span><text:span text:style-name="T120"><draw:frame draw:style-name="fr1" draw:name="Object20" text:anchor-type="as-char" svg:y="-0.1484in" svg:width="0.202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20">is too large, particles </text:span><text:span text:style-name="T325">will </text:span><text:span text:style-name="T120">to</text:span><text:span text:style-name="T325">o easily</text:span><text:span text:style-name="T120"> ‘</text:span><text:span text:style-name="T121">dodge’ the aggregate in a way that may </text:span><text:span text:style-name="T126">subvert the desired fractal structure, and be unrealistic</text:span><text:span text:style-name="T120">.</text:span><text:span text:style-name="T40"> </text:span><text:span text:style-name="T41">B</text:span><text:span text:style-name="T138"> offers one strategy to get around this, </text:span><text:span text:style-name="T326">as step 5c</text:span><text:span text:style-name="T138">; other potential</text:span><text:span text:style-name="T130"> strategies that may </text:span><text:span text:style-name="T132">get around</text:span><text:span text:style-name="T130"> th</text:span><text:span text:style-name="T133">is issue</text:span><text:span text:style-name="T130"> are</text:span><text:span text:style-name="T120"> </text:span><text:span text:style-name="T131">offered</text:span><text:span text:style-name="T120"> in the </text:span><text:span text:style-name="T59">Future Work</text:span><text:span text:style-name="T120"> section. </text:span></text:p>
      <text:p text:style-name="P29"/>
      <text:p text:style-name="P52"><text:span text:style-name="T120">T</text:span><text:span text:style-name="T80">he proposed algorithm is as follows:</text:span></text:p>
      <text:p text:style-name="P75"><text:span text:style-name="T107">1. </text:span><text:span text:style-name="T139">Create </text:span><text:span text:style-name="T140">a </text:span><text:span text:style-name="T141">large </text:span><text:span text:style-name="T142">odd</text:span><text:span text:style-name="T141"> matrix </text:span><text:span text:style-name="T142">of</text:span><text:span text:style-name="T142"><draw:frame draw:style-name="fr1" draw:name="Object51" text:anchor-type="as-char" svg:y="-0.1484in" svg:width="0.1661in" svg:height="0.1839in" draw:z-index="40"><draw:object xlink:href="./Object 51" xlink:type="simple" xlink:show="embed" xlink:actuate="onLoad"/><draw:image xlink:href="./ObjectReplacements/Object 51" xlink:type="simple" xlink:show="embed" xlink:actuate="onLoad"/></draw:frame></text:span><text:span text:style-name="T142">’s, </text:span><text:span text:style-name="T143">the </text:span><text:span text:style-name="T42">diffusion matrix</text:span><text:span text:style-name="T142">. </text:span><text:span text:style-name="T143">Pepper</text:span><text:span text:style-name="T143"><draw:frame draw:style-name="fr1" draw:name="Object52" text:anchor-type="as-char" svg:y="-0.1484in" svg:width="0.1618in" svg:height="0.1839in" draw:z-index="41"><draw:object xlink:href="./Object 52" xlink:type="simple" xlink:show="embed" xlink:actuate="onLoad"/><draw:image xlink:href="./ObjectReplacements/Object 52" xlink:type="simple" xlink:show="embed" xlink:actuate="onLoad"/></draw:frame></text:span><text:span text:style-name="T143">’s randomly in a ring </text:span><text:span text:style-name="T150">away </text:span><text:span text:style-name="T317">from</text:span><text:span text:style-name="T143"> the center, </text:span><text:span text:style-name="T151">the </text:span><text:span text:style-name="T46">spawning ring</text:span><text:span text:style-name="T143">.</text:span></text:p>
      <text:p text:style-name="P76"><text:span text:style-name="T143">2. Create a second matrix of the same size, </text:span><text:span text:style-name="T144">the </text:span><text:span text:style-name="T43">aggregate matrix.</text:span><text:span text:style-name="T143"> </text:span><text:span text:style-name="T145">Set</text:span><text:span text:style-name="T144"> the center </text:span><text:span text:style-name="T146">to</text:span><text:span text:style-name="T146"><draw:frame draw:style-name="fr1" draw:name="Object53" text:anchor-type="as-char" svg:y="-0.1484in" svg:width="0.1618in" svg:height="0.1839in" draw:z-index="44"><draw:object xlink:href="./Object 53" xlink:type="simple" xlink:show="embed" xlink:actuate="onLoad"/><draw:image xlink:href="./ObjectReplacements/Object 53" xlink:type="simple" xlink:show="embed" xlink:actuate="onLoad"/></draw:frame></text:span><text:span text:style-name="T146">.</text:span></text:p>
      <text:p text:style-name="P80"><text:span text:style-name="T146">3. </text:span><text:span text:style-name="T147">For</text:span><text:span text:style-name="T44"><draw:frame draw:style-name="fr1" draw:name="Object21" text:anchor-type="as-char" svg:y="-0.1484in" svg:width="0.202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47">steps, evolve the </text:span><text:span text:style-name="T44">diffusion matrix </text:span><text:span text:style-name="T147">in time </text:span><text:span text:style-name="T166">according to the diffusion equation described above, </text:span><text:span text:style-name="T167">applying </text:span><text:span text:style-name="T169">af</text:span><text:span text:style-name="T170">ore</text:span><text:span text:style-name="T169">mentioned </text:span><text:span text:style-name="T167">optimizations </text:span><text:span text:style-name="T168">as desired</text:span><text:span text:style-name="T147">.</text:span></text:p>
      <text:p text:style-name="P77"><text:span text:style-name="T147">4. </text:span><text:span text:style-name="T80">Collapse the diffusion matrix. </text:span><text:span text:style-name="T148">All cells </text:span><text:span text:style-name="T225">of the matrix </text:span><text:span text:style-name="T148">are now either</text:span><text:span text:style-name="T148"><draw:frame draw:style-name="fr1" draw:name="Object54" text:anchor-type="as-char" svg:y="-0.1484in" svg:width="0.1661in" svg:height="0.1839in" draw:z-index="45"><draw:object xlink:href="./Object 54" xlink:type="simple" xlink:show="embed" xlink:actuate="onLoad"/><draw:image xlink:href="./ObjectReplacements/Object 54" xlink:type="simple" xlink:show="embed" xlink:actuate="onLoad"/></draw:frame></text:span><text:span text:style-name="T148">or</text:span><text:span text:style-name="T148"><draw:frame draw:style-name="fr1" draw:name="Object55" text:anchor-type="as-char" svg:y="-0.1484in" svg:width="0.1618in" svg:height="0.1839in" draw:z-index="46"><draw:object xlink:href="./Object 55" xlink:type="simple" xlink:show="embed" xlink:actuate="onLoad"/><draw:image xlink:href="./ObjectReplacements/Object 55" xlink:type="simple" xlink:show="embed" xlink:actuate="onLoad"/></draw:frame></text:span><text:span text:style-name="T148">.</text:span></text:p>
      <text:p text:style-name="P80"><text:span text:style-name="T148">5</text:span><text:span text:style-name="T153">a</text:span><text:span text:style-name="T148">. If a particle </text:span><text:span text:style-name="T157">with no neighbors </text:span><text:span text:style-name="T148">is within one lattice spacing of an aggregate particle, </text:span><text:span text:style-name="T149">for a sticking probability</text:span><text:span text:style-name="T45"><draw:frame draw:style-name="fr1" draw:name="Object22" text:anchor-type="as-char" svg:y="-0.089in" svg:width="0.1701in" svg:height="0.1311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49">, </text:span><text:span text:style-name="T150">attach the particle to the aggregate—</text:span><text:span text:style-name="T158">meaning, </text:span><text:span text:style-name="T152">subtract it from the </text:span><text:span text:style-name="T47">diffusion matrix</text:span><text:span text:style-name="T152"> and add it to the </text:span><text:span text:style-name="T47">aggregate matrix</text:span><text:span text:style-name="T150">.</text:span></text:p>
      <text:p text:style-name="P78"><text:span text:style-name="T80">5b</text:span><text:span text:style-name="T150">. </text:span><text:span text:style-name="T80">If a particle </text:span><text:span text:style-name="T162">instead </text:span><text:span text:style-name="T80">is </text:span><text:span text:style-name="T154">in the same cell as an aggregate particle, remove it </text:span><text:span text:style-name="T159">and its neighbors </text:span><text:span text:style-name="T154">and </text:span><text:span text:style-name="T155">respawn </text:span><text:span text:style-name="T156">in the spawning ring</text:span><text:span text:style-name="T155">.</text:span></text:p>
      <text:p text:style-name="P80"><text:span text:style-name="T155">5</text:span><text:span text:style-name="T164">c. If the particle is adjace</text:span><text:span text:style-name="T163">nt to an aggregate particle, but it has direct neighbors, respawn </text:span><text:span text:style-name="T165">both </text:span><text:span text:style-name="T163">it and its neighbors </text:span><text:span text:style-name="T318">without appending the aggregate matrix</text:span><text:span text:style-name="T163">.</text:span></text:p>
      <text:list xml:id="list4163905133" text:style-name="L5">
        <text:list-item>
          <text:p text:style-name="P101"><text:span text:style-name="T163">T</text:span><text:span text:style-name="T172">his helps ensure the aggregate </text:span><text:span text:style-name="T171">particles attach</text:span><text:span text:style-name="T172"> in a realistic order,</text:span><text:span text:style-name="T173"> unbiased by coordinate </text:span><text:span text:style-name="T174">plane </text:span><text:span text:style-name="T173">orientation</text:span><text:span text:style-name="T172">.</text:span></text:p>
        </text:list-item>
      </text:list>
      <text:p text:style-name="P79"><text:span text:style-name="T160">6</text:span><text:span text:style-name="T155">. </text:span><text:span text:style-name="T157">Repeat steps 3-</text:span><text:span text:style-name="T161">5c</text:span><text:span text:style-name="T157"> as much as desired.</text:span></text:p>
      <text:p text:style-name="P23"/>
      <text:p text:style-name="P40">Measuring <text:span text:style-name="T568">Ani</text:span>sotropy</text:p>
      <text:p text:style-name="P20"/>
      <text:p text:style-name="P57"><text:span text:style-name="T252">Ani</text:span><text:span text:style-name="T251">sotropy is the te</text:span><text:span text:style-name="T253">ndency of the process to prefer certain directions over others.</text:span><text:span text:style-name="T251"> </text:span><text:span text:style-name="T232">For instance, if </text:span><text:span text:style-name="T233">the aggregate is a straight line, the </text:span><text:span text:style-name="T255">an</text:span><text:span text:style-name="T234">isotropy</text:span><text:span text:style-name="T233"> </text:span><text:span text:style-name="T235">will be lar</text:span><text:span text:style-name="T236">ge</text:span><text:span text:style-name="T237">.</text:span><text:span text:style-name="T235"> </text:span><text:span text:style-name="T238">I</text:span><text:span text:style-name="T239">f </text:span><text:span text:style-name="T240">instead </text:span><text:span text:style-name="T239">the aggregate </text:span><text:span text:style-name="T241">is a perfect circle, then </text:span><text:span text:style-name="T242">the </text:span><text:span text:style-name="T335">an</text:span><text:span text:style-name="T243">isotropy</text:span><text:span text:style-name="T242"> should be</text:span><draw:frame draw:style-name="fr1" draw:name="Object49" text:anchor-type="as-char" svg:y="-0.1484in" svg:width="0.1661in" svg:height="0.1839in" draw:z-index="47"><draw:object xlink:href="./Object 49" xlink:type="simple" xlink:show="embed" xlink:actuate="onLoad"/><draw:image xlink:href="./ObjectReplacements/Object 49" xlink:type="simple" xlink:show="embed" xlink:actuate="onLoad"/></draw:frame>, <text:span text:style-name="T244">a</text:span><text:span text:style-name="T254">s mass is distributed equally in all </text:span><text:span text:style-name="T256">direction</text:span><text:span text:style-name="T257">s</text:span><text:span text:style-name="T245">. </text:span><text:span text:style-name="T226">This latter example illustrates why, </text:span><text:span text:style-name="T336">in the algorithm below,</text:span><text:span text:style-name="T226"> we cho</text:span><text:span text:style-name="T336">o</text:span><text:span text:style-name="T226">se the center of mass of the aggregate as the origin </text:span><text:span text:style-name="T336">of the coordinate system—</text:span><text:span text:style-name="T226">all rings are equally anisotropic, no matter which </text:span><text:span text:style-name="T246">particle</text:span><text:span text:style-name="T226"> on the ring </text:span><text:span text:style-name="T247">is</text:span><text:span text:style-name="T226"> the seed </text:span><text:span text:style-name="T248">particle</text:span><text:span text:style-name="T226">. </text:span></text:p>
      <text:p text:style-name="P30"/>
      <text:p text:style-name="P57"><text:span text:style-name="T262">Of course, </text:span><text:span text:style-name="T263">a</text:span><text:span text:style-name="T258">ll </text:span><text:span text:style-name="T259">DLA </text:span><text:span text:style-name="T258">simulations are </text:span><text:span text:style-name="T260">expected</text:span><text:span text:style-name="T258"> to </text:span><text:span text:style-name="T261">distribute mass </text:span><text:span text:style-name="T264">sharply </text:span><text:span text:style-name="T261">unequally. </text:span><text:span text:style-name="T265">R</text:span><text:span text:style-name="T261">ecall from the </text:span><text:span text:style-name="T56">Introduction</text:span><text:span text:style-name="T261"> section that longer tendrils attract more mass, thus making </text:span><text:span text:style-name="T266">the tendril</text:span><text:span text:style-name="T261"> even longer</text:span><text:span text:style-name="T267"> attract</text:span><text:span text:style-name="T319">ing</text:span><text:span text:style-name="T267"> yet more mass, et </text:span><text:span text:style-name="T268">cetera.</text:span><text:span text:style-name="T258"> </text:span><text:span text:style-name="T269">What is of interest is</text:span><text:span text:style-name="T258"> </text:span><text:span text:style-name="T269">i</text:span><text:span text:style-name="T258">f </text:span><text:span text:style-name="T269">a</text:span><text:span text:style-name="T258"> </text:span><text:span text:style-name="T269">S</text:span><text:span text:style-name="T258">imulation </text:span><text:span text:style-name="T270">statistically </text:span><text:span text:style-name="T258">demonstrates that </text:span><text:span text:style-name="T270">it prefers certain directions acros</text:span><text:span text:style-name="T271">s many </text:span><text:span text:style-name="T272">trials.</text:span><text:span text:style-name="T226"> B</text:span><text:span text:style-name="T227">oth </text:span><text:span text:style-name="T273">S</text:span><text:span text:style-name="T227">imulations are square cellular automata, </text:span><text:span text:style-name="T337">so</text:span><text:span text:style-name="T227"> </text:span><text:span text:style-name="T337">Wirtz</text:span><text:span text:style-name="T408">3</text:span><text:span text:style-name="T102"> </text:span><text:span text:style-name="T250">notes that</text:span><text:span text:style-name="T228"> </text:span><text:span text:style-name="T249">this</text:span><text:span text:style-name="T227"> means they are </text:span><text:span text:style-name="T274">expected </text:span><text:span text:style-name="T227">to </text:span><text:span text:style-name="T229">exhibit</text:span><text:span text:style-name="T227"> </text:span><text:span text:style-name="T230">anisotropic</text:span><text:span text:style-name="T227"> artifacts </text:span><text:span text:style-name="T231">related to the shape of the lattice</text:span><text:span text:style-name="T227">. </text:span></text:p>
      <text:p text:style-name="P21"/>
      <text:p text:style-name="P21"><text:span text:style-name="T505">To measure </text:span><text:span text:style-name="T506">the </text:span><text:span text:style-name="T505">isotropy </text:span><text:span text:style-name="T507">of </text:span><text:span text:style-name="T508">the</text:span><text:span text:style-name="T507"> resulting aggregate,</text:span></text:p>
      <text:p text:style-name="P74"><text:span text:style-name="T535">1. </text:span><text:span text:style-name="T536">I</text:span><text:span text:style-name="T505">nstall a polar coordinate space, </text:span><text:span text:style-name="T509">centered not on the seed but on the center of mass of the aggregate.</text:span></text:p>
      <text:p text:style-name="P81"><text:span text:style-name="T295">2. D</text:span><text:span text:style-name="T296">iscretize </text:span><text:span text:style-name="T297">space</text:span><text:span text:style-name="T298"> </text:span><text:span text:style-name="T299">angularly</text:span><text:span text:style-name="T298"> </text:span><text:span text:style-name="T300">into</text:span><text:span text:style-name="T298"><draw:frame draw:style-name="fr1" draw:name="Object23" text:anchor-type="as-char" svg:y="-0.1484in" svg:width="0.1661in" svg:height="0.183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98">arcs of length</text:span><text:span text:style-name="T298"><draw:frame draw:style-name="fr1" draw:name="Object24" text:anchor-type="as-char" svg:y="-0.1484in" svg:width="0.2953in" svg:height="0.1839in" draw:z-index="48"><draw:object xlink:href="./Object 24" xlink:type="simple" xlink:show="embed" xlink:actuate="onLoad"/><draw:image xlink:href="./ObjectReplacements/Object 24" xlink:type="simple" xlink:show="embed" xlink:actuate="onLoad"/></draw:frame></text:span><text:span text:style-name="T298">, </text:span><text:span text:style-name="T299">and radially </text:span><text:span text:style-name="T300">into</text:span><text:span text:style-name="T299"> rings, each </text:span><text:span text:style-name="T302">a distance</text:span><text:span text:style-name="T21"><draw:frame draw:style-name="fr1" draw:name="Object25" text:anchor-type="as-char" svg:y="-0.1484in" svg:width="0.2638in" svg:height="0.1839in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299">from its neighbor</text:span><text:span text:style-name="T303">in</text:span><text:span text:style-name="T304">g</text:span><text:span text:style-name="T303"> rings</text:span><text:span text:style-name="T298">. </text:span><text:span text:style-name="T305">The </text:span><text:span text:style-name="T306">entire</text:span><text:span text:style-name="T283"> spac</text:span><text:span text:style-name="T293">e</text:span><text:span text:style-name="T283"> </text:span><text:span text:style-name="T282">between angles</text:span><text:span text:style-name="T24"><draw:frame draw:style-name="fr1" draw:name="Object31" text:anchor-type="as-char" svg:y="-0.1201in" svg:width="0.1965in" svg:height="0.1807in" draw:z-index="4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82">and</text:span><draw:frame draw:style-name="fr1" draw:name="Object32" text:anchor-type="as-char" svg:y="-0.1201in" svg:width="0.5465in" svg:height="0.1807in" draw:z-index="50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307">is</text:span><text:span text:style-name="T301"> </text:span><text:span text:style-name="T26">angular</text:span><text:span text:style-name="T24"> sectio</text:span><text:span text:style-name="T60">n</text:span><draw:frame draw:style-name="fr1" draw:name="Object34" text:anchor-type="as-char" svg:y="-0.1484in" svg:width="0.1283in" svg:height="0.1839in" draw:z-index="53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308">and the space between ring</text:span><text:span text:style-name="T308"><draw:frame draw:style-name="fr1" draw:name="Object36" text:anchor-type="as-char" svg:y="-0.1484in" svg:width="0.1555in" svg:height="0.1839in" draw:z-index="49"><draw:object xlink:href="./Object 36" xlink:type="simple" xlink:show="embed" xlink:actuate="onLoad"/><draw:image xlink:href="./ObjectReplacements/Object 36" xlink:type="simple" xlink:show="embed" xlink:actuate="onLoad"/></draw:frame></text:span><text:span text:style-name="T308">and ring</text:span><text:span text:style-name="T308"><draw:frame draw:style-name="fr1" draw:name="Object37" text:anchor-type="as-char" svg:y="-0.1484in" svg:width="0.3528in" svg:height="0.1839in" draw:z-index="54"><draw:object xlink:href="./Object 37" xlink:type="simple" xlink:show="embed" xlink:actuate="onLoad"/><draw:image xlink:href="./ObjectReplacements/Object 37" xlink:type="simple" xlink:show="embed" xlink:actuate="onLoad"/></draw:frame></text:span><text:span text:style-name="T308"> </text:span><text:span text:style-name="T320">is</text:span><text:span text:style-name="T57"> </text:span><text:span text:style-name="T58">radial section</text:span><text:span text:style-name="T57"><draw:frame draw:style-name="fr1" draw:name="Object35" text:anchor-type="as-char" svg:y="-0.1484in" svg:width="0.1555in" svg:height="0.1839in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99">. </text:span><text:span text:style-name="T309">Ring</text:span><text:span text:style-name="T309"><draw:frame draw:style-name="fr1" draw:name="Object39" text:anchor-type="as-char" svg:y="-0.1484in" svg:width="0.1661in" svg:height="0.1839in" draw:z-index="51"><draw:object xlink:href="./Object 39" xlink:type="simple" xlink:show="embed" xlink:actuate="onLoad"/><draw:image xlink:href="./ObjectReplacements/Object 39" xlink:type="simple" xlink:show="embed" xlink:actuate="onLoad"/></draw:frame></text:span><text:span text:style-name="T309">is the origin and angle</text:span><text:span text:style-name="T309"><draw:frame draw:style-name="fr1" draw:name="Object38" text:anchor-type="as-char" svg:y="-0.1484in" svg:width="0.3634in" svg:height="0.1839in" draw:z-index="55"><draw:object xlink:href="./Object 38" xlink:type="simple" xlink:show="embed" xlink:actuate="onLoad"/><draw:image xlink:href="./ObjectReplacements/Object 38" xlink:type="simple" xlink:show="embed" xlink:actuate="onLoad"/></draw:frame></text:span><text:span text:style-name="T309">is the same as angle</text:span><text:span text:style-name="T309"><draw:frame draw:style-name="fr1" draw:name="Object40" text:anchor-type="as-char" svg:y="-0.1484in" svg:width="0.1661in" svg:height="0.1839in" draw:z-index="52"><draw:object xlink:href="./Object 40" xlink:type="simple" xlink:show="embed" xlink:actuate="onLoad"/><draw:image xlink:href="./ObjectReplacements/Object 40" xlink:type="simple" xlink:show="embed" xlink:actuate="onLoad"/></draw:frame></text:span><text:span text:style-name="T309">.</text:span></text:p>
      <text:p text:style-name="P82"><text:soft-page-break/><text:span text:style-name="T537">3. M</text:span><text:span text:style-name="T511">easure</text:span><text:span text:style-name="T16"> </text:span><text:span text:style-name="T512">the </text:span><text:span text:style-name="T23">polar </text:span><text:span text:style-name="T22">density</text:span><text:span text:style-name="T503"><text:note text:id="ftn1" text:note-class="footnote"><text:note-citation text:label="◊">◊</text:note-citation><text:note-body><text:p text:style-name="P73"><text:span text:style-name="T91">We use </text:span><text:span text:style-name="T96">polar</text:span><text:span text:style-name="T91"> density since the area </text:span><text:span text:style-name="T80">of the polar </text:span><text:span text:style-name="T91">increases with the square of the radius, thus we expect to find a larger</text:span><text:span text:style-name="T27"><draw:frame draw:style-name="fr1" draw:name="Object56" text:anchor-type="as-char" svg:y="-0.1484in" svg:width="0.2957in" svg:height="0.1839in" draw:z-index="56"><draw:object xlink:href="./Object 56" xlink:type="simple" xlink:show="embed" xlink:actuate="onLoad"/><draw:image xlink:href="./ObjectReplacements/Object 56" xlink:type="simple" xlink:show="embed" xlink:actuate="onLoad"/></draw:frame></text:span><text:span text:style-name="T91">farther away from the center; but </text:span><text:span text:style-name="T93">speaking to geometric intution</text:span><text:span text:style-name="T91">, </text:span><text:span text:style-name="T92">we consider </text:span><text:span text:style-name="T97">a star with five arms</text:span><text:span text:style-name="T92"> of radius</text:span><text:span text:style-name="T28"><draw:frame draw:style-name="fr1" draw:name="Object57" text:anchor-type="as-char" svg:y="-0.1484in" svg:width="0.2201in" svg:height="0.1866in" draw:z-index="57"><draw:object xlink:href="./Object 57" xlink:type="simple" xlink:show="embed" xlink:actuate="onLoad"/><draw:image xlink:href="./ObjectReplacements/Object 57" xlink:type="simple" xlink:show="embed" xlink:actuate="onLoad"/></draw:frame></text:span><text:span text:style-name="T92">‘equally as </text:span><text:span text:style-name="T96">an</text:span><text:span text:style-name="T92">isotropic’ </text:span><text:span text:style-name="T94">as a </text:span><text:span text:style-name="T98">star of five arms</text:span><text:span text:style-name="T94"> of radius</text:span><text:span text:style-name="T29"><draw:frame draw:style-name="fr1" draw:name="Object58" text:anchor-type="as-char" svg:y="-0.1484in" svg:width="0.3209in" svg:height="0.1866in" draw:z-index="58"><draw:object xlink:href="./Object 58" xlink:type="simple" xlink:show="embed" xlink:actuate="onLoad"/><draw:image xlink:href="./ObjectReplacements/Object 58" xlink:type="simple" xlink:show="embed" xlink:actuate="onLoad"/></draw:frame></text:span><text:span text:style-name="T94">—</text:span><text:span text:style-name="T108">mass is an extrinsic property, but isotropy should be intrinsic.</text:span><text:span text:style-name="T27"> </text:span><text:span text:style-name="T34">S</text:span><text:span text:style-name="T91">o we don’t want this property </text:span><text:span text:style-name="T95">of our coordinate system </text:span><text:span text:style-name="T91">to influence our calculations</text:span><text:span text:style-name="T16">.</text:span></text:p></text:note-body></text:note></text:span><text:span text:style-name="T16"><draw:frame draw:style-name="fr1" draw:name="Object26" text:anchor-type="as-char" svg:y="-0.2689in" svg:width="0.4555in" svg:height="0.4425in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575">for all</text:span><text:span text:style-name="T575"><draw:frame draw:style-name="fr1" draw:name="Object50" text:anchor-type="as-char" svg:y="-0.1484in" svg:width="0.2835in" svg:height="0.1839in" draw:z-index="60"><draw:object xlink:href="./Object 50" xlink:type="simple" xlink:show="embed" xlink:actuate="onLoad"/><draw:image xlink:href="./ObjectReplacements/Object 50" xlink:type="simple" xlink:show="embed" xlink:actuate="onLoad"/></draw:frame></text:span><text:span text:style-name="T513">, where</text:span><text:span text:style-name="T15"><draw:frame draw:style-name="fr1" draw:name="Object27" text:anchor-type="as-char" svg:y="-0.1484in" svg:width="0.3972in" svg:height="0.2091in" draw:z-index="25"><draw:object xlink:href="./Object 27" xlink:type="simple" xlink:show="embed" xlink:actuate="onLoad"/><draw:image xlink:href="./ObjectReplacements/Object 27" xlink:type="simple" xlink:show="embed" xlink:actuate="onLoad"/></draw:frame></text:span><text:span text:style-name="T514">is</text:span><text:span text:style-name="T14"> </text:span><text:span text:style-name="T511">the </text:span><text:span text:style-name="T502">mass</text:span><text:span text:style-name="T511"> of </text:span><text:span text:style-name="T516">the agg</text:span><text:span text:style-name="T517">r</text:span><text:span text:style-name="T516">egated</text:span><text:span text:style-name="T511"> material insid</text:span><text:span text:style-name="T518">e</text:span><text:span text:style-name="T510"> each section of area</text:span><draw:frame draw:style-name="fr1" draw:name="Object28" text:anchor-type="as-char" svg:y="-0.1484in" svg:width="0.422in" svg:height="0.2091in" draw:z-index="59"><draw:object xlink:href="./Object 28" xlink:type="simple" xlink:show="embed" xlink:actuate="onLoad"/><draw:image xlink:href="./ObjectReplacements/Object 28" xlink:type="simple" xlink:show="embed" xlink:actuate="onLoad"/></draw:frame><text:span text:style-name="T504">(each particle has one unit of mass)</text:span><text:span text:style-name="T511">.</text:span></text:p>
      <text:p text:style-name="P83">4. Compute the anisotropy, <text:span text:style-name="T583">as described below.</text:span></text:p>
      <text:p text:style-name="P88"/>
      <text:p text:style-name="P87"><text:span text:style-name="T30"><draw:frame draw:style-name="fr1" draw:name="Object29" text:anchor-type="as-char" svg:y="-0.1173in" svg:width="0.2035in" svg:height="0.178in" draw:z-index="26"><draw:object xlink:href="./Object 29" xlink:type="simple" xlink:show="embed" xlink:actuate="onLoad"/><draw:image xlink:href="./ObjectReplacements/Object 29" xlink:type="simple" xlink:show="embed" xlink:actuate="onLoad"/></draw:frame></text:span><text:span text:style-name="T276">is </text:span><text:span text:style-name="T277">t</text:span><text:span text:style-name="T278">he sum of</text:span><text:span text:style-name="T279"> the</text:span><text:span text:style-name="T16"> </text:span><text:span text:style-name="T280">polar densities </text:span><text:span text:style-name="T281">in</text:span><text:span text:style-name="T275"> </text:span><text:span text:style-name="T294">angular</text:span><text:span text:style-name="T282"> section</text:span><text:span text:style-name="T25"><draw:frame draw:style-name="fr1" draw:name="Object30" text:anchor-type="as-char" svg:y="-0.1484in" svg:width="0.1283in" svg:height="0.1839in" draw:z-index="27"><draw:object xlink:href="./Object 30" xlink:type="simple" xlink:show="embed" xlink:actuate="onLoad"/><draw:image xlink:href="./ObjectReplacements/Object 30" xlink:type="simple" xlink:show="embed" xlink:actuate="onLoad"/></draw:frame></text:span><text:span text:style-name="T277">.</text:span><text:span text:style-name="T39"><draw:frame draw:style-name="fr1" draw:name="Object33" text:anchor-type="as-char" svg:y="-0.1181in" svg:width="0.2402in" svg:height="0.1783in" draw:z-index="28"><draw:object xlink:href="./Object 33" xlink:type="simple" xlink:show="embed" xlink:actuate="onLoad"/><draw:image xlink:href="./ObjectReplacements/Object 33" xlink:type="simple" xlink:show="embed" xlink:actuate="onLoad"/></draw:frame></text:span><text:span text:style-name="T284">is the sum </text:span><text:span text:style-name="T285">of polar densities </text:span><text:span text:style-name="T286">for the same angular section </text:span><text:span text:style-name="T284">for a large number of </text:span><text:span text:style-name="T287">generated</text:span><text:span text:style-name="T284"> aggregates.</text:span><text:span text:style-name="T16"> </text:span><text:span text:style-name="T288">For </text:span><text:span text:style-name="T289">the purposes of this report</text:span><text:span text:style-name="T288">, </text:span><text:span text:style-name="T290">the</text:span><text:span text:style-name="T288"> </text:span><text:span text:style-name="T31">anisotropy</text:span><text:span text:style-name="T288"> of the structure</text:span><text:span text:style-name="T291"> is quantified as the variance of </text:span><text:span text:style-name="T309">the</text:span><text:span text:style-name="T292"> </text:span><text:span text:style-name="T108">normalized </text:span><text:span text:style-name="T309">set of dat</text:span><text:span text:style-name="T321">a</text:span><text:span text:style-name="T309"><draw:frame draw:style-name="fr1" draw:name="Object41" text:anchor-type="as-char" svg:y="-0.152in" svg:width="2.1547in" svg:height="0.2134in" draw:z-index="37"><draw:object xlink:href="./Object 41" xlink:type="simple" xlink:show="embed" xlink:actuate="onLoad"/><draw:image xlink:href="./ObjectReplacements/Object 41" xlink:type="simple" xlink:show="embed" xlink:actuate="onLoad"/></draw:frame></text:span><text:span text:style-name="T34">.</text:span></text:p>
      <text:p text:style-name="P11"/>
      <text:p text:style-name="P11">Results</text:p>
      <text:p text:style-name="P16">“<text:span text:style-name="T8">I always thought the spontaneous emergence of self-organization ought to be part of physics</text:span>”</text:p>
      <text:p text:style-name="P16"><text:span text:style-name="T414">--Doyne Farmer</text:span><text:span text:style-name="T400">1</text:span></text:p>
      <text:p text:style-name="P18"/>
      <text:p text:style-name="P58"><text:span text:style-name="T441">The </text:span><text:span text:style-name="T442">results</text:span><text:span text:style-name="T441"> of this report will </text:span><text:span text:style-name="T442">be presented</text:span><text:span text:style-name="T441"> on </text:span><text:span text:style-name="T442">December </text:span><text:span text:style-name="T469">17.</text:span><text:span text:style-name="T441"> </text:span><text:span text:style-name="T443">They</text:span><text:span text:style-name="T432"> </text:span><text:span text:style-name="T433">will</text:span><text:span text:style-name="T434"> demonstrate</text:span><text:span text:style-name="T432"> </text:span><text:span text:style-name="T435">whether </text:span><text:span text:style-name="T437">the </text:span><text:span text:style-name="T444">S</text:span><text:span text:style-name="T437">imulations, </text:span><text:span text:style-name="T445">as they are described,</text:span><text:span text:style-name="T437"> have anisotropic artifacts. Particularly, this report is interested in whether</text:span><text:span text:style-name="T435"> </text:span><text:span text:style-name="T345">Simulation</text:span><text:span text:style-name="T69"> B</text:span><text:span text:style-name="T351">, </text:span><text:span text:style-name="T370">the</text:span><text:span text:style-name="T351"> proposed technique,</text:span><text:span text:style-name="T69"> </text:span><text:span text:style-name="T346">can </text:span><text:span text:style-name="T351">be a drop-in replacement for </text:span><text:span text:style-name="T390">Landau</text:span><text:span text:style-name="T351">’s traditional</text:span><text:span text:style-name="T70"> </text:span><text:span text:style-name="T351">Simulation</text:span><text:span text:style-name="T70"> A</text:span><text:span text:style-name="T409">6</text:span><text:span text:style-name="T351">, and whether both can </text:span><text:span text:style-name="T346">be considered </text:span><text:span text:style-name="T347">to be a </text:span><text:span text:style-name="T351">realistic method</text:span><text:span text:style-name="T347"> for Diffusion Limited Aggregation</text:span><text:span text:style-name="T345">. </text:span></text:p>
      <text:p text:style-name="P32"/>
      <text:p text:style-name="P47"><text:span text:style-name="T347">This is useful for studying, perhaps, lightning strikes, or shale oil hydrolic fracturing. </text:span><text:span text:style-name="T371">I</text:span><text:span text:style-name="T347">n these situations, the </text:span><text:span text:style-name="T350">direction-dependent </text:span><text:span text:style-name="T347">effect of electrostatic attraction or gravity, respectively, on the dispersion of material needs to be understood. </text:span><text:span text:style-name="T349">If there are anisotropic artifacts in a simulation, </text:span><text:span text:style-name="T372">then</text:span><text:span text:style-name="T349"> </text:span><text:span text:style-name="T373">these artifacts</text:span><text:span text:style-name="T349"> will obstruct </text:span><text:span text:style-name="T374">the</text:span><text:span text:style-name="T350"> </text:span><text:span text:style-name="T349">physical accuracy </text:span><text:span text:style-name="T375">of the simulation</text:span><text:span text:style-name="T349">.</text:span></text:p>
      <text:p text:style-name="P33"/>
      <text:p text:style-name="P14"><text:span text:style-name="T100">F</text:span><text:span text:style-name="T80">uture work</text:span></text:p>
      <text:p text:style-name="P34"/>
      <text:p text:style-name="P59"><text:span text:style-name="T348">A</text:span><text:span text:style-name="T351">dditional work </text:span><text:span text:style-name="T378">could:</text:span></text:p>
      <text:list xml:id="list2027418296" text:style-name="L6">
        <text:list-item>
          <text:p text:style-name="P102"><text:span text:style-name="T351">measure the fractal dimension </text:span><text:span text:style-name="T377">of each Simulation</text:span><text:span text:style-name="T351">. </text:span><text:span text:style-name="T376">To do so, the box counting method</text:span><text:span text:style-name="T411">6</text:span><text:span text:style-name="T376"> could be applied.</text:span></text:p>
        </text:list-item>
        <text:list-item>
          <text:p text:style-name="P103"><text:span text:style-name="T378">a</text:span><text:span text:style-name="T446">pply additional optimizations such as parallel processing and evaluate runtime </text:span><text:span text:style-name="T447">speeds</text:span><text:span text:style-name="T446">.</text:span></text:p>
        </text:list-item>
        <text:list-item>
          <text:p text:style-name="P104"><text:span text:style-name="T462">d</text:span><text:span text:style-name="T449">iffer</text:span><text:span text:style-name="T448"> particle sizes </text:span><text:span text:style-name="T449">with respect to the size of the</text:span><text:span text:style-name="T448"> lattice </text:span><text:span text:style-name="T449">to try to curb anisotropy.</text:span></text:p>
        </text:list-item>
        <text:list-item>
          <text:p text:style-name="P105"><text:span text:style-name="T382">change</text:span><text:span text:style-name="T380"> the shape o</text:span><text:span text:style-name="T448">f </text:span><text:span text:style-name="T452">the </text:span><text:span text:style-name="T448">particle </text:span><text:span text:style-name="T452">source</text:span><text:span text:style-name="T448">, </text:span><text:span text:style-name="T450">which could be useful to achieve </text:span><text:span text:style-name="T451">deliberately anisotropic</text:span><text:span text:style-name="T450"> shapes such as coral</text:span><text:span text:style-name="T448">. </text:span><text:span text:style-name="T74">B</text:span><text:span text:style-name="T379"> offers </text:span><text:span text:style-name="T381">plenty of </text:span><text:span text:style-name="T379">flexibility </text:span><text:span text:style-name="T382">to </text:span><text:span text:style-name="T389">do so.</text:span></text:p>
        </text:list-item>
        <text:list-item>
          <text:p text:style-name="P106"><text:span text:style-name="T463">d</text:span><text:span text:style-name="T453">iscover the optimal </text:span><text:span text:style-name="T454">balance of the</text:span><text:span text:style-name="T454"><draw:frame draw:style-name="fr1" draw:name="Object42" text:anchor-type="as-char" svg:y="-0.1484in" svg:width="0.202in" svg:height="0.2091in" draw:z-index="38"><draw:object xlink:href="./Object 42" xlink:type="simple" xlink:show="embed" xlink:actuate="onLoad"/><draw:image xlink:href="./ObjectReplacements/Object 42" xlink:type="simple" xlink:show="embed" xlink:actuate="onLoad"/></draw:frame></text:span><text:span text:style-name="T454">parameter </text:span><text:span text:style-name="T455">that</text:span><text:span text:style-name="T454"> realize</text:span><text:span text:style-name="T456">s</text:span><text:span text:style-name="T454"> DLA while maximizing performance.</text:span></text:p>
        </text:list-item>
        <text:list-item>
          <text:p text:style-name="P107"><text:span text:style-name="T464">d</text:span><text:span text:style-name="T460">evelop</text:span><text:span text:style-name="T458"> </text:span><text:span text:style-name="T460">alternative</text:span><text:span text:style-name="T457"> </text:span><text:span text:style-name="T458">techniques</text:span><text:span text:style-name="T457"> </text:span><text:span text:style-name="T459">that allows for a high</text:span><text:span text:style-name="T459"><draw:frame draw:style-name="fr1" draw:name="Object43" text:anchor-type="as-char" svg:y="-0.1484in" svg:width="0.202in" svg:height="0.2091in" draw:z-index="39"><draw:object xlink:href="./Object 43" xlink:type="simple" xlink:show="embed" xlink:actuate="onLoad"/><draw:image xlink:href="./ObjectReplacements/Object 43" xlink:type="simple" xlink:show="embed" xlink:actuate="onLoad"/></draw:frame></text:span><text:span text:style-name="T461">parameter but still sorts collisions in a statistically realistic order. </text:span><text:span text:style-name="T471">One could try ad</text:span><text:span text:style-name="T472">o</text:span><text:span text:style-name="T471">pting </text:span><text:span text:style-name="T472">a hybrid-</text:span><text:span text:style-name="T471"><draw:frame draw:style-name="fr1" draw:name="Object62" text:anchor-type="as-char" svg:y="-0.1484in" svg:width="0.202in" svg:height="0.2091in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472">strategy that enables particles far from the aggregate to behave as if</text:span><text:span text:style-name="T472"><draw:frame draw:style-name="fr1" draw:name="Object63" text:anchor-type="as-char" svg:y="-0.1484in" svg:width="0.202in" svg:height="0.2091in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472"> is high, while particles close to the aggregate behave as if</text:span><text:span text:style-name="T472"><draw:frame draw:style-name="fr1" draw:name="Object64" text:anchor-type="as-char" svg:y="-0.1484in" svg:width="0.202in" svg:height="0.2091in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472">is low.</text:span></text:p>
        </text:list-item>
      </text:list>
      <text:p text:style-name="P62"><text:span text:style-name="T461">T</text:span><text:span text:style-name="T418">hese problems need to be researched to complete this line of inquiry.</text:span></text:p>
      <text:p text:style-name="P89">Bibliography</text:p>
      <text:p text:style-name="P3"/>
      <text:p text:style-name="P66">[1] Gleick, James. Chaos: Making a New Science. The Folio Society, 2015. </text:p>
      <text:p text:style-name="P3"><text:span text:style-name="T396">[</text:span><text:span text:style-name="T473">2</text:span><text:span text:style-name="T396">] “Brownian Motion.” Encyclopædia Britannica, Encyclopædia Britannica, Inc., www.britannica.com/science/Brownian-motion. </text:span></text:p>
      <text:p text:style-name="P67"><text:span text:style-name="T473">[3] </text:span>Wirtz, Franz-Josef. “Diffusion-Limited Aggregation and Its Simulation.” Mar. 2010, www.gut-wirtz.de/dla/. </text:p>
      <text:p text:style-name="P68"><text:span text:style-name="T579">[4] </text:span>Taboga, Marco. <text:span text:style-name="T7">Linear Combinations of Normal Random Variables</text:span>. www.statlect.com/probability-distributions/normal-distribution-linear-combinations. </text:p>
      <text:p text:style-name="P69">[5] Halsey, Thomas <text:s/>C. “DIFFUSION-LIMITED AGGREGATION: A MODEL FOR PATTERN FORMATION.” Physicstoday.com, 2000, physicstoday.scitation.org/doi/pdf/10.1063/1.1333284. </text:p>
      <text:p text:style-name="P70"><text:span text:style-name="T580">[6] </text:span>Landau, Rubin H. <text:span text:style-name="T7">A Survey of Computational Physics: Introductory Computational Science</text:span>. Princeton University Press, 2008. </text:p>
      <text:p text:style-name="P71"><text:span text:style-name="T499">[7] </text:span>Anagnostopoulos, Konstantinos N. <text:span text:style-name="T7">Computational Physics: a Practical Introduction to Computational Physics and Scientific Computing (Using C++)</text:span>. National Technical University of Athens, 2016. </text:p>
      <text:p text:style-name="P43"><text:span text:style-name="T581">[8] </text:span><text:span text:style-name="T7">The Two-Dimensional Diffusion Equation</text:span>, Scipython, 2016, scipython.com/book/chapter-7-matplotlib/examples/the-two-dimensional-diffusion-equation/. </text:p>
      <text:p text:style-name="P72"><text:span text:style-name="T515">[9] </text:span>Vinals, Jorge. <text:span text:style-name="T7">The Crank-Nicholson Algorithm for Parabolic Partial Differential Equations</text:span>. Github, 30 Oct. 2020, github.umn.edu/vinals/PHYS4041-2020. </text:p>
      <text:p text:style-name="P60"><text:span text:style-name="T569">[10] </text:span>“Successive over-Relaxation.” <text:span text:style-name="T7">Wikipedia</text:span>, Wikimedia Foundation, 6 Aug. 2020, en.wikipedia.org/wiki/Successive_over-relaxation. </text:p>
      <text:p text:style-name="P60"><text:span text:style-name="T569">[11] </text:span>“Alternating Direction Implicit Method.” <text:span text:style-name="T7">Wikipedia</text:span>, Wikimedia Foundation, 29 Aug. 2020, en.wikipedia.org/wiki/Alternating_direction_implicit_method. </text:p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28T17:34:52.417353319</dc:date>
    <meta:editing-duration>P13DT6H39M41S</meta:editing-duration>
    <meta:editing-cycles>1077</meta:editing-cycles>
    <meta:document-statistic meta:table-count="0" meta:image-count="0" meta:object-count="64" meta:page-count="6" meta:paragraph-count="102" meta:word-count="2582" meta:character-count="16758" meta:non-whitespace-character-count="14273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sup>
          <mi>e</mi>
          <mrow>
            <mrow>
              <mo stretchy="false">−</mo>
              <msup>
                <mi>s</mi>
                <mn>2</mn>
              </msup>
            </mrow>
            <mo stretchy="false">/</mo>
            <mrow>
              <mo fence="true" stretchy="false">(</mo>
              <mrow>
                <mrow>
                  <mn>4</mn>
                  <mi mathvariant="italic">Dt</mi>
                </mrow>
              </mrow>
              <mo fence="true" stretchy="false">)</mo>
            </mrow>
          </mrow>
        </msup>
        <mrow>
          <mn>2</mn>
          <msqrt>
            <mrow>
              <mi>π</mi>
              <mi mathvariant="italic">Dt</mi>
            </mrow>
          </msqrt>
        </mrow>
      </mfrac>
    </mrow>
    <annotation encoding="StarMath 5.0">P={e^{-s^2/(4Dt)}} over {2sqrt{ %pi Dt}}</annotation>
  </semantics>
</math>
</file>

<file path=Object 10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subsup>
    <annotation encoding="StarMath 5.0">u^(n+1)_{i,j}</annotation>
  </semantics>
</math>
</file>

<file path=Object 11/content.xml><?xml version="1.0" encoding="utf-8"?>
<math xmlns="http://www.w3.org/1998/Math/MathML" display="block">
  <semantics>
    <mrow>
      <mo fence="true" stretchy="false">[</mo>
      <mrow>
        <msubsup>
          <mi>u</mi>
          <mrow>
            <mi>i</mi>
            <mi>,</mi>
            <mi>j</mi>
          </mrow>
          <mrow>
            <mo fence="true" stretchy="false">(</mo>
            <mrow>
              <mi>n</mi>
            </mrow>
            <mo fence="true" stretchy="false">)</mo>
          </mrow>
        </msubsup>
      </mrow>
      <mo fence="true" stretchy="false">]</mo>
    </mrow>
    <annotation encoding="StarMath 5.0">[u^(n)_{i,j}]</annotation>
  </semantics>
</math>
</file>

<file path=Object 12/content.xml><?xml version="1.0" encoding="utf-8"?>
<math xmlns="http://www.w3.org/1998/Math/MathML" display="block">
  <semantics>
    <mrow>
      <mrow>
        <msubsup>
          <mi>u</mi>
          <mrow>
            <mi>i</mi>
            <mi>,</mi>
            <mi>j</mi>
          </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sup>
        <mo stretchy="false">=</mo>
        <mrow>
          <msubsup>
            <mi>u</mi>
            <mrow>
              <mi>i</mi>
              <mi>,</mi>
              <mi>j</mi>
            </mrow>
            <mrow>
              <mo fence="true" stretchy="false">(</mo>
              <mrow>
                <mi>n</mi>
              </mrow>
              <mo fence="true" stretchy="false">)</mo>
            </mrow>
          </msubsup>
          <mo stretchy="false">+</mo>
          <mi mathvariant="italic">DΔt</mi>
        </mrow>
      </mrow>
      <mrow>
        <mo fence="true" stretchy="false">[</mo>
        <mrow>
          <mrow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x</mi>
                <mn>2</mn>
              </msup>
            </mfrac>
            <mo stretchy="false">+</mo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y</mi>
                <mn>2</mn>
              </msup>
            </mfrac>
          </mrow>
        </mrow>
        <mo fence="true" stretchy="false">]</mo>
      </mrow>
    </mrow>
    <annotation encoding="StarMath 5.0">u^(n+1)_{i,j} = u^{(n)}_{i,j}+DΔt[{u^{(n)}_{i+1,j} −2u^{(n)}_{i,j} +u^(n)_{i−1,j} } over {Δx^2} + { u^{(n)}_{i+1,j} −2u^{(n)}_{i,j} +u^(n)_{i−1,j} } over {Δy^2}]</annotation>
  </semantics>
</math>
</file>

<file path=Object 13/content.xml><?xml version="1.0" encoding="utf-8"?>
<math xmlns="http://www.w3.org/1998/Math/MathML" display="block">
  <semantics>
    <mrow>
      <mi mathvariant="italic">Δt</mi>
      <mo stretchy="false">&lt;</mo>
      <mfrac>
        <msup>
          <mrow>
            <mo fence="true" stretchy="false">(</mo>
            <mrow>
              <mi mathvariant="italic">ΔxΔy</mi>
            </mrow>
            <mo fence="true" stretchy="false">)</mo>
          </mrow>
          <mn>2</mn>
        </msup>
        <mrow>
          <msup>
            <mi mathvariant="italic">Δx</mi>
            <mn>2</mn>
          </msup>
          <mo stretchy="false">+</mo>
          <msup>
            <mi mathvariant="italic">Δy</mi>
            <mn>2</mn>
          </msup>
        </mrow>
      </mfrac>
    </mrow>
    <annotation encoding="StarMath 5.0">Δt &lt; { (ΔxΔy)^2 } over {Δx^2+Δy^2}</annotation>
  </semantics>
</math>
</file>

<file path=Object 14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i>n</mi>
        </mrow>
        <mo fence="true" stretchy="false">)</mo>
      </mrow>
    </msubsup>
    <annotation encoding="StarMath 5.0">u^(n)_{i,j}</annotation>
  </semantics>
</math>
</file>

<file path=Object 15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16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i>n</mi>
        </mrow>
        <mo fence="true" stretchy="false">)</mo>
      </mrow>
    </msubsup>
    <annotation encoding="StarMath 5.0">u^(n)_{i,j}</annotation>
  </semantics>
</math>
</file>

<file path=Object 17/content.xml><?xml version="1.0" encoding="utf-8"?>
<math xmlns="http://www.w3.org/1998/Math/MathML" display="block">
  <semantics>
    <mrow>
      <mi mathvariant="italic">collapse</mi>
      <mrow>
        <mrow>
          <mo fence="true" stretchy="false">(</mo>
          <mrow>
            <msubsup>
              <mi>u</mi>
              <mrow>
                <mi>i</mi>
                <mi>,</mi>
                <mi>j</mi>
              </mrow>
              <mrow>
                <mo fence="true" stretchy="false">(</mo>
                <mrow>
                  <mi>n</mi>
                </mrow>
                <mo fence="true" stretchy="false">)</mo>
              </mrow>
            </msubsup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space width="6em"/>
                    <mi mathvariant="italic">with</mi>
                    <msubsup>
                      <mi>u</mi>
                      <mrow>
                        <mi>i</mi>
                        <mi>,</mi>
                        <mi>j</mi>
                      </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subsup>
                    <mi mathvariant="italic">probability</mi>
                  </mrow>
                </mtd>
              </mtr>
              <mtr>
                <mtd>
                  <mrow>
                    <mn>0</mn>
                    <mspace width="34em"/>
                    <mi>o</mi>
                    <mi>.</mi>
                    <mi>w</mi>
                    <mi>.</mi>
                  </mrow>
                </mtd>
              </mtr>
            </mtable>
          </mrow>
        </mrow>
      </mrow>
    </mrow>
    <annotation encoding="StarMath 5.0">collapse( u^(n)_{i,j} ) =  left lbrace binom {1 ~~~with u^{(n)}_{i,j} probability} {0 ~~~~~~~~~~~~~~~~~o.w.} right none</annotation>
  </semantics>
</math>
</file>

<file path=Object 18/content.xml><?xml version="1.0" encoding="utf-8"?>
<math xmlns="http://www.w3.org/1998/Math/MathML" display="block">
  <semantics>
    <mrow>
      <msub>
        <mi>k</mi>
        <mi>t</mi>
      </msub>
      <mo stretchy="false">=</mo>
      <mn>1</mn>
    </mrow>
    <annotation encoding="StarMath 5.0">k_t=1</annotation>
  </semantics>
</math>
</file>

<file path=Object 19/content.xml><?xml version="1.0" encoding="utf-8"?>
<math xmlns="http://www.w3.org/1998/Math/MathML" display="block">
  <semantics>
    <mrow>
      <msub>
        <mi>k</mi>
        <mi>t</mi>
      </msub>
      <mo stretchy="false">&gt;</mo>
      <mn>1</mn>
    </mrow>
    <annotation encoding="StarMath 5.0">k_t &gt; 1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subsup>
          <mo stretchy="false">∫</mo>
          <mrow>
            <mo stretchy="false">−</mo>
            <mn>1</mn>
          </mrow>
          <mn>1</mn>
        </msubsup>
        <mrow>
          <msub>
            <mi>G</mi>
            <mn>1</mn>
          </msub>
          <mrow>
            <mo fence="true" stretchy="false">(</mo>
            <mrow>
              <mi>x</mi>
            </mrow>
            <mo fence="true" stretchy="false">)</mo>
          </mrow>
          <mi>cos</mi>
          <mi>x</mi>
          <mi mathvariant="italic">dx</mi>
        </mrow>
      </mrow>
    </mrow>
    <annotation encoding="StarMath 5.0">x = int_{-1}^1{ G_1(x)cos{x}dx } </annotation>
  </semantics>
</math>
</file>

<file path=Object 20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21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22/content.xml><?xml version="1.0" encoding="utf-8"?>
<math xmlns="http://www.w3.org/1998/Math/MathML" display="block">
  <semantics>
    <mi>ρ</mi>
    <annotation encoding="StarMath 5.0"> %rho 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i>Δ</mi>
      <mi>θ</mi>
    </mrow>
    <annotation encoding="StarMath 5.0">Δ%theta</annotation>
  </semantics>
</math>
</file>

<file path=Object 25/content.xml><?xml version="1.0" encoding="utf-8"?>
<math xmlns="http://www.w3.org/1998/Math/MathML" display="block">
  <semantics>
    <mi mathvariant="italic">Δr</mi>
    <annotation encoding="StarMath 5.0">Δr</annotation>
  </semantics>
</math>
</file>

<file path=Object 26/content.xml><?xml version="1.0" encoding="utf-8"?>
<math xmlns="http://www.w3.org/1998/Math/MathML" display="block">
  <semantics>
    <mfrac>
      <msub>
        <mi mathvariant="italic">Δa</mi>
        <mrow>
          <mi>i</mi>
          <mi>,</mi>
          <mi>j</mi>
        </mrow>
      </msub>
      <msub>
        <mi mathvariant="italic">ΔA</mi>
        <mrow>
          <mi>i</mi>
          <mi>,</mi>
          <mi>j</mi>
        </mrow>
      </msub>
    </mfrac>
    <annotation encoding="StarMath 5.0">Δa_{i,j} over ΔA_{i,j}</annotation>
  </semantics>
</math>
</file>

<file path=Object 27/content.xml><?xml version="1.0" encoding="utf-8"?>
<math xmlns="http://www.w3.org/1998/Math/MathML" display="block">
  <semantics>
    <msub>
      <mi mathvariant="italic">Δa</mi>
      <mrow>
        <mi>i</mi>
        <mi>,</mi>
        <mi>j</mi>
      </mrow>
    </msub>
    <annotation encoding="StarMath 5.0">Δa_{ i,j}</annotation>
  </semantics>
</math>
</file>

<file path=Object 28/content.xml><?xml version="1.0" encoding="utf-8"?>
<math xmlns="http://www.w3.org/1998/Math/MathML" display="block">
  <semantics>
    <msub>
      <mi mathvariant="italic">ΔA</mi>
      <mrow>
        <mi>i</mi>
        <mi>,</mi>
        <mi>j</mi>
      </mrow>
    </msub>
    <annotation encoding="StarMath 5.0">ΔA_{i,j }</annotation>
  </semantics>
</math>
</file>

<file path=Object 29/content.xml><?xml version="1.0" encoding="utf-8"?>
<math xmlns="http://www.w3.org/1998/Math/MathML" display="block">
  <semantics>
    <msub>
      <mi>ϕ</mi>
      <mi>i</mi>
    </msub>
    <annotation encoding="StarMath 5.0">%phi_i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subsup>
          <mo stretchy="false">∫</mo>
          <mrow>
            <mo stretchy="false">−</mo>
            <mn>1</mn>
          </mrow>
          <mn>1</mn>
        </msubsup>
        <mrow>
          <msub>
            <mi>G</mi>
            <mn>2</mn>
          </msub>
          <mrow>
            <mo fence="true" stretchy="false">(</mo>
            <mrow>
              <mi>y</mi>
            </mrow>
            <mo fence="true" stretchy="false">)</mo>
          </mrow>
          <mi>sin</mi>
          <mi>x</mi>
          <mi mathvariant="italic">dx</mi>
        </mrow>
      </mrow>
    </mrow>
    <annotation encoding="StarMath 5.0">y=int_{-1}^{1}{ G_2(y)sin{x}dx }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sub>
      <mi>θ</mi>
      <mi>i</mi>
    </msub>
    <annotation encoding="StarMath 5.0">%theta_i</annotation>
  </semantics>
</math>
</file>

<file path=Object 32/content.xml><?xml version="1.0" encoding="utf-8"?>
<math xmlns="http://www.w3.org/1998/Math/MathML" display="block">
  <semantics>
    <mrow>
      <msub>
        <mi>θ</mi>
        <mi>i</mi>
      </msub>
      <mo stretchy="false">+</mo>
      <msub>
        <mi>θ</mi>
        <mrow>
          <mi>i</mi>
          <mo stretchy="false">+</mo>
          <mn>1</mn>
        </mrow>
      </msub>
    </mrow>
    <annotation encoding="StarMath 5.0">%theta_i +%theta_{ i+1 }</annotation>
  </semantics>
</math>
</file>

<file path=Object 33/content.xml><?xml version="1.0" encoding="utf-8"?>
<math xmlns="http://www.w3.org/1998/Math/MathML" display="block">
  <semantics>
    <msub>
      <mi mathvariant="normal">Φ</mi>
      <mi>i</mi>
    </msub>
    <annotation encoding="StarMath 5.0">%PHI_i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i>j</mi>
    <annotation encoding="StarMath 5.0">j</annotation>
  </semantics>
</math>
</file>

<file path=Object 36/content.xml><?xml version="1.0" encoding="utf-8"?>
<math xmlns="http://www.w3.org/1998/Math/MathML" display="block">
  <semantics>
    <mi>j</mi>
    <annotation encoding="StarMath 5.0">j</annotation>
  </semantics>
</math>
</file>

<file path=Object 37/content.xml><?xml version="1.0" encoding="utf-8"?>
<math xmlns="http://www.w3.org/1998/Math/MathML" display="block">
  <semantics>
    <mrow>
      <mi>j</mi>
      <mo stretchy="false">+</mo>
      <mn>1</mn>
    </mrow>
    <annotation encoding="StarMath 5.0">j+1</annotation>
  </semantics>
</math>
</file>

<file path=Object 38/content.xml><?xml version="1.0" encoding="utf-8"?>
<math xmlns="http://www.w3.org/1998/Math/MathML" display="block">
  <semantics>
    <mrow>
      <mi>n</mi>
      <mo stretchy="false">+</mo>
      <mn>1</mn>
    </mrow>
    <annotation encoding="StarMath 5.0">n+1</annotation>
  </semantics>
</math>
</file>

<file path=Object 39/content.xml><?xml version="1.0" encoding="utf-8"?>
<math xmlns="http://www.w3.org/1998/Math/MathML" display="block">
  <semantics>
    <mn>0</mn>
    <annotation encoding="StarMath 5.0">0</annotation>
  </semantics>
</math>
</file>

<file path=Object 4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row>
      <mi mathvariant="italic">normalize</mi>
      <mrow>
        <mo fence="true" stretchy="false">(</mo>
        <mrow>
          <mrow>
            <mo stretchy="false">{</mo>
            <msub>
              <mi mathvariant="normal">Φ</mi>
              <mi>i</mi>
            </msub>
            <mrow>
              <mo fence="true" stretchy="true">|</mo>
              <mrow/>
            </mrow>
            <mi mathvariant="italic">for</mi>
            <mi mathvariant="italic">all</mi>
            <mrow>
              <mi>i</mi>
              <mo stretchy="false">∈</mo>
              <mn>0.</mn>
            </mrow>
            <mi>.</mi>
            <mi>n</mi>
            <mo stretchy="false">}</mo>
          </mrow>
        </mrow>
        <mo fence="true" stretchy="false">)</mo>
      </mrow>
    </mrow>
    <annotation encoding="StarMath 5.0">normalize(\{ %PHI_i  left lline right none for all i in 0..n \})</annotation>
  </semantics>
</math>
</file>

<file path=Object 42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43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44/content.xml><?xml version="1.0" encoding="utf-8"?>
<math xmlns="http://www.w3.org/1998/Math/MathML" display="block">
  <semantics>
    <mrow>
      <mi>D</mi>
      <mo stretchy="false">=</mo>
      <mn>1</mn>
    </mrow>
    <annotation encoding="StarMath 5.0">D=1</annotation>
  </semantics>
</math>
</file>

<file path=Object 45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i>y</mi>
    <annotation encoding="StarMath 5.0">y</annotation>
  </semantics>
</math>
</file>

<file path=Object 47/content.xml><?xml version="1.0" encoding="utf-8"?>
<math xmlns="http://www.w3.org/1998/Math/MathML" display="block">
  <semantics>
    <mi>x</mi>
    <annotation encoding="StarMath 5.0">x</annotation>
  </semantics>
</math>
</file>

<file path=Object 48/content.xml><?xml version="1.0" encoding="utf-8"?>
<math xmlns="http://www.w3.org/1998/Math/MathML" display="block">
  <semantics>
    <mi>y</mi>
    <annotation encoding="StarMath 5.0">y</annotation>
  </semantics>
</math>
</file>

<file path=Object 49/content.xml><?xml version="1.0" encoding="utf-8"?>
<math xmlns="http://www.w3.org/1998/Math/MathML" display="block">
  <semantics>
    <mn>0</mn>
    <annotation encoding="StarMath 5.0">0</annotation>
  </semantics>
</math>
</file>

<file path=Object 5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51/content.xml><?xml version="1.0" encoding="utf-8"?>
<math xmlns="http://www.w3.org/1998/Math/MathML" display="block">
  <semantics>
    <mn>0</mn>
    <annotation encoding="StarMath 5.0">0</annotation>
  </semantics>
</math>
</file>

<file path=Object 52/content.xml><?xml version="1.0" encoding="utf-8"?>
<math xmlns="http://www.w3.org/1998/Math/MathML" display="block">
  <semantics>
    <mn>1</mn>
    <annotation encoding="StarMath 5.0">1</annotation>
  </semantics>
</math>
</file>

<file path=Object 53/content.xml><?xml version="1.0" encoding="utf-8"?>
<math xmlns="http://www.w3.org/1998/Math/MathML" display="block">
  <semantics>
    <mn>1</mn>
    <annotation encoding="StarMath 5.0">1</annotation>
  </semantics>
</math>
</file>

<file path=Object 54/content.xml><?xml version="1.0" encoding="utf-8"?>
<math xmlns="http://www.w3.org/1998/Math/MathML" display="block">
  <semantics>
    <mn>0</mn>
    <annotation encoding="StarMath 5.0">0</annotation>
  </semantics>
</math>
</file>

<file path=Object 55/content.xml><?xml version="1.0" encoding="utf-8"?>
<math xmlns="http://www.w3.org/1998/Math/MathML" display="block">
  <semantics>
    <mn>1</mn>
    <annotation encoding="StarMath 5.0">1</annotation>
  </semantics>
</math>
</file>

<file path=Object 56/content.xml><?xml version="1.0" encoding="utf-8"?>
<math xmlns="http://www.w3.org/1998/Math/MathML" display="block">
  <semantics>
    <mrow>
      <mi mathvariant="normal">Δ</mi>
      <mi>a</mi>
    </mrow>
    <annotation encoding="StarMath 5.0">%DELTA a</annotation>
  </semantics>
</math>
</file>

<file path=Object 57/content.xml><?xml version="1.0" encoding="utf-8"?>
<math xmlns="http://www.w3.org/1998/Math/MathML" display="block">
  <semantics>
    <msub>
      <mi>r</mi>
      <mi>α</mi>
    </msub>
    <annotation encoding="StarMath 5.0">r_%alpha</annotation>
  </semantics>
</math>
</file>

<file path=Object 58/content.xml><?xml version="1.0" encoding="utf-8"?>
<math xmlns="http://www.w3.org/1998/Math/MathML" display="block">
  <semantics>
    <mrow>
      <mn>2</mn>
      <msub>
        <mi>r</mi>
        <mi>α</mi>
      </msub>
    </mrow>
    <annotation encoding="StarMath 5.0">2r_%alpha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ρ</mi>
    <annotation encoding="StarMath 5.0"> %rho </annotation>
  </semantics>
</math>
</file>

<file path=Object 60/content.xml><?xml version="1.0" encoding="utf-8"?>
<math xmlns="http://www.w3.org/1998/Math/MathML" display="block">
  <semantics>
    <mi>s</mi>
    <annotation encoding="StarMath 5.0">s</annotation>
  </semantics>
</math>
</file>

<file path=Object 61/content.xml><?xml version="1.0" encoding="utf-8"?>
<math xmlns="http://www.w3.org/1998/Math/MathML" display="block">
  <semantics>
    <mi>t</mi>
    <annotation encoding="StarMath 5.0">t</annotation>
  </semantics>
</math>
</file>

<file path=Object 62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63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64/content.xml><?xml version="1.0" encoding="utf-8"?>
<math xmlns="http://www.w3.org/1998/Math/MathML" display="block">
  <semantics>
    <msub>
      <mi>k</mi>
      <mi>t</mi>
    </msub>
    <annotation encoding="StarMath 5.0">k_t</annotation>
  </semantics>
</math>
</file>

<file path=Object 7/content.xml><?xml version="1.0" encoding="utf-8"?>
<math xmlns="http://www.w3.org/1998/Math/MathML" display="block">
  <semantics>
    <mrow>
      <mi>D</mi>
      <mo stretchy="false">=</mo>
      <mn>1</mn>
    </mrow>
    <annotation encoding="StarMath 5.0">D=1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i>D</mi>
      </mrow>
      <mrow>
        <mo fence="true" stretchy="false">(</mo>
        <mrow>
          <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x</mi>
                  <mn>2</mn>
                </msup>
              </mrow>
            </mfrac>
            <mo stretchy="false">+</mo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y</mi>
                  <mn>2</mn>
                </msup>
              </mrow>
            </mfrac>
          </mrow>
        </mrow>
        <mo fence="true" stretchy="false">)</mo>
      </mrow>
    </mrow>
    <annotation encoding="StarMath 5.0">{partial{ U }} over { partial{t}}=D( {partial^2{U}} over {partial{x}^2}+{partial^2{U}} over {partial{y}^2} ) </annotation>
  </semantics>
</math>
</file>

<file path=Object 9/content.xml><?xml version="1.0" encoding="utf-8"?>
<math xmlns="http://www.w3.org/1998/Math/MathML" display="block">
  <semantics>
    <mrow>
      <mrow>
        <mfrac>
          <mrow>
            <msubsup>
              <mi>u</mi>
              <mrow>
                <mi>i</mi>
                <mi>,</mi>
                <mi>j</mi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bsup>
            <mi>−</mi>
            <msubsup>
              <mi>u</mi>
              <mrow>
                <mi>i</mi>
                <mi>,</mi>
                <mi>j</mi>
              </mrow>
              <mrow>
                <mo fence="true" stretchy="false">(</mo>
                <mrow>
                  <mi>n</mi>
                </mrow>
                <mo fence="true" stretchy="false">)</mo>
              </mrow>
            </msubsup>
          </mrow>
          <mi mathvariant="italic">Δt</mi>
        </mfrac>
        <mo stretchy="false">=</mo>
        <mi>D</mi>
      </mrow>
      <mrow>
        <mo fence="true" stretchy="false">[</mo>
        <mrow>
          <mrow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x</mi>
                <mn>2</mn>
              </msup>
            </mfrac>
            <mo stretchy="false">+</mo>
            <mfrac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,</mi>
                    <mi>j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  <mi>−</mi>
                <mn>2</mn>
                <mrow>
                  <msubsup>
                    <mi>u</mi>
                    <mrow>
                      <mi>i</mi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−</mi>
                      <mn>1</mn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sup>
                <mi mathvariant="italic">Δy</mi>
                <mn>2</mn>
              </msup>
            </mfrac>
          </mrow>
        </mrow>
        <mo fence="true" stretchy="false">]</mo>
      </mrow>
    </mrow>
    <annotation encoding="StarMath 5.0">{u^(n+1)_{i,j} −u^(n)_{i,j}}over{Δt} =D[{u^{(n)}_{i+1,j} −2u^{(n)}_{i,j} +u^(n)_{i−1,j} } over {Δx^2} +{u^{(n)}_{i+1,j} −2u^{(n)}_{i,j} +u^(n)_{i−1,j} } over {Δy^2}]</annotation>
  </semantics>
</math>
</file>